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4cm"/>
    </style:style>
    <style:style style:name="co2" style:family="table-column">
      <style:table-column-properties fo:break-before="auto" style:column-width="1.993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6.041cm"/>
    </style:style>
    <style:style style:name="co6" style:family="table-column">
      <style:table-column-properties fo:break-before="auto" style:column-width="2.145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607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4.306cm"/>
    </style:style>
    <style:style style:name="co13" style:family="table-column">
      <style:table-column-properties fo:break-before="auto" style:column-width="1.725cm"/>
    </style:style>
    <style:style style:name="co14" style:family="table-column">
      <style:table-column-properties fo:break-before="auto" style:column-width="1.531cm"/>
    </style:style>
    <style:style style:name="co15" style:family="table-column">
      <style:table-column-properties fo:break-before="auto" style:column-width="1.919cm"/>
    </style:style>
    <style:style style:name="co16" style:family="table-column">
      <style:table-column-properties fo:break-before="auto" style:column-width="2.946cm"/>
    </style:style>
    <style:style style:name="co17" style:family="table-column">
      <style:table-column-properties fo:break-before="auto" style:column-width="4.694cm"/>
    </style:style>
    <style:style style:name="co18" style:family="table-column">
      <style:table-column-properties fo:break-before="auto" style:column-width="2.418cm"/>
    </style:style>
    <style:style style:name="co19" style:family="table-column">
      <style:table-column-properties fo:break-before="auto" style:column-width="1.337cm"/>
    </style:style>
    <style:style style:name="co20" style:family="table-column">
      <style:table-column-properties fo:break-before="auto" style:column-width="1.169cm"/>
    </style:style>
    <style:style style:name="co21" style:family="table-column">
      <style:table-column-properties fo:break-before="auto" style:column-width="1.281cm"/>
    </style:style>
    <style:style style:name="co22" style:family="table-column">
      <style:table-column-properties fo:break-before="auto" style:column-width="1.5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 style:data-style-name="N2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>
        <table:iteration table:status="enable" table:steps="1" table:maximum-difference="2"/>
      </table:calculation-settings>
      <table:table table:name="Facturació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229" table:default-cell-style-name="ce2"/>
        <table:table-column table:style-name="co8" table:number-columns-repeated="785" table:default-cell-style-name="ce2"/>
        <table:table-row table:style-name="ro1">
          <table:table-cell table:style-name="ce1" office:value-type="string">
            <text:p>codi_client</text:p>
          </table:table-cell>
          <table:table-cell table:style-name="ce5" office:value-type="string">
            <text:p>factura</text:p>
          </table:table-cell>
          <table:table-cell table:style-name="ce6" office:value-type="string">
            <text:p>data_fact</text:p>
          </table:table-cell>
          <table:table-cell table:style-name="ce5" office:value-type="string">
            <text:p>nom</text:p>
          </table:table-cell>
          <table:table-cell table:style-name="ce5" office:value-type="string">
            <text:p>cognoms</text:p>
          </table:table-cell>
          <table:table-cell table:style-name="ce6" office:value-type="string">
            <text:p>NIF</text:p>
          </table:table-cell>
          <table:table-cell table:style-name="ce6" office:value-type="string">
            <text:p>IVA</text:p>
          </table:table-cell>
          <table:table-cell table:style-name="ce6" office:value-type="string">
            <text:p>dte</text:p>
          </table:table-cell>
          <table:table-cell table:style-name="ce6" office:value-type="string">
            <text:p>ports</text:p>
          </table:table-cell>
          <table:table-cell table:style-name="ce6" office:value-type="string">
            <text:p>f_pag</text:p>
          </table:table-cell>
          <table:table-cell table:style-name="ce6" office:value-type="string">
            <text:p>import</text:p>
          </table:table-cell>
          <table:table-cell table:style-name="ce14" table:number-columns-repeated="1012"/>
        </table:table-row>
        <table:table-row table:style-name="ro1">
          <table:table-cell table:style-name="ce2" office:value-type="string">
            <text:p><text:s text:c="7"/>371</text:p>
          </table:table-cell>
          <table:table-cell office:value-type="string">
            <text:p>F/ 1454</text:p>
          </table:table-cell>
          <table:table-cell table:style-name="ce7" office:value-type="date" office:date-value="2009-01-01">
            <text:p>01/01/09</text:p>
          </table:table-cell>
          <table:table-cell office:value-type="string">
            <text:p>ANA</text:p>
          </table:table-cell>
          <table:table-cell office:value-type="string">
            <text:p>ADELL GARRAS</text:p>
          </table:table-cell>
          <table:table-cell table:style-name="ce8" office:value-type="string">
            <text:p>81210320-A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60.78">
            <text:p>160,7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81</text:p>
          </table:table-cell>
          <table:table-cell office:value-type="string">
            <text:p>F/ 1836</text:p>
          </table:table-cell>
          <table:table-cell table:style-name="ce7" office:value-type="date" office:date-value="2009-12-12">
            <text:p>12/12/09</text:p>
          </table:table-cell>
          <table:table-cell office:value-type="string">
            <text:p>ORIOL</text:p>
          </table:table-cell>
          <table:table-cell office:value-type="string">
            <text:p>ADSEROL <text:s/>PLANET</text:p>
          </table:table-cell>
          <table:table-cell table:style-name="ce8" office:value-type="string">
            <text:p>77614175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208.21">
            <text:p>208,2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69</text:p>
          </table:table-cell>
          <table:table-cell office:value-type="string">
            <text:p>F/ 1552</text:p>
          </table:table-cell>
          <table:table-cell table:style-name="ce7" office:value-type="date" office:date-value="2009-04-04">
            <text:p>04/04/09</text:p>
          </table:table-cell>
          <table:table-cell office:value-type="string">
            <text:p>M.JOSE</text:p>
          </table:table-cell>
          <table:table-cell office:value-type="string">
            <text:p>AGUADE CASTRO</text:p>
          </table:table-cell>
          <table:table-cell table:style-name="ce8" office:value-type="string">
            <text:p>41003189-W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516.27">
            <text:p>516,2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72</text:p>
          </table:table-cell>
          <table:table-cell office:value-type="string">
            <text:p>F/ 1482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FRANCISCO</text:p>
          </table:table-cell>
          <table:table-cell office:value-type="string">
            <text:p>AGUAYO PANADES</text:p>
          </table:table-cell>
          <table:table-cell table:style-name="ce8" office:value-type="string">
            <text:p>38828642-H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996.33">
            <text:p>996,3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87</text:p>
          </table:table-cell>
          <table:table-cell office:value-type="string">
            <text:p>F/ 1488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VERONICA</text:p>
          </table:table-cell>
          <table:table-cell office:value-type="string">
            <text:p>AGUERO GUEVARA</text:p>
          </table:table-cell>
          <table:table-cell table:style-name="ce8" office:value-type="string">
            <text:p>46660988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442.56">
            <text:p>442,5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41</text:p>
          </table:table-cell>
          <table:table-cell office:value-type="string">
            <text:p>F/ 1867</text:p>
          </table:table-cell>
          <table:table-cell table:style-name="ce7" office:value-type="date" office:date-value="2009-12-26">
            <text:p>26/12/09</text:p>
          </table:table-cell>
          <table:table-cell office:value-type="string">
            <text:p>ABEL</text:p>
          </table:table-cell>
          <table:table-cell office:value-type="string">
            <text:p>AGUILAR FIGUERAS</text:p>
          </table:table-cell>
          <table:table-cell table:style-name="ce8" office:value-type="string">
            <text:p>47632022-S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589.74">
            <text:p>589,7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23</text:p>
          </table:table-cell>
          <table:table-cell office:value-type="string">
            <text:p>F/ 1693</text:p>
          </table:table-cell>
          <table:table-cell table:style-name="ce7" office:value-type="date" office:date-value="2009-08-23">
            <text:p>23/08/09</text:p>
          </table:table-cell>
          <table:table-cell office:value-type="string">
            <text:p>DAVID</text:p>
          </table:table-cell>
          <table:table-cell office:value-type="string">
            <text:p>ALANZOR RODRIGUEZ</text:p>
          </table:table-cell>
          <table:table-cell table:style-name="ce8" office:value-type="string">
            <text:p>53327414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59.57">
            <text:p>159,5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460</text:p>
          </table:table-cell>
          <table:table-cell table:style-name="ce7" office:value-type="date" office:date-value="2009-01-05">
            <text:p>05/0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8" office:value-type="string">
            <text:p>83352025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778.82">
            <text:p>778,8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463</text:p>
          </table:table-cell>
          <table:table-cell table:style-name="ce7" office:value-type="date" office:date-value="2009-01-06">
            <text:p>06/0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8" office:value-type="string">
            <text:p>83352025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677.13">
            <text:p>677,1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473</text:p>
          </table:table-cell>
          <table:table-cell table:style-name="ce7" office:value-type="date" office:date-value="2009-01-15">
            <text:p>15/0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8" office:value-type="string">
            <text:p>83352025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335.15">
            <text:p>335,1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551</text:p>
          </table:table-cell>
          <table:table-cell table:style-name="ce7" office:value-type="date" office:date-value="2009-04-04">
            <text:p>04/04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8" office:value-type="string">
            <text:p>83352025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284.74">
            <text:p>284,7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564</text:p>
          </table:table-cell>
          <table:table-cell table:style-name="ce7" office:value-type="date" office:date-value="2009-04-10">
            <text:p>10/04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8" office:value-type="string">
            <text:p>83352025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207.14">
            <text:p>207,1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597</text:p>
          </table:table-cell>
          <table:table-cell table:style-name="ce7" office:value-type="date" office:date-value="2009-05-03">
            <text:p>03/05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8" office:value-type="string">
            <text:p>83352025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857.39">
            <text:p>857,3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644</text:p>
          </table:table-cell>
          <table:table-cell table:style-name="ce7" office:value-type="date" office:date-value="2009-06-29">
            <text:p>29/06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8" office:value-type="string">
            <text:p>83352025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61.16">
            <text:p>161,1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650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8" office:value-type="string">
            <text:p>83352025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67.78">
            <text:p>167,7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659</text:p>
          </table:table-cell>
          <table:table-cell table:style-name="ce7" office:value-type="date" office:date-value="2009-07-18">
            <text:p>18/07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8" office:value-type="string">
            <text:p>83352025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335.51">
            <text:p>335,5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670</text:p>
          </table:table-cell>
          <table:table-cell table:style-name="ce7" office:value-type="date" office:date-value="2009-08-01">
            <text:p>01/08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8" office:value-type="string">
            <text:p>83352025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337.39">
            <text:p>337,3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745</text:p>
          </table:table-cell>
          <table:table-cell table:style-name="ce7" office:value-type="date" office:date-value="2009-10-21">
            <text:p>21/10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8" office:value-type="string">
            <text:p>83352025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301.58">
            <text:p>301,5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08</text:p>
          </table:table-cell>
          <table:table-cell table:style-name="ce7" office:value-type="date" office:date-value="2009-11-26">
            <text:p>26/1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8" office:value-type="string">
            <text:p>83352025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309.32">
            <text:p>1309,3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10</text:p>
          </table:table-cell>
          <table:table-cell table:style-name="ce7" office:value-type="date" office:date-value="2009-11-27">
            <text:p>27/1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8" office:value-type="string">
            <text:p>83352025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321.5">
            <text:p>321,5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21</text:p>
          </table:table-cell>
          <table:table-cell table:style-name="ce7" office:value-type="date" office:date-value="2009-12-03">
            <text:p>03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8" office:value-type="string">
            <text:p>83352025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216.36">
            <text:p>216,3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30</text:p>
          </table:table-cell>
          <table:table-cell table:style-name="ce7" office:value-type="date" office:date-value="2009-12-09">
            <text:p>09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8" office:value-type="string">
            <text:p>83352025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58.06">
            <text:p>158,0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34</text:p>
          </table:table-cell>
          <table:table-cell table:style-name="ce7" office:value-type="date" office:date-value="2009-12-12">
            <text:p>12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8" office:value-type="string">
            <text:p>83352025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494.34">
            <text:p>494,3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52</text:p>
          </table:table-cell>
          <table:table-cell table:style-name="ce7" office:value-type="date" office:date-value="2009-12-20">
            <text:p>20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8" office:value-type="string">
            <text:p>83352025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629.24">
            <text:p>629,2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64</text:p>
          </table:table-cell>
          <table:table-cell table:style-name="ce7" office:value-type="date" office:date-value="2009-12-24">
            <text:p>24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8" office:value-type="string">
            <text:p>83352025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637.9">
            <text:p>637,9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67</text:p>
          </table:table-cell>
          <table:table-cell office:value-type="string">
            <text:p>F/ 1803</text:p>
          </table:table-cell>
          <table:table-cell table:style-name="ce7" office:value-type="date" office:date-value="2009-11-23">
            <text:p>23/11/09</text:p>
          </table:table-cell>
          <table:table-cell office:value-type="string">
            <text:p>JOSEP</text:p>
          </table:table-cell>
          <table:table-cell office:value-type="string">
            <text:p>ALIGUE CLUA</text:p>
          </table:table-cell>
          <table:table-cell table:style-name="ce8" office:value-type="string">
            <text:p>41000161-S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59.34">
            <text:p>159,3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5</text:p>
          </table:table-cell>
          <table:table-cell office:value-type="string">
            <text:p>F/ 1469</text:p>
          </table:table-cell>
          <table:table-cell table:style-name="ce7" office:value-type="date" office:date-value="2009-01-12">
            <text:p>12/01/09</text:p>
          </table:table-cell>
          <table:table-cell office:value-type="string">
            <text:p>JUAN CARLOS</text:p>
          </table:table-cell>
          <table:table-cell office:value-type="string">
            <text:p>ALMARAZ SANTANA</text:p>
          </table:table-cell>
          <table:table-cell table:style-name="ce8" office:value-type="string">
            <text:p>41000156-S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637.42">
            <text:p>637,4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453</text:p>
          </table:table-cell>
          <table:table-cell table:style-name="ce7" office:value-type="date" office:date-value="2009-01-01">
            <text:p>01/0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8" office:value-type="string">
            <text:p>81609047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216.37">
            <text:p>216,3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AB/ 117</text:p>
          </table:table-cell>
          <table:table-cell table:style-name="ce7" office:value-type="date" office:date-value="2009-01-08">
            <text:p>08/0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8" office:value-type="string">
            <text:p>81609047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-430.75">
            <text:p>-430,7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570</text:p>
          </table:table-cell>
          <table:table-cell table:style-name="ce7" office:value-type="date" office:date-value="2009-04-14">
            <text:p>14/04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8" office:value-type="string">
            <text:p>81609047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728.63">
            <text:p>728,6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49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8" office:value-type="string">
            <text:p>81609047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664.36">
            <text:p>664,3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52</text:p>
          </table:table-cell>
          <table:table-cell table:style-name="ce7" office:value-type="date" office:date-value="2009-07-07">
            <text:p>07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8" office:value-type="string">
            <text:p>81609047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319.11">
            <text:p>319,1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56</text:p>
          </table:table-cell>
          <table:table-cell table:style-name="ce7" office:value-type="date" office:date-value="2009-07-15">
            <text:p>15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8" office:value-type="string">
            <text:p>81609047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72.75">
            <text:p>72,7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62</text:p>
          </table:table-cell>
          <table:table-cell table:style-name="ce7" office:value-type="date" office:date-value="2009-07-23">
            <text:p>23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8" office:value-type="string">
            <text:p>81609047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207.19">
            <text:p>207,1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84</text:p>
          </table:table-cell>
          <table:table-cell table:style-name="ce7" office:value-type="date" office:date-value="2009-08-11">
            <text:p>11/08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8" office:value-type="string">
            <text:p>81609047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334.27">
            <text:p>334,2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01</text:p>
          </table:table-cell>
          <table:table-cell table:style-name="ce7" office:value-type="date" office:date-value="2009-08-27">
            <text:p>27/08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8" office:value-type="string">
            <text:p>81609047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321.23">
            <text:p>321,2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16</text:p>
          </table:table-cell>
          <table:table-cell table:style-name="ce7" office:value-type="date" office:date-value="2009-09-14">
            <text:p>14/09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8" office:value-type="string">
            <text:p>81609047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12.34">
            <text:p>112,3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24</text:p>
          </table:table-cell>
          <table:table-cell table:style-name="ce7" office:value-type="date" office:date-value="2009-09-25">
            <text:p>25/09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8" office:value-type="string">
            <text:p>81609047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60.76">
            <text:p>160,7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68</text:p>
          </table:table-cell>
          <table:table-cell table:style-name="ce7" office:value-type="date" office:date-value="2009-11-04">
            <text:p>04/1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8" office:value-type="string">
            <text:p>81609047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314.84">
            <text:p>1314,8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85</text:p>
          </table:table-cell>
          <table:table-cell table:style-name="ce7" office:value-type="date" office:date-value="2009-11-12">
            <text:p>12/1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8" office:value-type="string">
            <text:p>81609047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996.54">
            <text:p>996,5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846</text:p>
          </table:table-cell>
          <table:table-cell table:style-name="ce7" office:value-type="date" office:date-value="2009-12-16">
            <text:p>16/12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8" office:value-type="string">
            <text:p>81609047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323.85">
            <text:p>323,8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20</text:p>
          </table:table-cell>
          <table:table-cell office:value-type="string">
            <text:p>F/ 1504</text:p>
          </table:table-cell>
          <table:table-cell table:style-name="ce7" office:value-type="date" office:date-value="2009-02-18">
            <text:p>18/02/09</text:p>
          </table:table-cell>
          <table:table-cell office:value-type="string">
            <text:p>SANDRA</text:p>
          </table:table-cell>
          <table:table-cell office:value-type="string">
            <text:p>ALONSO JIMÉNEZ</text:p>
          </table:table-cell>
          <table:table-cell table:style-name="ce8" office:value-type="string">
            <text:p>41234599-F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08.64">
            <text:p>308,6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91</text:p>
          </table:table-cell>
          <table:table-cell office:value-type="string">
            <text:p>AB/ 122</text:p>
          </table:table-cell>
          <table:table-cell table:style-name="ce7" office:value-type="date" office:date-value="2009-03-24">
            <text:p>24/03/09</text:p>
          </table:table-cell>
          <table:table-cell office:value-type="string">
            <text:p>MARINA</text:p>
          </table:table-cell>
          <table:table-cell office:value-type="string">
            <text:p>ALVAREZ CASTRO</text:p>
          </table:table-cell>
          <table:table-cell table:style-name="ce8" office:value-type="string">
            <text:p>47633009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-587.82">
            <text:p>-587,8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AB/ 118</text:p>
          </table:table-cell>
          <table:table-cell table:style-name="ce7" office:value-type="date" office:date-value="2009-01-18">
            <text:p>18/0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8" office:value-type="string">
            <text:p>8180733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-84.33">
            <text:p>-84,3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498</text:p>
          </table:table-cell>
          <table:table-cell table:style-name="ce7" office:value-type="date" office:date-value="2009-02-08">
            <text:p>08/02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8" office:value-type="string">
            <text:p>8180733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29.68">
            <text:p>329,6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505</text:p>
          </table:table-cell>
          <table:table-cell table:style-name="ce7" office:value-type="date" office:date-value="2009-02-19">
            <text:p>19/02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8" office:value-type="string">
            <text:p>8180733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29.72">
            <text:p>329,7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516</text:p>
          </table:table-cell>
          <table:table-cell table:style-name="ce7" office:value-type="date" office:date-value="2009-03-10">
            <text:p>10/03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8" office:value-type="string">
            <text:p>8180733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37.98">
            <text:p>637,9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534</text:p>
          </table:table-cell>
          <table:table-cell table:style-name="ce7" office:value-type="date" office:date-value="2009-03-22">
            <text:p>22/03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8" office:value-type="string">
            <text:p>8180733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19.01">
            <text:p>319,0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586</text:p>
          </table:table-cell>
          <table:table-cell table:style-name="ce7" office:value-type="date" office:date-value="2009-04-26">
            <text:p>26/04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8" office:value-type="string">
            <text:p>8180733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76.88">
            <text:p>76,8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610</text:p>
          </table:table-cell>
          <table:table-cell table:style-name="ce7" office:value-type="date" office:date-value="2009-05-11">
            <text:p>11/05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8" office:value-type="string">
            <text:p>8180733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499.17">
            <text:p>499,1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618</text:p>
          </table:table-cell>
          <table:table-cell table:style-name="ce7" office:value-type="date" office:date-value="2009-05-17">
            <text:p>17/05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8" office:value-type="string">
            <text:p>8180733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17.81">
            <text:p>117,8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689</text:p>
          </table:table-cell>
          <table:table-cell table:style-name="ce7" office:value-type="date" office:date-value="2009-08-14">
            <text:p>14/08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8" office:value-type="string">
            <text:p>8180733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59.35">
            <text:p>159,3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691</text:p>
          </table:table-cell>
          <table:table-cell table:style-name="ce7" office:value-type="date" office:date-value="2009-08-18">
            <text:p>18/08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8" office:value-type="string">
            <text:p>8180733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84.41">
            <text:p>384,4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53</text:p>
          </table:table-cell>
          <table:table-cell table:style-name="ce7" office:value-type="date" office:date-value="2009-10-27">
            <text:p>27/10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8" office:value-type="string">
            <text:p>8180733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08.7">
            <text:p>608,7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77</text:p>
          </table:table-cell>
          <table:table-cell table:style-name="ce7" office:value-type="date" office:date-value="2009-11-08">
            <text:p>08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8" office:value-type="string">
            <text:p>8180733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812.34">
            <text:p>812,3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83</text:p>
          </table:table-cell>
          <table:table-cell table:style-name="ce7" office:value-type="date" office:date-value="2009-11-12">
            <text:p>12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8" office:value-type="string">
            <text:p>8180733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52.97">
            <text:p>152,9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88</text:p>
          </table:table-cell>
          <table:table-cell table:style-name="ce7" office:value-type="date" office:date-value="2009-11-14">
            <text:p>14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8" office:value-type="string">
            <text:p>8180733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25.96">
            <text:p>325,9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90</text:p>
          </table:table-cell>
          <table:table-cell table:style-name="ce7" office:value-type="date" office:date-value="2009-11-16">
            <text:p>16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8" office:value-type="string">
            <text:p>8180733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29.38">
            <text:p>329,3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AB/ 145</text:p>
          </table:table-cell>
          <table:table-cell table:style-name="ce7" office:value-type="date" office:date-value="2009-12-18">
            <text:p>18/12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8" office:value-type="string">
            <text:p>8180733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-332.08">
            <text:p>-332,0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9</text:p>
          </table:table-cell>
          <table:table-cell office:value-type="string">
            <text:p>F/ 1769</text:p>
          </table:table-cell>
          <table:table-cell table:style-name="ce7" office:value-type="date" office:date-value="2009-11-04">
            <text:p>04/11/09</text:p>
          </table:table-cell>
          <table:table-cell office:value-type="string">
            <text:p>ANA MARIA</text:p>
          </table:table-cell>
          <table:table-cell office:value-type="string">
            <text:p>AMAT MONTES</text:p>
          </table:table-cell>
          <table:table-cell table:style-name="ce8" office:value-type="string">
            <text:p>31458656-N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300.6">
            <text:p>1300,6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62</text:p>
          </table:table-cell>
          <table:table-cell office:value-type="string">
            <text:p>F/ 1797</text:p>
          </table:table-cell>
          <table:table-cell table:style-name="ce7" office:value-type="date" office:date-value="2009-11-20">
            <text:p>20/11/09</text:p>
          </table:table-cell>
          <table:table-cell office:value-type="string">
            <text:p>INGRID</text:p>
          </table:table-cell>
          <table:table-cell office:value-type="string">
            <text:p>ANTOLIN FEIJOO</text:p>
          </table:table-cell>
          <table:table-cell table:style-name="ce8" office:value-type="string">
            <text:p>12372643-R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542.57">
            <text:p>1542,5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292</text:p>
          </table:table-cell>
          <table:table-cell office:value-type="string">
            <text:p>F/ 1536</text:p>
          </table:table-cell>
          <table:table-cell table:style-name="ce7" office:value-type="date" office:date-value="2009-03-23">
            <text:p>23/03/09</text:p>
          </table:table-cell>
          <table:table-cell office:value-type="string">
            <text:p>NEUS</text:p>
          </table:table-cell>
          <table:table-cell office:value-type="string">
            <text:p>APARICIO VENTURA</text:p>
          </table:table-cell>
          <table:table-cell table:style-name="ce8" office:value-type="string">
            <text:p>79290664-R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556.34">
            <text:p>556,3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69</text:p>
          </table:table-cell>
          <table:table-cell office:value-type="string">
            <text:p>F/ 1676</text:p>
          </table:table-cell>
          <table:table-cell table:style-name="ce7" office:value-type="date" office:date-value="2009-08-04">
            <text:p>04/08/09</text:p>
          </table:table-cell>
          <table:table-cell office:value-type="string">
            <text:p>CRISTINA</text:p>
          </table:table-cell>
          <table:table-cell office:value-type="string">
            <text:p>ARRONIZ RAMOS</text:p>
          </table:table-cell>
          <table:table-cell table:style-name="ce8" office:value-type="string">
            <text:p>41234597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76.74">
            <text:p>76,7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559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8" office:value-type="string">
            <text:p>27659420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25.63">
            <text:p>325,6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557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8" office:value-type="string">
            <text:p>27659420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473.54">
            <text:p>1473,5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654</text:p>
          </table:table-cell>
          <table:table-cell table:style-name="ce7" office:value-type="date" office:date-value="2009-07-12">
            <text:p>12/07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8" office:value-type="string">
            <text:p>27659420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37.39">
            <text:p>337,3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722</text:p>
          </table:table-cell>
          <table:table-cell table:style-name="ce7" office:value-type="date" office:date-value="2009-09-24">
            <text:p>24/09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8" office:value-type="string">
            <text:p>27659420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71.66">
            <text:p>671,6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765</text:p>
          </table:table-cell>
          <table:table-cell table:style-name="ce7" office:value-type="date" office:date-value="2009-11-02">
            <text:p>02/11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8" office:value-type="string">
            <text:p>27659420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60.73">
            <text:p>160,7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786</text:p>
          </table:table-cell>
          <table:table-cell table:style-name="ce7" office:value-type="date" office:date-value="2009-11-13">
            <text:p>13/11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8" office:value-type="string">
            <text:p>27659420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875.64">
            <text:p>875,6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813</text:p>
          </table:table-cell>
          <table:table-cell table:style-name="ce7" office:value-type="date" office:date-value="2009-11-29">
            <text:p>29/11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8" office:value-type="string">
            <text:p>27659420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11.36">
            <text:p>211,3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97</text:p>
          </table:table-cell>
          <table:table-cell office:value-type="string">
            <text:p>F/ 1819</text:p>
          </table:table-cell>
          <table:table-cell table:style-name="ce7" office:value-type="date" office:date-value="2009-12-02">
            <text:p>02/12/09</text:p>
          </table:table-cell>
          <table:table-cell office:value-type="string">
            <text:p>MANUEL</text:p>
          </table:table-cell>
          <table:table-cell office:value-type="string">
            <text:p>ARROYO FERNÁNDEZ</text:p>
          </table:table-cell>
          <table:table-cell table:style-name="ce8" office:value-type="string">
            <text:p>41234579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309.12">
            <text:p>1309,1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46</text:p>
          </table:table-cell>
          <table:table-cell office:value-type="string">
            <text:p>F/ 1709</text:p>
          </table:table-cell>
          <table:table-cell table:style-name="ce7" office:value-type="date" office:date-value="2009-09-07">
            <text:p>07/09/09</text:p>
          </table:table-cell>
          <table:table-cell office:value-type="string">
            <text:p>ANDRES</text:p>
          </table:table-cell>
          <table:table-cell office:value-type="string">
            <text:p>BADILLO PLANA</text:p>
          </table:table-cell>
          <table:table-cell table:style-name="ce8" office:value-type="string">
            <text:p>46063922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76.78">
            <text:p>76,7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07</text:p>
          </table:table-cell>
          <table:table-cell office:value-type="string">
            <text:p>F/ 1692</text:p>
          </table:table-cell>
          <table:table-cell table:style-name="ce7" office:value-type="date" office:date-value="2009-08-19">
            <text:p>19/08/09</text:p>
          </table:table-cell>
          <table:table-cell office:value-type="string">
            <text:p>JAVIER</text:p>
          </table:table-cell>
          <table:table-cell office:value-type="string">
            <text:p>BAEZ DOS SANTOS</text:p>
          </table:table-cell>
          <table:table-cell table:style-name="ce8" office:value-type="string">
            <text:p>39369363-Y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87.82">
            <text:p>387,8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273</text:p>
          </table:table-cell>
          <table:table-cell office:value-type="string">
            <text:p>F/ 1825</text:p>
          </table:table-cell>
          <table:table-cell table:style-name="ce7" office:value-type="date" office:date-value="2009-12-06">
            <text:p>06/12/09</text:p>
          </table:table-cell>
          <table:table-cell office:value-type="string">
            <text:p>JORDI</text:p>
          </table:table-cell>
          <table:table-cell office:value-type="string">
            <text:p>BAHAMONTES CALVET</text:p>
          </table:table-cell>
          <table:table-cell table:style-name="ce8" office:value-type="string">
            <text:p>77742006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759.42">
            <text:p>759,4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43</text:p>
          </table:table-cell>
          <table:table-cell office:value-type="string">
            <text:p>F/ 1779</text:p>
          </table:table-cell>
          <table:table-cell table:style-name="ce7" office:value-type="date" office:date-value="2009-11-10">
            <text:p>10/11/09</text:p>
          </table:table-cell>
          <table:table-cell office:value-type="string">
            <text:p>ELISABETH</text:p>
          </table:table-cell>
          <table:table-cell office:value-type="string">
            <text:p>BALBENA VELA</text:p>
          </table:table-cell>
          <table:table-cell table:style-name="ce8" office:value-type="string">
            <text:p>83352514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782.14">
            <text:p>782,1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82</text:p>
          </table:table-cell>
          <table:table-cell office:value-type="string">
            <text:p>F/ 1695</text:p>
          </table:table-cell>
          <table:table-cell table:style-name="ce7" office:value-type="date" office:date-value="2009-08-24">
            <text:p>24/08/09</text:p>
          </table:table-cell>
          <table:table-cell office:value-type="string">
            <text:p>DIANA</text:p>
          </table:table-cell>
          <table:table-cell office:value-type="string">
            <text:p>BARBANY PLANA</text:p>
          </table:table-cell>
          <table:table-cell table:style-name="ce8" office:value-type="string">
            <text:p>46365015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332.02">
            <text:p>332,0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66</text:p>
          </table:table-cell>
          <table:table-cell office:value-type="string">
            <text:p>F/ 1824</text:p>
          </table:table-cell>
          <table:table-cell table:style-name="ce7" office:value-type="date" office:date-value="2009-12-05">
            <text:p>05/12/09</text:p>
          </table:table-cell>
          <table:table-cell office:value-type="string">
            <text:p>DANIEL</text:p>
          </table:table-cell>
          <table:table-cell office:value-type="string">
            <text:p>BARRERA ALCA</text:p>
          </table:table-cell>
          <table:table-cell table:style-name="ce8" office:value-type="string">
            <text:p>47705338-A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637.74">
            <text:p>637,7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98</text:p>
          </table:table-cell>
          <table:table-cell office:value-type="string">
            <text:p>F/ 1805</text:p>
          </table:table-cell>
          <table:table-cell table:style-name="ce7" office:value-type="date" office:date-value="2009-11-24">
            <text:p>24/11/09</text:p>
          </table:table-cell>
          <table:table-cell office:value-type="string">
            <text:p>DANIEL</text:p>
          </table:table-cell>
          <table:table-cell office:value-type="string">
            <text:p>BARRIS FOLGADO</text:p>
          </table:table-cell>
          <table:table-cell table:style-name="ce8" office:value-type="string">
            <text:p>81408943-S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38.06">
            <text:p>638,0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79</text:p>
          </table:table-cell>
          <table:table-cell office:value-type="string">
            <text:p>F/ 1680</text:p>
          </table:table-cell>
          <table:table-cell table:style-name="ce7" office:value-type="date" office:date-value="2009-08-08">
            <text:p>08/08/09</text:p>
          </table:table-cell>
          <table:table-cell office:value-type="string">
            <text:p>LOURDES</text:p>
          </table:table-cell>
          <table:table-cell office:value-type="string">
            <text:p>BARTOLOMÉ GONZÁLEZ</text:p>
          </table:table-cell>
          <table:table-cell table:style-name="ce8" office:value-type="string">
            <text:p>52423837-H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11.51">
            <text:p>111,5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8</text:p>
          </table:table-cell>
          <table:table-cell office:value-type="string">
            <text:p>F/ 1807</text:p>
          </table:table-cell>
          <table:table-cell table:style-name="ce7" office:value-type="date" office:date-value="2009-11-26">
            <text:p>26/11/09</text:p>
          </table:table-cell>
          <table:table-cell office:value-type="string">
            <text:p>MÒNICA</text:p>
          </table:table-cell>
          <table:table-cell office:value-type="string">
            <text:p>BATISTE POLAK</text:p>
          </table:table-cell>
          <table:table-cell table:style-name="ce8" office:value-type="string">
            <text:p>47632759-M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29.6">
            <text:p>329,6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04</text:p>
          </table:table-cell>
          <table:table-cell office:value-type="string">
            <text:p>F/ 1608</text:p>
          </table:table-cell>
          <table:table-cell table:style-name="ce7" office:value-type="date" office:date-value="2009-05-08">
            <text:p>08/05/09</text:p>
          </table:table-cell>
          <table:table-cell office:value-type="string">
            <text:p>ABEL</text:p>
          </table:table-cell>
          <table:table-cell office:value-type="string">
            <text:p>BELABBAS AULAD</text:p>
          </table:table-cell>
          <table:table-cell table:style-name="ce8" office:value-type="string">
            <text:p>83354723-M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297.36">
            <text:p>297,3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93</text:p>
          </table:table-cell>
          <table:table-cell office:value-type="string">
            <text:p>F/ 1856</text:p>
          </table:table-cell>
          <table:table-cell table:style-name="ce7" office:value-type="date" office:date-value="2009-12-21">
            <text:p>21/12/09</text:p>
          </table:table-cell>
          <table:table-cell office:value-type="string">
            <text:p>LAIA</text:p>
          </table:table-cell>
          <table:table-cell office:value-type="string">
            <text:p>BELMONTE MIRAS</text:p>
          </table:table-cell>
          <table:table-cell table:style-name="ce8" office:value-type="string">
            <text:p>41000155-A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541.68">
            <text:p>541,6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22</text:p>
          </table:table-cell>
          <table:table-cell office:value-type="string">
            <text:p>F/ 1653</text:p>
          </table:table-cell>
          <table:table-cell table:style-name="ce7" office:value-type="date" office:date-value="2009-07-10">
            <text:p>10/07/09</text:p>
          </table:table-cell>
          <table:table-cell office:value-type="string">
            <text:p>XAVIER</text:p>
          </table:table-cell>
          <table:table-cell office:value-type="string">
            <text:p>BELTRAN SERRA</text:p>
          </table:table-cell>
          <table:table-cell table:style-name="ce8" office:value-type="string">
            <text:p>38843652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436.67">
            <text:p>436,6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60</text:p>
          </table:table-cell>
          <table:table-cell office:value-type="string">
            <text:p>F/ 1585</text:p>
          </table:table-cell>
          <table:table-cell table:style-name="ce7" office:value-type="date" office:date-value="2009-04-25">
            <text:p>25/04/09</text:p>
          </table:table-cell>
          <table:table-cell office:value-type="string">
            <text:p>FCO. JAVIER</text:p>
          </table:table-cell>
          <table:table-cell office:value-type="string">
            <text:p>BERBEL ORTEGA</text:p>
          </table:table-cell>
          <table:table-cell table:style-name="ce9" office:value-type="string">
            <text:p>52426968-U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41.93">
            <text:p>141,9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41</text:p>
          </table:table-cell>
          <table:table-cell office:value-type="string">
            <text:p>F/ 1857</text:p>
          </table:table-cell>
          <table:table-cell table:style-name="ce7" office:value-type="date" office:date-value="2009-12-22">
            <text:p>22/12/09</text:p>
          </table:table-cell>
          <table:table-cell office:value-type="string">
            <text:p>ENRIQUE</text:p>
          </table:table-cell>
          <table:table-cell office:value-type="string">
            <text:p>BERENGUER MORENO</text:p>
          </table:table-cell>
          <table:table-cell table:style-name="ce8" office:value-type="string">
            <text:p>77317628-V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294.82">
            <text:p>294,8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93</text:p>
          </table:table-cell>
          <table:table-cell office:value-type="string">
            <text:p>F/ 1623</text:p>
          </table:table-cell>
          <table:table-cell table:style-name="ce7" office:value-type="date" office:date-value="2009-05-21">
            <text:p>21/05/09</text:p>
          </table:table-cell>
          <table:table-cell office:value-type="string">
            <text:p>JAVIER</text:p>
          </table:table-cell>
          <table:table-cell office:value-type="string">
            <text:p>BERNI GARCÍA</text:p>
          </table:table-cell>
          <table:table-cell table:style-name="ce8" office:value-type="string">
            <text:p>27658991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425.63">
            <text:p>425,6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05</text:p>
          </table:table-cell>
          <table:table-cell office:value-type="string">
            <text:p>F/ 1575</text:p>
          </table:table-cell>
          <table:table-cell table:style-name="ce7" office:value-type="date" office:date-value="2009-04-18">
            <text:p>18/04/09</text:p>
          </table:table-cell>
          <table:table-cell office:value-type="string">
            <text:p>DANIEL</text:p>
          </table:table-cell>
          <table:table-cell office:value-type="string">
            <text:p>BLÁZQUEZ VERA</text:p>
          </table:table-cell>
          <table:table-cell table:style-name="ce8" office:value-type="string">
            <text:p>47603410-S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59.54">
            <text:p>159,5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63</text:p>
          </table:table-cell>
          <table:table-cell office:value-type="string">
            <text:p>F/ 1477</text:p>
          </table:table-cell>
          <table:table-cell table:style-name="ce7" office:value-type="date" office:date-value="2009-01-24">
            <text:p>24/01/09</text:p>
          </table:table-cell>
          <table:table-cell office:value-type="string">
            <text:p>NOEMI</text:p>
          </table:table-cell>
          <table:table-cell office:value-type="string">
            <text:p>BLESA LOPEZ</text:p>
          </table:table-cell>
          <table:table-cell table:style-name="ce8" office:value-type="string">
            <text:p>41006180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278.37">
            <text:p>278,3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73</text:p>
          </table:table-cell>
          <table:table-cell office:value-type="string">
            <text:p>F/ 1735</text:p>
          </table:table-cell>
          <table:table-cell table:style-name="ce7" office:value-type="date" office:date-value="2009-10-09">
            <text:p>09/10/09</text:p>
          </table:table-cell>
          <table:table-cell office:value-type="string">
            <text:p>JUAN MANUEL</text:p>
          </table:table-cell>
          <table:table-cell office:value-type="string">
            <text:p>BORRAS ROMERO</text:p>
          </table:table-cell>
          <table:table-cell table:style-name="ce8" office:value-type="string">
            <text:p>41003320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62.48">
            <text:p>162,4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274</text:p>
          </table:table-cell>
          <table:table-cell office:value-type="string">
            <text:p>F/ 1514</text:p>
          </table:table-cell>
          <table:table-cell table:style-name="ce7" office:value-type="date" office:date-value="2009-03-07">
            <text:p>07/03/09</text:p>
          </table:table-cell>
          <table:table-cell office:value-type="string">
            <text:p>JAVIER</text:p>
          </table:table-cell>
          <table:table-cell office:value-type="string">
            <text:p>BRADINERAS CORE</text:p>
          </table:table-cell>
          <table:table-cell table:style-name="ce9" office:value-type="string">
            <text:p>77318633-G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89.43">
            <text:p>189,4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7</text:p>
          </table:table-cell>
          <table:table-cell office:value-type="string">
            <text:p>F/ 1595</text:p>
          </table:table-cell>
          <table:table-cell table:style-name="ce7" office:value-type="date" office:date-value="2009-05-01">
            <text:p>01/05/09</text:p>
          </table:table-cell>
          <table:table-cell office:value-type="string">
            <text:p>JORGE</text:p>
          </table:table-cell>
          <table:table-cell office:value-type="string">
            <text:p>BRADINERAS CORE</text:p>
          </table:table-cell>
          <table:table-cell table:style-name="ce9" office:value-type="string">
            <text:p>47630714-M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714.79">
            <text:p>714,7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94</text:p>
          </table:table-cell>
          <table:table-cell office:value-type="string">
            <text:p>F/ 1725</text:p>
          </table:table-cell>
          <table:table-cell table:style-name="ce7" office:value-type="date" office:date-value="2009-09-26">
            <text:p>26/09/09</text:p>
          </table:table-cell>
          <table:table-cell office:value-type="string">
            <text:p>GEORGINA</text:p>
          </table:table-cell>
          <table:table-cell office:value-type="string">
            <text:p>BRAVO GARCIA</text:p>
          </table:table-cell>
          <table:table-cell table:style-name="ce8" office:value-type="string">
            <text:p>83326211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407.52">
            <text:p>407,5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36</text:p>
          </table:table-cell>
          <table:table-cell office:value-type="string">
            <text:p>F/ 1740</text:p>
          </table:table-cell>
          <table:table-cell table:style-name="ce7" office:value-type="date" office:date-value="2009-10-16">
            <text:p>16/10/09</text:p>
          </table:table-cell>
          <table:table-cell office:value-type="string">
            <text:p>FLORENCIA</text:p>
          </table:table-cell>
          <table:table-cell office:value-type="string">
            <text:p>BURD VIDAL</text:p>
          </table:table-cell>
          <table:table-cell table:style-name="ce8" office:value-type="string">
            <text:p>12374845-S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274.26">
            <text:p>274,2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86</text:p>
          </table:table-cell>
          <table:table-cell office:value-type="string">
            <text:p>F/ 1717</text:p>
          </table:table-cell>
          <table:table-cell table:style-name="ce7" office:value-type="date" office:date-value="2009-09-16">
            <text:p>16/09/09</text:p>
          </table:table-cell>
          <table:table-cell office:value-type="string">
            <text:p>JOAN</text:p>
          </table:table-cell>
          <table:table-cell office:value-type="string">
            <text:p>CABALLERO ROSET</text:p>
          </table:table-cell>
          <table:table-cell table:style-name="ce8" office:value-type="string">
            <text:p>12389248-S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60.76">
            <text:p>160,7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283</text:p>
          </table:table-cell>
          <table:table-cell office:value-type="string">
            <text:p>AB/ 136</text:p>
          </table:table-cell>
          <table:table-cell table:style-name="ce7" office:value-type="date" office:date-value="2009-10-13">
            <text:p>13/10/09</text:p>
          </table:table-cell>
          <table:table-cell office:value-type="string">
            <text:p>ANTONI</text:p>
          </table:table-cell>
          <table:table-cell office:value-type="string">
            <text:p>CABANES MONTON</text:p>
          </table:table-cell>
          <table:table-cell table:style-name="ce8" office:value-type="string">
            <text:p>12389751-R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-280.64">
            <text:p>-280,6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26</text:p>
          </table:table-cell>
          <table:table-cell office:value-type="string">
            <text:p>F/ 1833</text:p>
          </table:table-cell>
          <table:table-cell table:style-name="ce7" office:value-type="date" office:date-value="2009-12-11">
            <text:p>11/12/09</text:p>
          </table:table-cell>
          <table:table-cell office:value-type="string">
            <text:p>M DELS ANGELS</text:p>
          </table:table-cell>
          <table:table-cell office:value-type="string">
            <text:p>CABOT CAMACHO</text:p>
          </table:table-cell>
          <table:table-cell table:style-name="ce8" office:value-type="string">
            <text:p>38851261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84.33">
            <text:p>84,3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69</text:p>
          </table:table-cell>
          <table:table-cell office:value-type="string">
            <text:p>F/ 1658</text:p>
          </table:table-cell>
          <table:table-cell table:style-name="ce7" office:value-type="date" office:date-value="2009-07-18">
            <text:p>18/07/09</text:p>
          </table:table-cell>
          <table:table-cell office:value-type="string">
            <text:p>NURIA</text:p>
          </table:table-cell>
          <table:table-cell office:value-type="string">
            <text:p>CALANCHA ESPARZA</text:p>
          </table:table-cell>
          <table:table-cell table:style-name="ce8" office:value-type="string">
            <text:p>41003137-Z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40.78">
            <text:p>640,7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06</text:p>
          </table:table-cell>
          <table:table-cell office:value-type="string">
            <text:p>F/ 1567</text:p>
          </table:table-cell>
          <table:table-cell table:style-name="ce7" office:value-type="date" office:date-value="2009-04-12">
            <text:p>12/04/09</text:p>
          </table:table-cell>
          <table:table-cell office:value-type="string">
            <text:p>PEDRO</text:p>
          </table:table-cell>
          <table:table-cell office:value-type="string">
            <text:p>CALPE GARCÍA</text:p>
          </table:table-cell>
          <table:table-cell table:style-name="ce8" office:value-type="string">
            <text:p>02607758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249.2">
            <text:p>249,2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24</text:p>
          </table:table-cell>
          <table:table-cell office:value-type="string">
            <text:p>F/ 1602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GERARD</text:p>
          </table:table-cell>
          <table:table-cell office:value-type="string">
            <text:p>CALPE LUQUE</text:p>
          </table:table-cell>
          <table:table-cell table:style-name="ce8" office:value-type="string">
            <text:p>41234596-A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338.68">
            <text:p>338,6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59</text:p>
          </table:table-cell>
          <table:table-cell office:value-type="string">
            <text:p>F/ 1682</text:p>
          </table:table-cell>
          <table:table-cell table:style-name="ce7" office:value-type="date" office:date-value="2009-08-09">
            <text:p>09/08/09</text:p>
          </table:table-cell>
          <table:table-cell office:value-type="string">
            <text:p>LAURA</text:p>
          </table:table-cell>
          <table:table-cell office:value-type="string">
            <text:p>CALVO TORRES</text:p>
          </table:table-cell>
          <table:table-cell table:style-name="ce8" office:value-type="string">
            <text:p>77741884-A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78.01">
            <text:p>78,0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91</text:p>
          </table:table-cell>
          <table:table-cell office:value-type="string">
            <text:p>F/ 1756</text:p>
          </table:table-cell>
          <table:table-cell table:style-name="ce7" office:value-type="date" office:date-value="2009-10-28">
            <text:p>28/10/09</text:p>
          </table:table-cell>
          <table:table-cell office:value-type="string">
            <text:p>DAVID</text:p>
          </table:table-cell>
          <table:table-cell office:value-type="string">
            <text:p>CAMPOY MONCAYO</text:p>
          </table:table-cell>
          <table:table-cell table:style-name="ce8" office:value-type="string">
            <text:p>12363553-W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498.29">
            <text:p>498,2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27</text:p>
          </table:table-cell>
          <table:table-cell office:value-type="string">
            <text:p>F/ 1705</text:p>
          </table:table-cell>
          <table:table-cell table:style-name="ce7" office:value-type="date" office:date-value="2009-08-31">
            <text:p>31/08/09</text:p>
          </table:table-cell>
          <table:table-cell office:value-type="string">
            <text:p>FRANCESC</text:p>
          </table:table-cell>
          <table:table-cell office:value-type="string">
            <text:p>CANAL MUNCUNILL</text:p>
          </table:table-cell>
          <table:table-cell table:style-name="ce8" office:value-type="string">
            <text:p>39376824-K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303.4">
            <text:p>1303,4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73</text:p>
          </table:table-cell>
          <table:table-cell office:value-type="string">
            <text:p>F/ 1729</text:p>
          </table:table-cell>
          <table:table-cell table:style-name="ce7" office:value-type="date" office:date-value="2009-10-01">
            <text:p>01/10/09</text:p>
          </table:table-cell>
          <table:table-cell office:value-type="string">
            <text:p>CARLES</text:p>
          </table:table-cell>
          <table:table-cell office:value-type="string">
            <text:p>CANO MAÑAS</text:p>
          </table:table-cell>
          <table:table-cell table:style-name="ce9" office:value-type="string">
            <text:p>52428703-S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64.27">
            <text:p>264,2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88</text:p>
          </table:table-cell>
          <table:table-cell office:value-type="string">
            <text:p>F/ 1606</text:p>
          </table:table-cell>
          <table:table-cell table:style-name="ce7" office:value-type="date" office:date-value="2009-05-07">
            <text:p>07/05/09</text:p>
          </table:table-cell>
          <table:table-cell office:value-type="string">
            <text:p>RICARD</text:p>
          </table:table-cell>
          <table:table-cell office:value-type="string">
            <text:p>CANTONI GIL</text:p>
          </table:table-cell>
          <table:table-cell table:style-name="ce8" office:value-type="string">
            <text:p>47632780-F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297.07">
            <text:p>297,0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4</text:p>
          </table:table-cell>
          <table:table-cell office:value-type="string">
            <text:p>F/ 1510</text:p>
          </table:table-cell>
          <table:table-cell table:style-name="ce7" office:value-type="date" office:date-value="2009-03-05">
            <text:p>05/03/09</text:p>
          </table:table-cell>
          <table:table-cell office:value-type="string">
            <text:p>NÚRIA</text:p>
          </table:table-cell>
          <table:table-cell office:value-type="string">
            <text:p>CARBÓ ARCOS</text:p>
          </table:table-cell>
          <table:table-cell table:style-name="ce8" office:value-type="string">
            <text:p>47632631-V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48.1">
            <text:p>648,1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03</text:p>
          </table:table-cell>
          <table:table-cell office:value-type="string">
            <text:p>F/ 1515</text:p>
          </table:table-cell>
          <table:table-cell table:style-name="ce7" office:value-type="date" office:date-value="2009-03-09">
            <text:p>09/03/09</text:p>
          </table:table-cell>
          <table:table-cell office:value-type="string">
            <text:p>NORMA</text:p>
          </table:table-cell>
          <table:table-cell office:value-type="string">
            <text:p>CARBONA MUR</text:p>
          </table:table-cell>
          <table:table-cell table:style-name="ce8" office:value-type="string">
            <text:p>52422801-A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95.24">
            <text:p>195,2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97</text:p>
          </table:table-cell>
          <table:table-cell office:value-type="string">
            <text:p>F/ 1876</text:p>
          </table:table-cell>
          <table:table-cell table:style-name="ce7" office:value-type="date" office:date-value="2009-12-30">
            <text:p>30/12/09</text:p>
          </table:table-cell>
          <table:table-cell office:value-type="string">
            <text:p>REGINA</text:p>
          </table:table-cell>
          <table:table-cell office:value-type="string">
            <text:p>CARDENAS PONS</text:p>
          </table:table-cell>
          <table:table-cell table:style-name="ce8" office:value-type="string">
            <text:p>77317485-M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18.89">
            <text:p>318,8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0</text:p>
          </table:table-cell>
          <table:table-cell office:value-type="string">
            <text:p>F/ 1455</text:p>
          </table:table-cell>
          <table:table-cell table:style-name="ce7" office:value-type="date" office:date-value="2009-01-02">
            <text:p>02/01/09</text:p>
          </table:table-cell>
          <table:table-cell office:value-type="string">
            <text:p>OSCAR</text:p>
          </table:table-cell>
          <table:table-cell office:value-type="string">
            <text:p>CASAU PIÑOT</text:p>
          </table:table-cell>
          <table:table-cell table:style-name="ce8" office:value-type="string">
            <text:p>39372492-T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29.82">
            <text:p>329,8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2</text:p>
          </table:table-cell>
          <table:table-cell office:value-type="string">
            <text:p>F/ 1859</text:p>
          </table:table-cell>
          <table:table-cell table:style-name="ce7" office:value-type="date" office:date-value="2009-12-22">
            <text:p>22/12/09</text:p>
          </table:table-cell>
          <table:table-cell office:value-type="string">
            <text:p>DAVID</text:p>
          </table:table-cell>
          <table:table-cell office:value-type="string">
            <text:p>CASCOS PÉREZ</text:p>
          </table:table-cell>
          <table:table-cell table:style-name="ce8" office:value-type="string">
            <text:p>81660988-H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61.4">
            <text:p>161,4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65</text:p>
          </table:table-cell>
          <table:table-cell office:value-type="string">
            <text:p>F/ 1811</text:p>
          </table:table-cell>
          <table:table-cell table:style-name="ce7" office:value-type="date" office:date-value="2009-11-28">
            <text:p>28/11/09</text:p>
          </table:table-cell>
          <table:table-cell office:value-type="string">
            <text:p>MARINA</text:p>
          </table:table-cell>
          <table:table-cell office:value-type="string">
            <text:p>CASELLA MARQUÉS</text:p>
          </table:table-cell>
          <table:table-cell table:style-name="ce8" office:value-type="string">
            <text:p>07927110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497.91">
            <text:p>497,9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92</text:p>
          </table:table-cell>
          <table:table-cell office:value-type="string">
            <text:p>F/ 1481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ROGER</text:p>
          </table:table-cell>
          <table:table-cell office:value-type="string">
            <text:p>CASTELL CORBERA</text:p>
          </table:table-cell>
          <table:table-cell table:style-name="ce8" office:value-type="string">
            <text:p>83352026-N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67.99">
            <text:p>167,9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03</text:p>
          </table:table-cell>
          <table:table-cell office:value-type="string">
            <text:p>F/ 1466</text:p>
          </table:table-cell>
          <table:table-cell table:style-name="ce7" office:value-type="date" office:date-value="2009-01-09">
            <text:p>09/01/09</text:p>
          </table:table-cell>
          <table:table-cell office:value-type="string">
            <text:p>LORENA</text:p>
          </table:table-cell>
          <table:table-cell office:value-type="string">
            <text:p>CASTELLA DÍAZ</text:p>
          </table:table-cell>
          <table:table-cell table:style-name="ce8" office:value-type="string">
            <text:p>41234594-S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309.48">
            <text:p>1309,4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08</text:p>
          </table:table-cell>
          <table:table-cell office:value-type="string">
            <text:p>F/ 1517</text:p>
          </table:table-cell>
          <table:table-cell table:style-name="ce7" office:value-type="date" office:date-value="2009-03-11">
            <text:p>11/03/09</text:p>
          </table:table-cell>
          <table:table-cell office:value-type="string">
            <text:p>SERGIO</text:p>
          </table:table-cell>
          <table:table-cell office:value-type="string">
            <text:p>CASTELLA MARTÍNEZ</text:p>
          </table:table-cell>
          <table:table-cell table:style-name="ce8" office:value-type="string">
            <text:p>41234598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80.4">
            <text:p>80,4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24</text:p>
          </table:table-cell>
          <table:table-cell office:value-type="string">
            <text:p>F/ 1702</text:p>
          </table:table-cell>
          <table:table-cell table:style-name="ce7" office:value-type="date" office:date-value="2009-08-27">
            <text:p>27/08/09</text:p>
          </table:table-cell>
          <table:table-cell office:value-type="string">
            <text:p>LAURA</text:p>
          </table:table-cell>
          <table:table-cell office:value-type="string">
            <text:p>CASTELLA TURUGUET</text:p>
          </table:table-cell>
          <table:table-cell table:style-name="ce8" office:value-type="string">
            <text:p>81648047-A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19.09">
            <text:p>319,0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32</text:p>
          </table:table-cell>
          <table:table-cell office:value-type="string">
            <text:p>F/ 1457</text:p>
          </table:table-cell>
          <table:table-cell table:style-name="ce7" office:value-type="date" office:date-value="2009-01-03">
            <text:p>03/01/09</text:p>
          </table:table-cell>
          <table:table-cell office:value-type="string">
            <text:p>JOSE LUIS</text:p>
          </table:table-cell>
          <table:table-cell office:value-type="string">
            <text:p>CASTILLA BELLOSO</text:p>
          </table:table-cell>
          <table:table-cell table:style-name="ce8" office:value-type="string">
            <text:p>46805251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607.84">
            <text:p>607,8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91</text:p>
          </table:table-cell>
          <table:table-cell office:value-type="string">
            <text:p>F/ 1634</text:p>
          </table:table-cell>
          <table:table-cell table:style-name="ce7" office:value-type="date" office:date-value="2009-05-29">
            <text:p>29/05/09</text:p>
          </table:table-cell>
          <table:table-cell office:value-type="string">
            <text:p>ESTHER</text:p>
          </table:table-cell>
          <table:table-cell office:value-type="string">
            <text:p>CASTILLO BADENAS</text:p>
          </table:table-cell>
          <table:table-cell table:style-name="ce8" office:value-type="string">
            <text:p>77318673-T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670.26">
            <text:p>670,2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61</text:p>
          </table:table-cell>
          <table:table-cell office:value-type="string">
            <text:p>F/ 1600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LAURA</text:p>
          </table:table-cell>
          <table:table-cell office:value-type="string">
            <text:p>CASTIO DUARTE</text:p>
          </table:table-cell>
          <table:table-cell table:style-name="ce8" office:value-type="string">
            <text:p>47875659-W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292.61">
            <text:p>292,6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56</text:p>
          </table:table-cell>
          <table:table-cell office:value-type="string">
            <text:p>F/ 1766</text:p>
          </table:table-cell>
          <table:table-cell table:style-name="ce7" office:value-type="date" office:date-value="2009-11-03">
            <text:p>03/11/09</text:p>
          </table:table-cell>
          <table:table-cell office:value-type="string">
            <text:p>MARC</text:p>
          </table:table-cell>
          <table:table-cell office:value-type="string">
            <text:p>CATEL RABERT</text:p>
          </table:table-cell>
          <table:table-cell table:style-name="ce8" office:value-type="string">
            <text:p>47810747-Z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83.71">
            <text:p>283,7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07</text:p>
          </table:table-cell>
          <table:table-cell office:value-type="string">
            <text:p>F/ 1698</text:p>
          </table:table-cell>
          <table:table-cell table:style-name="ce7" office:value-type="date" office:date-value="2009-08-25">
            <text:p>25/08/09</text:p>
          </table:table-cell>
          <table:table-cell office:value-type="string">
            <text:p>MIGUEL</text:p>
          </table:table-cell>
          <table:table-cell office:value-type="string">
            <text:p>CEBALLOS ALONSO</text:p>
          </table:table-cell>
          <table:table-cell table:style-name="ce8" office:value-type="string">
            <text:p>52428434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72.72">
            <text:p>72,7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9</text:p>
          </table:table-cell>
          <table:table-cell office:value-type="string">
            <text:p>F/ 1775</text:p>
          </table:table-cell>
          <table:table-cell table:style-name="ce7" office:value-type="date" office:date-value="2009-11-08">
            <text:p>08/11/09</text:p>
          </table:table-cell>
          <table:table-cell office:value-type="string">
            <text:p>LIBERTAD</text:p>
          </table:table-cell>
          <table:table-cell office:value-type="string">
            <text:p>CEREZA CARRERA</text:p>
          </table:table-cell>
          <table:table-cell table:style-name="ce8" office:value-type="string">
            <text:p>41003158-M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62.32">
            <text:p>162,3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92</text:p>
          </table:table-cell>
          <table:table-cell office:value-type="string">
            <text:p>F/ 1714</text:p>
          </table:table-cell>
          <table:table-cell table:style-name="ce7" office:value-type="date" office:date-value="2009-09-13">
            <text:p>13/09/09</text:p>
          </table:table-cell>
          <table:table-cell office:value-type="string">
            <text:p>ELISABET</text:p>
          </table:table-cell>
          <table:table-cell office:value-type="string">
            <text:p>CHAMIZO ARANDA</text:p>
          </table:table-cell>
          <table:table-cell table:style-name="ce8" office:value-type="string">
            <text:p>38852322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26.84">
            <text:p>326,8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68</text:p>
          </table:table-cell>
          <table:table-cell office:value-type="string">
            <text:p>AB/ 125</text:p>
          </table:table-cell>
          <table:table-cell table:style-name="ce7" office:value-type="date" office:date-value="2009-04-12">
            <text:p>12/04/09</text:p>
          </table:table-cell>
          <table:table-cell office:value-type="string">
            <text:p>PAU</text:p>
          </table:table-cell>
          <table:table-cell office:value-type="string">
            <text:p>CIURO GONZALO</text:p>
          </table:table-cell>
          <table:table-cell table:style-name="ce8" office:value-type="string">
            <text:p>12312055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-671.86">
            <text:p>-671,8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09</text:p>
          </table:table-cell>
          <table:table-cell office:value-type="string">
            <text:p>F/ 1578</text:p>
          </table:table-cell>
          <table:table-cell table:style-name="ce7" office:value-type="date" office:date-value="2009-04-20">
            <text:p>20/04/09</text:p>
          </table:table-cell>
          <table:table-cell office:value-type="string">
            <text:p>SERGIO</text:p>
          </table:table-cell>
          <table:table-cell office:value-type="string">
            <text:p>COBO MARTÍNEZ</text:p>
          </table:table-cell>
          <table:table-cell table:style-name="ce8" office:value-type="string">
            <text:p>23311136-L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53.02">
            <text:p>653,0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40</text:p>
          </table:table-cell>
          <table:table-cell office:value-type="string">
            <text:p>F/ 1873</text:p>
          </table:table-cell>
          <table:table-cell table:style-name="ce7" office:value-type="date" office:date-value="2009-12-28">
            <text:p>28/12/09</text:p>
          </table:table-cell>
          <table:table-cell office:value-type="string">
            <text:p>GLORIA</text:p>
          </table:table-cell>
          <table:table-cell office:value-type="string">
            <text:p>COBOS CASTELLA</text:p>
          </table:table-cell>
          <table:table-cell table:style-name="ce8" office:value-type="string">
            <text:p>41234588-M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497.09">
            <text:p>497,0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95</text:p>
          </table:table-cell>
          <table:table-cell office:value-type="string">
            <text:p>F/ 1483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EVELYN</text:p>
          </table:table-cell>
          <table:table-cell office:value-type="string">
            <text:p>COBOS PÉREZ</text:p>
          </table:table-cell>
          <table:table-cell table:style-name="ce8" office:value-type="string">
            <text:p>47708972-S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11.59">
            <text:p>111,5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15</text:p>
          </table:table-cell>
          <table:table-cell office:value-type="string">
            <text:p>F/ 1526</text:p>
          </table:table-cell>
          <table:table-cell table:style-name="ce7" office:value-type="date" office:date-value="2009-03-17">
            <text:p>17/03/09</text:p>
          </table:table-cell>
          <table:table-cell office:value-type="string">
            <text:p>JOSEP</text:p>
          </table:table-cell>
          <table:table-cell office:value-type="string">
            <text:p>COLOMÉ JOAN</text:p>
          </table:table-cell>
          <table:table-cell table:style-name="ce8" office:value-type="string">
            <text:p>47846259-M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322.07">
            <text:p>322,0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24</text:p>
          </table:table-cell>
          <table:table-cell office:value-type="string">
            <text:p>F/ 1869</text:p>
          </table:table-cell>
          <table:table-cell table:style-name="ce7" office:value-type="date" office:date-value="2009-12-26">
            <text:p>26/12/09</text:p>
          </table:table-cell>
          <table:table-cell office:value-type="string">
            <text:p>ITZIAR</text:p>
          </table:table-cell>
          <table:table-cell office:value-type="string">
            <text:p>COMA URBIOLA</text:p>
          </table:table-cell>
          <table:table-cell table:style-name="ce8" office:value-type="string">
            <text:p>52422836-L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67.95">
            <text:p>167,9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6</text:p>
          </table:table-cell>
          <table:table-cell office:value-type="string">
            <text:p>F/ 1491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PAULA</text:p>
          </table:table-cell>
          <table:table-cell office:value-type="string">
            <text:p>COMES AHEDO</text:p>
          </table:table-cell>
          <table:table-cell table:style-name="ce8" office:value-type="string">
            <text:p>12345657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154.85">
            <text:p>1154,8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290</text:p>
          </table:table-cell>
          <table:table-cell office:value-type="string">
            <text:p>F/ 1800</text:p>
          </table:table-cell>
          <table:table-cell table:style-name="ce7" office:value-type="date" office:date-value="2009-11-21">
            <text:p>21/11/09</text:p>
          </table:table-cell>
          <table:table-cell office:value-type="string">
            <text:p>DOLORS</text:p>
          </table:table-cell>
          <table:table-cell office:value-type="string">
            <text:p>COMES PLA</text:p>
          </table:table-cell>
          <table:table-cell table:style-name="ce8" office:value-type="string">
            <text:p>35751651-S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58.63">
            <text:p>258,6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28</text:p>
          </table:table-cell>
          <table:table-cell office:value-type="string">
            <text:p>AB/ 143</text:p>
          </table:table-cell>
          <table:table-cell table:style-name="ce7" office:value-type="date" office:date-value="2009-12-07">
            <text:p>07/12/09</text:p>
          </table:table-cell>
          <table:table-cell office:value-type="string">
            <text:p>RAUL</text:p>
          </table:table-cell>
          <table:table-cell office:value-type="string">
            <text:p>CORNEJO CAMPUZANO</text:p>
          </table:table-cell>
          <table:table-cell table:style-name="ce8" office:value-type="string">
            <text:p>52215145-J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-334.49">
            <text:p>-334,4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37</text:p>
          </table:table-cell>
          <table:table-cell office:value-type="string">
            <text:p>F/ 1655</text:p>
          </table:table-cell>
          <table:table-cell table:style-name="ce7" office:value-type="date" office:date-value="2009-07-13">
            <text:p>13/07/09</text:p>
          </table:table-cell>
          <table:table-cell office:value-type="string">
            <text:p>ANTONIO</text:p>
          </table:table-cell>
          <table:table-cell office:value-type="string">
            <text:p>CORTES GONZALEZ</text:p>
          </table:table-cell>
          <table:table-cell table:style-name="ce8" office:value-type="string">
            <text:p>46801633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255.56">
            <text:p>255,5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02</text:p>
          </table:table-cell>
          <table:table-cell office:value-type="string">
            <text:p>F/ 1727</text:p>
          </table:table-cell>
          <table:table-cell table:style-name="ce7" office:value-type="date" office:date-value="2009-09-27">
            <text:p>27/09/09</text:p>
          </table:table-cell>
          <table:table-cell office:value-type="string">
            <text:p>MARIA</text:p>
          </table:table-cell>
          <table:table-cell office:value-type="string">
            <text:p>CRESPAN MANE</text:p>
          </table:table-cell>
          <table:table-cell table:style-name="ce8" office:value-type="string">
            <text:p>12363559-V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670.82">
            <text:p>670,8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55</text:p>
          </table:table-cell>
          <table:table-cell office:value-type="string">
            <text:p>AB/ 147</text:p>
          </table:table-cell>
          <table:table-cell table:style-name="ce7" office:value-type="date" office:date-value="2009-12-30">
            <text:p>30/12/09</text:p>
          </table:table-cell>
          <table:table-cell office:value-type="string">
            <text:p>ENA-MAR</text:p>
          </table:table-cell>
          <table:table-cell office:value-type="string">
            <text:p>CREU FONTANELLES</text:p>
          </table:table-cell>
          <table:table-cell table:style-name="ce8" office:value-type="string">
            <text:p>83338474-R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-487.64">
            <text:p>-487,6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40</text:p>
          </table:table-cell>
          <table:table-cell office:value-type="string">
            <text:p>F/ 1636</text:p>
          </table:table-cell>
          <table:table-cell table:style-name="ce7" office:value-type="date" office:date-value="2009-06-01">
            <text:p>01/06/09</text:p>
          </table:table-cell>
          <table:table-cell office:value-type="string">
            <text:p>ALEJANDRO</text:p>
          </table:table-cell>
          <table:table-cell office:value-type="string">
            <text:p>CRUZ GUAL</text:p>
          </table:table-cell>
          <table:table-cell table:style-name="ce8" office:value-type="string">
            <text:p>12376264-Z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63.57">
            <text:p>163,5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4</text:p>
          </table:table-cell>
          <table:table-cell office:value-type="string">
            <text:p>F/ 1548</text:p>
          </table:table-cell>
          <table:table-cell table:style-name="ce7" office:value-type="date" office:date-value="2009-04-02">
            <text:p>02/04/09</text:p>
          </table:table-cell>
          <table:table-cell office:value-type="string">
            <text:p>CARLOS</text:p>
          </table:table-cell>
          <table:table-cell office:value-type="string">
            <text:p>CUADRADO BARJOLLO</text:p>
          </table:table-cell>
          <table:table-cell table:style-name="ce8" office:value-type="string">
            <text:p>41000152-V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67.94">
            <text:p>167,9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01</text:p>
          </table:table-cell>
          <table:table-cell office:value-type="string">
            <text:p>F/ 1617</text:p>
          </table:table-cell>
          <table:table-cell table:style-name="ce7" office:value-type="date" office:date-value="2009-05-16">
            <text:p>16/05/09</text:p>
          </table:table-cell>
          <table:table-cell office:value-type="string">
            <text:p>GUILLEM</text:p>
          </table:table-cell>
          <table:table-cell office:value-type="string">
            <text:p>CUNILLERA CLARES</text:p>
          </table:table-cell>
          <table:table-cell table:style-name="ce8" office:value-type="string">
            <text:p>12354765-V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324.93">
            <text:p>324,9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4</text:p>
          </table:table-cell>
          <table:table-cell office:value-type="string">
            <text:p>F/ 1562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EUGENIA</text:p>
          </table:table-cell>
          <table:table-cell office:value-type="string">
            <text:p>DALLARI PLANA</text:p>
          </table:table-cell>
          <table:table-cell table:style-name="ce8" office:value-type="string">
            <text:p>47730329-G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239.11">
            <text:p>239,1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294</text:p>
          </table:table-cell>
          <table:table-cell office:value-type="string">
            <text:p>F/ 1831</text:p>
          </table:table-cell>
          <table:table-cell table:style-name="ce7" office:value-type="date" office:date-value="2009-12-10">
            <text:p>10/12/09</text:p>
          </table:table-cell>
          <table:table-cell office:value-type="string">
            <text:p>JORDI</text:p>
          </table:table-cell>
          <table:table-cell office:value-type="string">
            <text:p>DE LA TORRE PLANA</text:p>
          </table:table-cell>
          <table:table-cell table:style-name="ce8" office:value-type="string">
            <text:p>37661668-S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387.99">
            <text:p>387,9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05</text:p>
          </table:table-cell>
          <table:table-cell office:value-type="string">
            <text:p>AB/ 142</text:p>
          </table:table-cell>
          <table:table-cell table:style-name="ce7" office:value-type="date" office:date-value="2009-11-21">
            <text:p>21/11/09</text:p>
          </table:table-cell>
          <table:table-cell office:value-type="string">
            <text:p>CRISTIAN</text:p>
          </table:table-cell>
          <table:table-cell office:value-type="string">
            <text:p>DEOP CASTILLO</text:p>
          </table:table-cell>
          <table:table-cell table:style-name="ce8" office:value-type="string">
            <text:p>47632413-A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-497.85">
            <text:p>-497,8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25</text:p>
          </table:table-cell>
          <table:table-cell office:value-type="string">
            <text:p>F/ 1776</text:p>
          </table:table-cell>
          <table:table-cell table:style-name="ce7" office:value-type="date" office:date-value="2009-11-08">
            <text:p>08/11/09</text:p>
          </table:table-cell>
          <table:table-cell office:value-type="string">
            <text:p>EUGENI</text:p>
          </table:table-cell>
          <table:table-cell office:value-type="string">
            <text:p>DIAZ BLANCH</text:p>
          </table:table-cell>
          <table:table-cell table:style-name="ce8" office:value-type="string">
            <text:p>47705792-T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645.9">
            <text:p>645,9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7</text:p>
          </table:table-cell>
          <table:table-cell office:value-type="string">
            <text:p>F/ 1738</text:p>
          </table:table-cell>
          <table:table-cell table:style-name="ce7" office:value-type="date" office:date-value="2009-10-13">
            <text:p>13/10/09</text:p>
          </table:table-cell>
          <table:table-cell office:value-type="string">
            <text:p>KENNETH</text:p>
          </table:table-cell>
          <table:table-cell office:value-type="string">
            <text:p>DÍAZ FRANCO</text:p>
          </table:table-cell>
          <table:table-cell table:style-name="ce8" office:value-type="string">
            <text:p>52425361-T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59.91">
            <text:p>159,9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29</text:p>
          </table:table-cell>
          <table:table-cell office:value-type="string">
            <text:p>F/ 1598</text:p>
          </table:table-cell>
          <table:table-cell table:style-name="ce7" office:value-type="date" office:date-value="2009-05-04">
            <text:p>04/05/09</text:p>
          </table:table-cell>
          <table:table-cell office:value-type="string">
            <text:p>LOURDES</text:p>
          </table:table-cell>
          <table:table-cell office:value-type="string">
            <text:p>DIAZ GARCIA</text:p>
          </table:table-cell>
          <table:table-cell table:style-name="ce8" office:value-type="string">
            <text:p>46806643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00.65">
            <text:p>300,6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86</text:p>
          </table:table-cell>
          <table:table-cell office:value-type="string">
            <text:p>F/ 1865</text:p>
          </table:table-cell>
          <table:table-cell table:style-name="ce7" office:value-type="date" office:date-value="2009-12-25">
            <text:p>25/12/09</text:p>
          </table:table-cell>
          <table:table-cell office:value-type="string">
            <text:p>ISMAEL</text:p>
          </table:table-cell>
          <table:table-cell office:value-type="string">
            <text:p>DIAZ PASADAS</text:p>
          </table:table-cell>
          <table:table-cell table:style-name="ce8" office:value-type="string">
            <text:p>39369581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309.38">
            <text:p>309,3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522</text:p>
          </table:table-cell>
          <table:table-cell table:style-name="ce7" office:value-type="date" office:date-value="2009-03-13">
            <text:p>13/03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28.28">
            <text:p>628,2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521</text:p>
          </table:table-cell>
          <table:table-cell table:style-name="ce7" office:value-type="date" office:date-value="2009-03-13">
            <text:p>13/03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300.76">
            <text:p>1300,7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565</text:p>
          </table:table-cell>
          <table:table-cell table:style-name="ce7" office:value-type="date" office:date-value="2009-04-10">
            <text:p>10/04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50.08">
            <text:p>650,0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583</text:p>
          </table:table-cell>
          <table:table-cell table:style-name="ce7" office:value-type="date" office:date-value="2009-04-24">
            <text:p>24/04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295.34">
            <text:p>1295,3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04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598.29">
            <text:p>598,2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AB/ 128</text:p>
          </table:table-cell>
          <table:table-cell table:style-name="ce7" office:value-type="date" office:date-value="2009-05-09">
            <text:p>09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-167.91">
            <text:p>-167,9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26</text:p>
          </table:table-cell>
          <table:table-cell table:style-name="ce7" office:value-type="date" office:date-value="2009-05-23">
            <text:p>23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34.28">
            <text:p>634,2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32</text:p>
          </table:table-cell>
          <table:table-cell table:style-name="ce7" office:value-type="date" office:date-value="2009-05-29">
            <text:p>29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52.34">
            <text:p>152,3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33</text:p>
          </table:table-cell>
          <table:table-cell table:style-name="ce7" office:value-type="date" office:date-value="2009-05-29">
            <text:p>29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67.59">
            <text:p>167,5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39</text:p>
          </table:table-cell>
          <table:table-cell table:style-name="ce7" office:value-type="date" office:date-value="2009-06-10">
            <text:p>10/06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21.56">
            <text:p>621,5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47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68.61">
            <text:p>168,6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AB/ 131</text:p>
          </table:table-cell>
          <table:table-cell table:style-name="ce7" office:value-type="date" office:date-value="2009-07-18">
            <text:p>18/07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-141.4">
            <text:p>-141,4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67</text:p>
          </table:table-cell>
          <table:table-cell table:style-name="ce7" office:value-type="date" office:date-value="2009-07-30">
            <text:p>30/07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96.18">
            <text:p>196,1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85</text:p>
          </table:table-cell>
          <table:table-cell table:style-name="ce7" office:value-type="date" office:date-value="2009-08-12">
            <text:p>12/08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22.85">
            <text:p>222,8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744</text:p>
          </table:table-cell>
          <table:table-cell table:style-name="ce7" office:value-type="date" office:date-value="2009-10-20">
            <text:p>20/10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53.58">
            <text:p>53,5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757</text:p>
          </table:table-cell>
          <table:table-cell table:style-name="ce7" office:value-type="date" office:date-value="2009-10-28">
            <text:p>28/10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26.74">
            <text:p>626,7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AB/ 138</text:p>
          </table:table-cell>
          <table:table-cell table:style-name="ce7" office:value-type="date" office:date-value="2009-10-31">
            <text:p>31/10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-513.45">
            <text:p>-513,4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AB/ 139</text:p>
          </table:table-cell>
          <table:table-cell table:style-name="ce7" office:value-type="date" office:date-value="2009-11-09">
            <text:p>09/11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-1301.2">
            <text:p>-1301,2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818</text:p>
          </table:table-cell>
          <table:table-cell table:style-name="ce7" office:value-type="date" office:date-value="2009-12-02">
            <text:p>02/12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310.44">
            <text:p>1310,4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851</text:p>
          </table:table-cell>
          <table:table-cell table:style-name="ce7" office:value-type="date" office:date-value="2009-12-19">
            <text:p>19/12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8" office:value-type="string">
            <text:p>8335253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35.43">
            <text:p>335,4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64</text:p>
          </table:table-cell>
          <table:table-cell office:value-type="string">
            <text:p>F/ 1845</text:p>
          </table:table-cell>
          <table:table-cell table:style-name="ce7" office:value-type="date" office:date-value="2009-12-15">
            <text:p>15/12/09</text:p>
          </table:table-cell>
          <table:table-cell office:value-type="string">
            <text:p>JORDI</text:p>
          </table:table-cell>
          <table:table-cell office:value-type="string">
            <text:p>ESQUIUS ARDENUY</text:p>
          </table:table-cell>
          <table:table-cell table:style-name="ce8" office:value-type="string">
            <text:p>39377277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54.64">
            <text:p>154,6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80</text:p>
          </table:table-cell>
          <table:table-cell office:value-type="string">
            <text:p>AB/ 144</text:p>
          </table:table-cell>
          <table:table-cell table:style-name="ce7" office:value-type="date" office:date-value="2009-12-11">
            <text:p>11/12/09</text:p>
          </table:table-cell>
          <table:table-cell office:value-type="string">
            <text:p>MARIO</text:p>
          </table:table-cell>
          <table:table-cell office:value-type="string">
            <text:p>ESTRADA MATURANO</text:p>
          </table:table-cell>
          <table:table-cell table:style-name="ce8" office:value-type="string">
            <text:p>39366003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-372.22">
            <text:p>-372,2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54</text:p>
          </table:table-cell>
          <table:table-cell office:value-type="string">
            <text:p>F/ 1704</text:p>
          </table:table-cell>
          <table:table-cell table:style-name="ce7" office:value-type="date" office:date-value="2009-08-29">
            <text:p>29/08/09</text:p>
          </table:table-cell>
          <table:table-cell office:value-type="string">
            <text:p>JORDI</text:p>
          </table:table-cell>
          <table:table-cell office:value-type="string">
            <text:p>ESTRELLS MORENO</text:p>
          </table:table-cell>
          <table:table-cell table:style-name="ce8" office:value-type="string">
            <text:p>52428877-N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46.77">
            <text:p>146,7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80</text:p>
          </table:table-cell>
          <table:table-cell office:value-type="string">
            <text:p>F/ 1643</text:p>
          </table:table-cell>
          <table:table-cell table:style-name="ce7" office:value-type="date" office:date-value="2009-06-27">
            <text:p>27/06/09</text:p>
          </table:table-cell>
          <table:table-cell office:value-type="string">
            <text:p>JOAN</text:p>
          </table:table-cell>
          <table:table-cell office:value-type="string">
            <text:p>FABREGAS PADRO</text:p>
          </table:table-cell>
          <table:table-cell table:style-name="ce8" office:value-type="string">
            <text:p>3937063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30.34">
            <text:p>130,3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6</text:p>
          </table:table-cell>
          <table:table-cell office:value-type="string">
            <text:p>F/ 1760</text:p>
          </table:table-cell>
          <table:table-cell table:style-name="ce7" office:value-type="date" office:date-value="2009-10-30">
            <text:p>30/10/09</text:p>
          </table:table-cell>
          <table:table-cell office:value-type="string">
            <text:p>ESTEVE</text:p>
          </table:table-cell>
          <table:table-cell office:value-type="string">
            <text:p>FAJA MAURI</text:p>
          </table:table-cell>
          <table:table-cell table:style-name="ce8" office:value-type="string">
            <text:p>39358452-K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671.06">
            <text:p>671,0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43</text:p>
          </table:table-cell>
          <table:table-cell office:value-type="string">
            <text:p>F/ 1672</text:p>
          </table:table-cell>
          <table:table-cell table:style-name="ce7" office:value-type="date" office:date-value="2009-08-03">
            <text:p>03/08/09</text:p>
          </table:table-cell>
          <table:table-cell office:value-type="string">
            <text:p>MANUEL</text:p>
          </table:table-cell>
          <table:table-cell office:value-type="string">
            <text:p>FAJARDO <text:s/>DEL PERAL</text:p>
          </table:table-cell>
          <table:table-cell table:style-name="ce8" office:value-type="string">
            <text:p>41000146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311.76">
            <text:p>1311,7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16</text:p>
          </table:table-cell>
          <table:table-cell office:value-type="string">
            <text:p>F/ 1861</text:p>
          </table:table-cell>
          <table:table-cell table:style-name="ce7" office:value-type="date" office:date-value="2009-12-23">
            <text:p>23/12/09</text:p>
          </table:table-cell>
          <table:table-cell office:value-type="string">
            <text:p>IVAN</text:p>
          </table:table-cell>
          <table:table-cell office:value-type="string">
            <text:p>FAURA ROLDAN</text:p>
          </table:table-cell>
          <table:table-cell table:style-name="ce8" office:value-type="string">
            <text:p>53326297-F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582.7">
            <text:p>582,7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21</text:p>
          </table:table-cell>
          <table:table-cell office:value-type="string">
            <text:p>F/ 1635</text:p>
          </table:table-cell>
          <table:table-cell table:style-name="ce7" office:value-type="date" office:date-value="2009-05-31">
            <text:p>31/05/09</text:p>
          </table:table-cell>
          <table:table-cell office:value-type="string">
            <text:p>NÚRIA</text:p>
          </table:table-cell>
          <table:table-cell office:value-type="string">
            <text:p>FERNÁNDEZ GONZÁLEZ</text:p>
          </table:table-cell>
          <table:table-cell table:style-name="ce8" office:value-type="string">
            <text:p>35114494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56.33">
            <text:p>156,3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29</text:p>
          </table:table-cell>
          <table:table-cell office:value-type="string">
            <text:p>F/ 1620</text:p>
          </table:table-cell>
          <table:table-cell table:style-name="ce7" office:value-type="date" office:date-value="2009-05-18">
            <text:p>18/05/09</text:p>
          </table:table-cell>
          <table:table-cell office:value-type="string">
            <text:p>JORDI</text:p>
          </table:table-cell>
          <table:table-cell office:value-type="string">
            <text:p>FERNÁNDEZ REY</text:p>
          </table:table-cell>
          <table:table-cell table:style-name="ce8" office:value-type="string">
            <text:p>81609654-L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87.64">
            <text:p>287,6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81</text:p>
          </table:table-cell>
          <table:table-cell office:value-type="string">
            <text:p>F/ 1707</text:p>
          </table:table-cell>
          <table:table-cell table:style-name="ce7" office:value-type="date" office:date-value="2009-09-03">
            <text:p>03/09/09</text:p>
          </table:table-cell>
          <table:table-cell office:value-type="string">
            <text:p>JOAN</text:p>
          </table:table-cell>
          <table:table-cell office:value-type="string">
            <text:p>FERNÁNDEZ REY</text:p>
          </table:table-cell>
          <table:table-cell table:style-name="ce8" office:value-type="string">
            <text:p>81607482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93.46">
            <text:p>393,4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23</text:p>
          </table:table-cell>
          <table:table-cell office:value-type="string">
            <text:p>F/ 1489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ERIK</text:p>
          </table:table-cell>
          <table:table-cell office:value-type="string">
            <text:p>FERRER CASTELNOU</text:p>
          </table:table-cell>
          <table:table-cell table:style-name="ce8" office:value-type="string">
            <text:p>22222222-A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60.78">
            <text:p>160,7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98</text:p>
          </table:table-cell>
          <table:table-cell office:value-type="string">
            <text:p>F/ 1500</text:p>
          </table:table-cell>
          <table:table-cell table:style-name="ce7" office:value-type="date" office:date-value="2009-02-13">
            <text:p>13/02/09</text:p>
          </table:table-cell>
          <table:table-cell office:value-type="string">
            <text:p>GABRIEL</text:p>
          </table:table-cell>
          <table:table-cell office:value-type="string">
            <text:p>FERRER PRADA</text:p>
          </table:table-cell>
          <table:table-cell table:style-name="ce8" office:value-type="string">
            <text:p>41009147-V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223.77">
            <text:p>223,7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49</text:p>
          </table:table-cell>
          <table:table-cell office:value-type="string">
            <text:p>F/ 1553</text:p>
          </table:table-cell>
          <table:table-cell table:style-name="ce7" office:value-type="date" office:date-value="2009-04-05">
            <text:p>05/04/09</text:p>
          </table:table-cell>
          <table:table-cell office:value-type="string">
            <text:p>ERIK</text:p>
          </table:table-cell>
          <table:table-cell office:value-type="string">
            <text:p>FERRER RODRIGUEZ</text:p>
          </table:table-cell>
          <table:table-cell table:style-name="ce8" office:value-type="string">
            <text:p>52428600-I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07.14">
            <text:p>107,1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06</text:p>
          </table:table-cell>
          <table:table-cell office:value-type="string">
            <text:p>F/ 1712</text:p>
          </table:table-cell>
          <table:table-cell table:style-name="ce7" office:value-type="date" office:date-value="2009-09-11">
            <text:p>11/09/09</text:p>
          </table:table-cell>
          <table:table-cell office:value-type="string">
            <text:p>MARIA TERESA</text:p>
          </table:table-cell>
          <table:table-cell office:value-type="string">
            <text:p>FORCAT PLANA</text:p>
          </table:table-cell>
          <table:table-cell table:style-name="ce8" office:value-type="string">
            <text:p>46811165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432.49">
            <text:p>432,4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2</text:p>
          </table:table-cell>
          <table:table-cell office:value-type="string">
            <text:p>F/ 1599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ORIOL</text:p>
          </table:table-cell>
          <table:table-cell office:value-type="string">
            <text:p>FUERTES BRUNET</text:p>
          </table:table-cell>
          <table:table-cell table:style-name="ce8" office:value-type="string">
            <text:p>52428595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335.27">
            <text:p>335,2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40</text:p>
          </table:table-cell>
          <table:table-cell office:value-type="string">
            <text:p>F/ 1554</text:p>
          </table:table-cell>
          <table:table-cell table:style-name="ce7" office:value-type="date" office:date-value="2009-04-06">
            <text:p>06/04/09</text:p>
          </table:table-cell>
          <table:table-cell office:value-type="string">
            <text:p>MARC</text:p>
          </table:table-cell>
          <table:table-cell office:value-type="string">
            <text:p>GALCERAN OMS</text:p>
          </table:table-cell>
          <table:table-cell table:style-name="ce8" office:value-type="string">
            <text:p>77613864-S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24.14">
            <text:p>124,1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99</text:p>
          </table:table-cell>
          <table:table-cell office:value-type="string">
            <text:p>AB/ 119</text:p>
          </table:table-cell>
          <table:table-cell table:style-name="ce7" office:value-type="date" office:date-value="2009-01-24">
            <text:p>24/01/09</text:p>
          </table:table-cell>
          <table:table-cell office:value-type="string">
            <text:p>SONIA</text:p>
          </table:table-cell>
          <table:table-cell office:value-type="string">
            <text:p>GALI VILELLA</text:p>
          </table:table-cell>
          <table:table-cell table:style-name="ce8" office:value-type="string">
            <text:p>41000130-S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-337.35">
            <text:p>-337,3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07</text:p>
          </table:table-cell>
          <table:table-cell office:value-type="string">
            <text:p>F/ 1699</text:p>
          </table:table-cell>
          <table:table-cell table:style-name="ce7" office:value-type="date" office:date-value="2009-08-26">
            <text:p>26/08/09</text:p>
          </table:table-cell>
          <table:table-cell office:value-type="string">
            <text:p>IVAN</text:p>
          </table:table-cell>
          <table:table-cell office:value-type="string">
            <text:p>GAMERO RODRIGUEZ</text:p>
          </table:table-cell>
          <table:table-cell table:style-name="ce8" office:value-type="string">
            <text:p>46648047-R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82.41">
            <text:p>82,4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78</text:p>
          </table:table-cell>
          <table:table-cell office:value-type="string">
            <text:p>F/ 1603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ALBERTO SERGIO</text:p>
          </table:table-cell>
          <table:table-cell office:value-type="string">
            <text:p>GARATE GUERRERO</text:p>
          </table:table-cell>
          <table:table-cell table:style-name="ce8" office:value-type="string">
            <text:p>52428853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296.95">
            <text:p>296,9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89</text:p>
          </table:table-cell>
          <table:table-cell office:value-type="string">
            <text:p>F/ 1870</text:p>
          </table:table-cell>
          <table:table-cell table:style-name="ce7" office:value-type="date" office:date-value="2009-12-27">
            <text:p>27/12/09</text:p>
          </table:table-cell>
          <table:table-cell office:value-type="string">
            <text:p>MANUELA</text:p>
          </table:table-cell>
          <table:table-cell office:value-type="string">
            <text:p>GARCES ROYES</text:p>
          </table:table-cell>
          <table:table-cell table:style-name="ce8" office:value-type="string">
            <text:p>47705632-S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643.7">
            <text:p>643,7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40</text:p>
          </table:table-cell>
          <table:table-cell office:value-type="string">
            <text:p>F/ 1755</text:p>
          </table:table-cell>
          <table:table-cell table:style-name="ce7" office:value-type="date" office:date-value="2009-10-27">
            <text:p>27/10/09</text:p>
          </table:table-cell>
          <table:table-cell office:value-type="string">
            <text:p>TAMARA</text:p>
          </table:table-cell>
          <table:table-cell office:value-type="string">
            <text:p>GARCIA ALVAREZ</text:p>
          </table:table-cell>
          <table:table-cell table:style-name="ce8" office:value-type="string">
            <text:p>83323717-L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12.52">
            <text:p>112,5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85</text:p>
          </table:table-cell>
          <table:table-cell office:value-type="string">
            <text:p>F/ 1713</text:p>
          </table:table-cell>
          <table:table-cell table:style-name="ce7" office:value-type="date" office:date-value="2009-09-11">
            <text:p>11/09/09</text:p>
          </table:table-cell>
          <table:table-cell office:value-type="string">
            <text:p>ALEXANDRA</text:p>
          </table:table-cell>
          <table:table-cell office:value-type="string">
            <text:p>GARCIA DAZA</text:p>
          </table:table-cell>
          <table:table-cell table:style-name="ce8" office:value-type="string">
            <text:p>41000131-R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22.84">
            <text:p>122,8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41</text:p>
          </table:table-cell>
          <table:table-cell office:value-type="string">
            <text:p>F/ 1638</text:p>
          </table:table-cell>
          <table:table-cell table:style-name="ce7" office:value-type="date" office:date-value="2009-06-09">
            <text:p>09/06/09</text:p>
          </table:table-cell>
          <table:table-cell office:value-type="string">
            <text:p>ALEXIS</text:p>
          </table:table-cell>
          <table:table-cell office:value-type="string">
            <text:p>GARCIA GOMIS</text:p>
          </table:table-cell>
          <table:table-cell table:style-name="ce8" office:value-type="string">
            <text:p>79290685-V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70.78">
            <text:p>670,7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82</text:p>
          </table:table-cell>
          <table:table-cell office:value-type="string">
            <text:p>F/ 1731</text:p>
          </table:table-cell>
          <table:table-cell table:style-name="ce7" office:value-type="date" office:date-value="2009-10-05">
            <text:p>05/10/09</text:p>
          </table:table-cell>
          <table:table-cell office:value-type="string">
            <text:p>SAUL</text:p>
          </table:table-cell>
          <table:table-cell office:value-type="string">
            <text:p>GARCIA HUERTES</text:p>
          </table:table-cell>
          <table:table-cell table:style-name="ce8" office:value-type="string">
            <text:p>81063922-B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234.29">
            <text:p>234,2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63</text:p>
          </table:table-cell>
          <table:table-cell office:value-type="string">
            <text:p>F/ 1512</text:p>
          </table:table-cell>
          <table:table-cell table:style-name="ce7" office:value-type="date" office:date-value="2009-03-06">
            <text:p>06/03/09</text:p>
          </table:table-cell>
          <table:table-cell office:value-type="string">
            <text:p>VICTOR</text:p>
          </table:table-cell>
          <table:table-cell office:value-type="string">
            <text:p>GARCIA LOPEZ</text:p>
          </table:table-cell>
          <table:table-cell table:style-name="ce8" office:value-type="string">
            <text:p>41000129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88.25">
            <text:p>188,2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71</text:p>
          </table:table-cell>
          <table:table-cell office:value-type="string">
            <text:p>F/ 1866</text:p>
          </table:table-cell>
          <table:table-cell table:style-name="ce7" office:value-type="date" office:date-value="2009-12-25">
            <text:p>25/12/09</text:p>
          </table:table-cell>
          <table:table-cell office:value-type="string">
            <text:p>BARBARA</text:p>
          </table:table-cell>
          <table:table-cell office:value-type="string">
            <text:p>GARCIA PLANA</text:p>
          </table:table-cell>
          <table:table-cell table:style-name="ce8" office:value-type="string">
            <text:p>39108628-N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621.3">
            <text:p>621,3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77</text:p>
          </table:table-cell>
          <table:table-cell office:value-type="string">
            <text:p>F/ 1848</text:p>
          </table:table-cell>
          <table:table-cell table:style-name="ce7" office:value-type="date" office:date-value="2009-12-17">
            <text:p>17/12/09</text:p>
          </table:table-cell>
          <table:table-cell office:value-type="string">
            <text:p>NURIA</text:p>
          </table:table-cell>
          <table:table-cell office:value-type="string">
            <text:p>GARCIA SORRIBES</text:p>
          </table:table-cell>
          <table:table-cell table:style-name="ce8" office:value-type="string">
            <text:p>52426285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82.39">
            <text:p>82,3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89</text:p>
          </table:table-cell>
          <table:table-cell office:value-type="string">
            <text:p>F/ 1728</text:p>
          </table:table-cell>
          <table:table-cell table:style-name="ce7" office:value-type="date" office:date-value="2009-09-29">
            <text:p>29/09/09</text:p>
          </table:table-cell>
          <table:table-cell office:value-type="string">
            <text:p>NOELIA</text:p>
          </table:table-cell>
          <table:table-cell office:value-type="string">
            <text:p>GARRI CATA</text:p>
          </table:table-cell>
          <table:table-cell table:style-name="ce8" office:value-type="string">
            <text:p>47808116-H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80.36">
            <text:p>80,3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0</text:p>
          </table:table-cell>
          <table:table-cell office:value-type="string">
            <text:p>F/ 1591</text:p>
          </table:table-cell>
          <table:table-cell table:style-name="ce7" office:value-type="date" office:date-value="2009-04-29">
            <text:p>29/04/09</text:p>
          </table:table-cell>
          <table:table-cell office:value-type="string">
            <text:p>ADRIANA</text:p>
          </table:table-cell>
          <table:table-cell office:value-type="string">
            <text:p>GARROTE MUÑOZ</text:p>
          </table:table-cell>
          <table:table-cell table:style-name="ce8" office:value-type="string">
            <text:p>12373768-S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23.81">
            <text:p>223,8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29</text:p>
          </table:table-cell>
          <table:table-cell office:value-type="string">
            <text:p>F/ 1872</text:p>
          </table:table-cell>
          <table:table-cell table:style-name="ce7" office:value-type="date" office:date-value="2009-12-27">
            <text:p>27/12/09</text:p>
          </table:table-cell>
          <table:table-cell office:value-type="string">
            <text:p>ANNA</text:p>
          </table:table-cell>
          <table:table-cell office:value-type="string">
            <text:p>GASCÓN GARCIA</text:p>
          </table:table-cell>
          <table:table-cell table:style-name="ce8" office:value-type="string">
            <text:p>38845438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264.11">
            <text:p>264,1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0</text:p>
          </table:table-cell>
          <table:table-cell office:value-type="string">
            <text:p>F/ 1720</text:p>
          </table:table-cell>
          <table:table-cell table:style-name="ce7" office:value-type="date" office:date-value="2009-09-23">
            <text:p>23/09/09</text:p>
          </table:table-cell>
          <table:table-cell office:value-type="string">
            <text:p>MARC</text:p>
          </table:table-cell>
          <table:table-cell office:value-type="string">
            <text:p>GIL CASTAÑO</text:p>
          </table:table-cell>
          <table:table-cell table:style-name="ce8" office:value-type="string">
            <text:p>52429266-K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91.71">
            <text:p>91,7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7</text:p>
          </table:table-cell>
          <table:table-cell office:value-type="string">
            <text:p>F/ 1759</text:p>
          </table:table-cell>
          <table:table-cell table:style-name="ce7" office:value-type="date" office:date-value="2009-10-29">
            <text:p>29/10/09</text:p>
          </table:table-cell>
          <table:table-cell office:value-type="string">
            <text:p>IU</text:p>
          </table:table-cell>
          <table:table-cell office:value-type="string">
            <text:p>GIL CASTELLA</text:p>
          </table:table-cell>
          <table:table-cell table:style-name="ce8" office:value-type="string">
            <text:p>81757006-M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332.13">
            <text:p>332,1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49</text:p>
          </table:table-cell>
          <table:table-cell office:value-type="string">
            <text:p>F/ 1509</text:p>
          </table:table-cell>
          <table:table-cell table:style-name="ce7" office:value-type="date" office:date-value="2009-03-02">
            <text:p>02/03/09</text:p>
          </table:table-cell>
          <table:table-cell office:value-type="string">
            <text:p>ALBA</text:p>
          </table:table-cell>
          <table:table-cell office:value-type="string">
            <text:p>GIL NICOLÁS</text:p>
          </table:table-cell>
          <table:table-cell table:style-name="ce8" office:value-type="string">
            <text:p>27601585-R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324.17">
            <text:p>324,1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58</text:p>
          </table:table-cell>
          <table:table-cell office:value-type="string">
            <text:p>AB/ 126</text:p>
          </table:table-cell>
          <table:table-cell table:style-name="ce7" office:value-type="date" office:date-value="2009-04-22">
            <text:p>22/04/09</text:p>
          </table:table-cell>
          <table:table-cell office:value-type="string">
            <text:p>ORIOL</text:p>
          </table:table-cell>
          <table:table-cell office:value-type="string">
            <text:p>GILBERT AZNAR</text:p>
          </table:table-cell>
          <table:table-cell table:style-name="ce8" office:value-type="string">
            <text:p>41234573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-437.55">
            <text:p>-437,5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94</text:p>
          </table:table-cell>
          <table:table-cell office:value-type="string">
            <text:p>F/ 1795</text:p>
          </table:table-cell>
          <table:table-cell table:style-name="ce7" office:value-type="date" office:date-value="2009-11-19">
            <text:p>19/11/09</text:p>
          </table:table-cell>
          <table:table-cell office:value-type="string">
            <text:p>JOSEP</text:p>
          </table:table-cell>
          <table:table-cell office:value-type="string">
            <text:p>GIMENEZ ALTET</text:p>
          </table:table-cell>
          <table:table-cell table:style-name="ce8" office:value-type="string">
            <text:p>12384771-W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498.32">
            <text:p>498,3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18</text:p>
          </table:table-cell>
          <table:table-cell office:value-type="string">
            <text:p>F/ 1798</text:p>
          </table:table-cell>
          <table:table-cell table:style-name="ce7" office:value-type="date" office:date-value="2009-11-20">
            <text:p>20/11/09</text:p>
          </table:table-cell>
          <table:table-cell office:value-type="string">
            <text:p>EVA</text:p>
          </table:table-cell>
          <table:table-cell office:value-type="string">
            <text:p>GIMENEZ OLMOS</text:p>
          </table:table-cell>
          <table:table-cell table:style-name="ce8" office:value-type="string">
            <text:p>41000136-W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56.51">
            <text:p>256,5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12</text:p>
          </table:table-cell>
          <table:table-cell office:value-type="string">
            <text:p>F/ 1858</text:p>
          </table:table-cell>
          <table:table-cell table:style-name="ce7" office:value-type="date" office:date-value="2009-12-22">
            <text:p>22/12/09</text:p>
          </table:table-cell>
          <table:table-cell office:value-type="string">
            <text:p>ANA PATRICIA</text:p>
          </table:table-cell>
          <table:table-cell office:value-type="string">
            <text:p>GINES GARRIDO</text:p>
          </table:table-cell>
          <table:table-cell table:style-name="ce8" office:value-type="string">
            <text:p>12338474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18.93">
            <text:p>318,9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41</text:p>
          </table:table-cell>
          <table:table-cell office:value-type="string">
            <text:p>F/ 1687</text:p>
          </table:table-cell>
          <table:table-cell table:style-name="ce7" office:value-type="date" office:date-value="2009-08-13">
            <text:p>13/08/09</text:p>
          </table:table-cell>
          <table:table-cell office:value-type="string">
            <text:p>JORDI</text:p>
          </table:table-cell>
          <table:table-cell office:value-type="string">
            <text:p>GIRONA LISON</text:p>
          </table:table-cell>
          <table:table-cell table:style-name="ce8" office:value-type="string">
            <text:p>41000145-I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37.55">
            <text:p>337,5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28</text:p>
          </table:table-cell>
          <table:table-cell office:value-type="string">
            <text:p>AB/ 140</text:p>
          </table:table-cell>
          <table:table-cell table:style-name="ce7" office:value-type="date" office:date-value="2009-11-10">
            <text:p>10/11/09</text:p>
          </table:table-cell>
          <table:table-cell office:value-type="string">
            <text:p>IVAN</text:p>
          </table:table-cell>
          <table:table-cell office:value-type="string">
            <text:p>GOMEZ GONZALEZ</text:p>
          </table:table-cell>
          <table:table-cell table:style-name="ce8" office:value-type="string">
            <text:p>41000142-M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-532.74">
            <text:p>-532,7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70</text:p>
          </table:table-cell>
          <table:table-cell office:value-type="string">
            <text:p>F/ 1541</text:p>
          </table:table-cell>
          <table:table-cell table:style-name="ce7" office:value-type="date" office:date-value="2009-03-27">
            <text:p>27/03/09</text:p>
          </table:table-cell>
          <table:table-cell office:value-type="string">
            <text:p>IMMACULADA</text:p>
          </table:table-cell>
          <table:table-cell office:value-type="string">
            <text:p>GÓMEZ ROPER</text:p>
          </table:table-cell>
          <table:table-cell table:style-name="ce8" office:value-type="string">
            <text:p>41234574-S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12.41">
            <text:p>112,4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90</text:p>
          </table:table-cell>
          <table:table-cell office:value-type="string">
            <text:p>F/ 1715</text:p>
          </table:table-cell>
          <table:table-cell table:style-name="ce7" office:value-type="date" office:date-value="2009-09-13">
            <text:p>13/09/09</text:p>
          </table:table-cell>
          <table:table-cell office:value-type="string">
            <text:p>ELENA</text:p>
          </table:table-cell>
          <table:table-cell office:value-type="string">
            <text:p>GONZAL VIDAL</text:p>
          </table:table-cell>
          <table:table-cell table:style-name="ce8" office:value-type="string">
            <text:p>12390180-V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53.57">
            <text:p>153,5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24</text:p>
          </table:table-cell>
          <table:table-cell office:value-type="string">
            <text:p>F/ 1723</text:p>
          </table:table-cell>
          <table:table-cell table:style-name="ce7" office:value-type="date" office:date-value="2009-09-25">
            <text:p>25/09/09</text:p>
          </table:table-cell>
          <table:table-cell office:value-type="string">
            <text:p>DAVID</text:p>
          </table:table-cell>
          <table:table-cell office:value-type="string">
            <text:p>GONZÁLEZ CASCOS</text:p>
          </table:table-cell>
          <table:table-cell table:style-name="ce8" office:value-type="string">
            <text:p>27608648-B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993.87">
            <text:p>993,8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05</text:p>
          </table:table-cell>
          <table:table-cell office:value-type="string">
            <text:p>AB/ 146</text:p>
          </table:table-cell>
          <table:table-cell table:style-name="ce7" office:value-type="date" office:date-value="2009-12-24">
            <text:p>24/12/09</text:p>
          </table:table-cell>
          <table:table-cell office:value-type="string">
            <text:p>CRISTINA</text:p>
          </table:table-cell>
          <table:table-cell office:value-type="string">
            <text:p>GONZÁLEZ JIMÉNEZ</text:p>
          </table:table-cell>
          <table:table-cell table:style-name="ce8" office:value-type="string">
            <text:p>02663328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-671.86">
            <text:p>-671,8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72</text:p>
          </table:table-cell>
          <table:table-cell office:value-type="string">
            <text:p>F/ 1592</text:p>
          </table:table-cell>
          <table:table-cell table:style-name="ce7" office:value-type="date" office:date-value="2009-04-29">
            <text:p>29/04/09</text:p>
          </table:table-cell>
          <table:table-cell office:value-type="string">
            <text:p>DESIRÉ</text:p>
          </table:table-cell>
          <table:table-cell office:value-type="string">
            <text:p>GONZÁLEZ MARÍN</text:p>
          </table:table-cell>
          <table:table-cell table:style-name="ce8" office:value-type="string">
            <text:p>81804910-H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55.86">
            <text:p>155,8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5</text:p>
          </table:table-cell>
          <table:table-cell office:value-type="string">
            <text:p>F/ 1762</text:p>
          </table:table-cell>
          <table:table-cell table:style-name="ce7" office:value-type="date" office:date-value="2009-10-31">
            <text:p>31/10/09</text:p>
          </table:table-cell>
          <table:table-cell office:value-type="string">
            <text:p>ALEJANDRO</text:p>
          </table:table-cell>
          <table:table-cell office:value-type="string">
            <text:p>GONZÁLEZ MARINAS</text:p>
          </table:table-cell>
          <table:table-cell table:style-name="ce8" office:value-type="string">
            <text:p>41234584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652.8">
            <text:p>652,8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94</text:p>
          </table:table-cell>
          <table:table-cell office:value-type="string">
            <text:p>F/ 1543</text:p>
          </table:table-cell>
          <table:table-cell table:style-name="ce7" office:value-type="date" office:date-value="2009-03-29">
            <text:p>29/03/09</text:p>
          </table:table-cell>
          <table:table-cell office:value-type="string">
            <text:p>Mª ANGELES</text:p>
          </table:table-cell>
          <table:table-cell office:value-type="string">
            <text:p>GONZÁLEZ MARTÍNEZ</text:p>
          </table:table-cell>
          <table:table-cell table:style-name="ce8" office:value-type="string">
            <text:p>47631650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26.73">
            <text:p>126,7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06</text:p>
          </table:table-cell>
          <table:table-cell office:value-type="string">
            <text:p>F/ 1475</text:p>
          </table:table-cell>
          <table:table-cell table:style-name="ce7" office:value-type="date" office:date-value="2009-01-18">
            <text:p>18/01/09</text:p>
          </table:table-cell>
          <table:table-cell office:value-type="string">
            <text:p>ELISABET</text:p>
          </table:table-cell>
          <table:table-cell office:value-type="string">
            <text:p>GONZALEZ REQUENA</text:p>
          </table:table-cell>
          <table:table-cell table:style-name="ce8" office:value-type="string">
            <text:p>41002915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80.43">
            <text:p>80,4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20</text:p>
          </table:table-cell>
          <table:table-cell office:value-type="string">
            <text:p>F/ 1503</text:p>
          </table:table-cell>
          <table:table-cell table:style-name="ce7" office:value-type="date" office:date-value="2009-02-17">
            <text:p>17/02/09</text:p>
          </table:table-cell>
          <table:table-cell office:value-type="string">
            <text:p>JAUME</text:p>
          </table:table-cell>
          <table:table-cell office:value-type="string">
            <text:p>GONZALO PEREZ</text:p>
          </table:table-cell>
          <table:table-cell table:style-name="ce8" office:value-type="string">
            <text:p>12323479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11.47">
            <text:p>311,4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7</text:p>
          </table:table-cell>
          <table:table-cell office:value-type="string">
            <text:p>F/ 1835</text:p>
          </table:table-cell>
          <table:table-cell table:style-name="ce7" office:value-type="date" office:date-value="2009-12-12">
            <text:p>12/12/09</text:p>
          </table:table-cell>
          <table:table-cell office:value-type="string">
            <text:p>RAFAEL DAVID</text:p>
          </table:table-cell>
          <table:table-cell office:value-type="string">
            <text:p>GRACIA MORALES</text:p>
          </table:table-cell>
          <table:table-cell table:style-name="ce8" office:value-type="string">
            <text:p>83338475-B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311.42">
            <text:p>311,4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73</text:p>
          </table:table-cell>
          <table:table-cell office:value-type="string">
            <text:p>F/ 1456</text:p>
          </table:table-cell>
          <table:table-cell table:style-name="ce7" office:value-type="date" office:date-value="2009-01-02">
            <text:p>02/01/09</text:p>
          </table:table-cell>
          <table:table-cell office:value-type="string">
            <text:p>DAVID</text:p>
          </table:table-cell>
          <table:table-cell office:value-type="string">
            <text:p>GRAU NIETO</text:p>
          </table:table-cell>
          <table:table-cell table:style-name="ce8" office:value-type="string">
            <text:p>43475475-K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37.57">
            <text:p>137,5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92</text:p>
          </table:table-cell>
          <table:table-cell office:value-type="string">
            <text:p>F/ 1799</text:p>
          </table:table-cell>
          <table:table-cell table:style-name="ce7" office:value-type="date" office:date-value="2009-11-20">
            <text:p>20/11/09</text:p>
          </table:table-cell>
          <table:table-cell office:value-type="string">
            <text:p>ABIGAIL</text:p>
          </table:table-cell>
          <table:table-cell office:value-type="string">
            <text:p>GUARDIA FARGAS</text:p>
          </table:table-cell>
          <table:table-cell table:style-name="ce8" office:value-type="string">
            <text:p>79290549-H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279.67">
            <text:p>279,6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20</text:p>
          </table:table-cell>
          <table:table-cell office:value-type="string">
            <text:p>AB/ 127</text:p>
          </table:table-cell>
          <table:table-cell table:style-name="ce7" office:value-type="date" office:date-value="2009-05-06">
            <text:p>06/05/09</text:p>
          </table:table-cell>
          <table:table-cell office:value-type="string">
            <text:p>ANTONIO</text:p>
          </table:table-cell>
          <table:table-cell office:value-type="string">
            <text:p>GUILLEM CUNILLERA</text:p>
          </table:table-cell>
          <table:table-cell table:style-name="ce8" office:value-type="string">
            <text:p>34562345-S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-155.39">
            <text:p>-155,3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95</text:p>
          </table:table-cell>
          <table:table-cell office:value-type="string">
            <text:p>F/ 1479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YOLANDA</text:p>
          </table:table-cell>
          <table:table-cell office:value-type="string">
            <text:p>GUTIERREZ MOLINA</text:p>
          </table:table-cell>
          <table:table-cell table:style-name="ce8" office:value-type="string">
            <text:p>12301084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22.46">
            <text:p>322,4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49</text:p>
          </table:table-cell>
          <table:table-cell office:value-type="string">
            <text:p>F/ 1793</text:p>
          </table:table-cell>
          <table:table-cell table:style-name="ce7" office:value-type="date" office:date-value="2009-11-18">
            <text:p>18/11/09</text:p>
          </table:table-cell>
          <table:table-cell office:value-type="string">
            <text:p>CRISTINA</text:p>
          </table:table-cell>
          <table:table-cell office:value-type="string">
            <text:p>GUZMAN CENTENO</text:p>
          </table:table-cell>
          <table:table-cell table:style-name="ce8" office:value-type="string">
            <text:p>47632091-R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670.66">
            <text:p>670,6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04</text:p>
          </table:table-cell>
          <table:table-cell office:value-type="string">
            <text:p>F/ 1556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ALBERT</text:p>
          </table:table-cell>
          <table:table-cell office:value-type="string">
            <text:p>HERMOSILLA FIOL</text:p>
          </table:table-cell>
          <table:table-cell table:style-name="ce8" office:value-type="string">
            <text:p>12301287-N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76.26">
            <text:p>76,2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57</text:p>
          </table:table-cell>
          <table:table-cell office:value-type="string">
            <text:p>F/ 1511</text:p>
          </table:table-cell>
          <table:table-cell table:style-name="ce7" office:value-type="date" office:date-value="2009-03-06">
            <text:p>06/03/09</text:p>
          </table:table-cell>
          <table:table-cell office:value-type="string">
            <text:p>SARA</text:p>
          </table:table-cell>
          <table:table-cell office:value-type="string">
            <text:p>HUERTA GARCIA</text:p>
          </table:table-cell>
          <table:table-cell table:style-name="ce8" office:value-type="string">
            <text:p>41009186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637.54">
            <text:p>637,5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1</text:p>
          </table:table-cell>
          <table:table-cell office:value-type="string">
            <text:p>AB/ 124</text:p>
          </table:table-cell>
          <table:table-cell table:style-name="ce7" office:value-type="date" office:date-value="2009-04-02">
            <text:p>02/04/09</text:p>
          </table:table-cell>
          <table:table-cell office:value-type="string">
            <text:p>MARC</text:p>
          </table:table-cell>
          <table:table-cell office:value-type="string">
            <text:p>IGLESIAS VENTURA</text:p>
          </table:table-cell>
          <table:table-cell table:style-name="ce8" office:value-type="string">
            <text:p>52427400-K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-1287.84">
            <text:p>-1287,8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42</text:p>
          </table:table-cell>
          <table:table-cell office:value-type="string">
            <text:p>F/ 1820</text:p>
          </table:table-cell>
          <table:table-cell table:style-name="ce7" office:value-type="date" office:date-value="2009-12-02">
            <text:p>02/12/09</text:p>
          </table:table-cell>
          <table:table-cell office:value-type="string">
            <text:p>LLUIS MIQUEL</text:p>
          </table:table-cell>
          <table:table-cell office:value-type="string">
            <text:p>INIESTA SANS</text:p>
          </table:table-cell>
          <table:table-cell table:style-name="ce8" office:value-type="string">
            <text:p>47632117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211.88">
            <text:p>211,8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77</text:p>
          </table:table-cell>
          <table:table-cell office:value-type="string">
            <text:p>F/ 1764</text:p>
          </table:table-cell>
          <table:table-cell table:style-name="ce7" office:value-type="date" office:date-value="2009-11-02">
            <text:p>02/11/09</text:p>
          </table:table-cell>
          <table:table-cell office:value-type="string">
            <text:p>DAVID</text:p>
          </table:table-cell>
          <table:table-cell office:value-type="string">
            <text:p>JIMENEZ CHICHARRO</text:p>
          </table:table-cell>
          <table:table-cell table:style-name="ce8" office:value-type="string">
            <text:p>52425556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603.88">
            <text:p>603,8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2</text:p>
          </table:table-cell>
          <table:table-cell office:value-type="string">
            <text:p>F/ 1660</text:p>
          </table:table-cell>
          <table:table-cell table:style-name="ce7" office:value-type="date" office:date-value="2009-07-19">
            <text:p>19/07/09</text:p>
          </table:table-cell>
          <table:table-cell office:value-type="string">
            <text:p>MONTSERRAT</text:p>
          </table:table-cell>
          <table:table-cell office:value-type="string">
            <text:p>JIMÉNEZ GARCIA</text:p>
          </table:table-cell>
          <table:table-cell table:style-name="ce8" office:value-type="string">
            <text:p>46609654-S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596.42">
            <text:p>596,4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99</text:p>
          </table:table-cell>
          <table:table-cell office:value-type="string">
            <text:p>F/ 1780</text:p>
          </table:table-cell>
          <table:table-cell table:style-name="ce7" office:value-type="date" office:date-value="2009-11-10">
            <text:p>10/11/09</text:p>
          </table:table-cell>
          <table:table-cell office:value-type="string">
            <text:p>VANESSA</text:p>
          </table:table-cell>
          <table:table-cell office:value-type="string">
            <text:p>JIMÉNEZ JALDO</text:p>
          </table:table-cell>
          <table:table-cell table:style-name="ce8" office:value-type="string">
            <text:p>46805594-G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472.88">
            <text:p>472,8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3</text:p>
          </table:table-cell>
          <table:table-cell office:value-type="string">
            <text:p>F/ 1478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ELENA</text:p>
          </table:table-cell>
          <table:table-cell office:value-type="string">
            <text:p>JOVE MARTINEZ</text:p>
          </table:table-cell>
          <table:table-cell table:style-name="ce8" office:value-type="string">
            <text:p>41006919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337.49">
            <text:p>337,4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91</text:p>
          </table:table-cell>
          <table:table-cell office:value-type="string">
            <text:p>F/ 1580</text:p>
          </table:table-cell>
          <table:table-cell table:style-name="ce7" office:value-type="date" office:date-value="2009-04-22">
            <text:p>22/04/09</text:p>
          </table:table-cell>
          <table:table-cell office:value-type="string">
            <text:p>ALBERT</text:p>
          </table:table-cell>
          <table:table-cell office:value-type="string">
            <text:p>JULIA ARMENGOL</text:p>
          </table:table-cell>
          <table:table-cell table:style-name="ce8" office:value-type="string">
            <text:p>12367888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995.73">
            <text:p>995,7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78</text:p>
          </table:table-cell>
          <table:table-cell office:value-type="string">
            <text:p>F/ 1674</text:p>
          </table:table-cell>
          <table:table-cell table:style-name="ce7" office:value-type="date" office:date-value="2009-08-03">
            <text:p>03/08/09</text:p>
          </table:table-cell>
          <table:table-cell office:value-type="string">
            <text:p>NURIA</text:p>
          </table:table-cell>
          <table:table-cell office:value-type="string">
            <text:p>JUNCOSA ROMERO</text:p>
          </table:table-cell>
          <table:table-cell table:style-name="ce8" office:value-type="string">
            <text:p>52427694-S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96.93">
            <text:p>196,9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65</text:p>
          </table:table-cell>
          <table:table-cell office:value-type="string">
            <text:p>F/ 1547</text:p>
          </table:table-cell>
          <table:table-cell table:style-name="ce7" office:value-type="date" office:date-value="2009-04-02">
            <text:p>02/04/09</text:p>
          </table:table-cell>
          <table:table-cell office:value-type="string">
            <text:p>ESTER</text:p>
          </table:table-cell>
          <table:table-cell office:value-type="string">
            <text:p>JUSTICIA BOLIVAR</text:p>
          </table:table-cell>
          <table:table-cell table:style-name="ce8" office:value-type="string">
            <text:p>53329219-I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53.44">
            <text:p>153,4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93</text:p>
          </table:table-cell>
          <table:table-cell office:value-type="string">
            <text:p>AB/ 123</text:p>
          </table:table-cell>
          <table:table-cell table:style-name="ce7" office:value-type="date" office:date-value="2009-03-28">
            <text:p>28/03/09</text:p>
          </table:table-cell>
          <table:table-cell office:value-type="string">
            <text:p>SERGIO</text:p>
          </table:table-cell>
          <table:table-cell office:value-type="string">
            <text:p>LEON MARTINEZ</text:p>
          </table:table-cell>
          <table:table-cell table:style-name="ce8" office:value-type="string">
            <text:p>46607482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-603.76">
            <text:p>-603,7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70</text:p>
          </table:table-cell>
          <table:table-cell office:value-type="string">
            <text:p>F/ 1666</text:p>
          </table:table-cell>
          <table:table-cell table:style-name="ce7" office:value-type="date" office:date-value="2009-07-25">
            <text:p>25/07/09</text:p>
          </table:table-cell>
          <table:table-cell office:value-type="string">
            <text:p>LORENA</text:p>
          </table:table-cell>
          <table:table-cell office:value-type="string">
            <text:p>LILLO VAZQUEZ</text:p>
          </table:table-cell>
          <table:table-cell table:style-name="ce8" office:value-type="string">
            <text:p>47633809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223.57">
            <text:p>223,5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51</text:p>
          </table:table-cell>
          <table:table-cell office:value-type="string">
            <text:p>F/ 1816</text:p>
          </table:table-cell>
          <table:table-cell table:style-name="ce7" office:value-type="date" office:date-value="2009-11-30">
            <text:p>30/11/09</text:p>
          </table:table-cell>
          <table:table-cell office:value-type="string">
            <text:p>ROGER</text:p>
          </table:table-cell>
          <table:table-cell office:value-type="string">
            <text:p>LIVES BOFARULL</text:p>
          </table:table-cell>
          <table:table-cell table:style-name="ce9" office:value-type="string">
            <text:p>52429415-L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00.3">
            <text:p>300,3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7</text:p>
          </table:table-cell>
          <table:table-cell office:value-type="string">
            <text:p>F/ 1749</text:p>
          </table:table-cell>
          <table:table-cell table:style-name="ce7" office:value-type="date" office:date-value="2009-10-25">
            <text:p>25/10/09</text:p>
          </table:table-cell>
          <table:table-cell office:value-type="string">
            <text:p>MARC</text:p>
          </table:table-cell>
          <table:table-cell office:value-type="string">
            <text:p>LLAGOSTERA CLARÍ</text:p>
          </table:table-cell>
          <table:table-cell table:style-name="ce8" office:value-type="string">
            <text:p>12372691-V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60.74">
            <text:p>160,7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70</text:p>
          </table:table-cell>
          <table:table-cell office:value-type="string">
            <text:p>F/ 1860</text:p>
          </table:table-cell>
          <table:table-cell table:style-name="ce7" office:value-type="date" office:date-value="2009-12-23">
            <text:p>23/12/09</text:p>
          </table:table-cell>
          <table:table-cell office:value-type="string">
            <text:p>DANIEL</text:p>
          </table:table-cell>
          <table:table-cell office:value-type="string">
            <text:p>LOPEZ BASTIAS</text:p>
          </table:table-cell>
          <table:table-cell table:style-name="ce9" office:value-type="string">
            <text:p>52212146-H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53.39">
            <text:p>153,3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5</text:p>
          </table:table-cell>
          <table:table-cell office:value-type="string">
            <text:p>F/ 1817</text:p>
          </table:table-cell>
          <table:table-cell table:style-name="ce7" office:value-type="date" office:date-value="2009-12-01">
            <text:p>01/12/09</text:p>
          </table:table-cell>
          <table:table-cell office:value-type="string">
            <text:p>GABINO</text:p>
          </table:table-cell>
          <table:table-cell office:value-type="string">
            <text:p>LOPEZ EXPOSITO</text:p>
          </table:table-cell>
          <table:table-cell table:style-name="ce8" office:value-type="string">
            <text:p>44981366-F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55.28">
            <text:p>155,2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45</text:p>
          </table:table-cell>
          <table:table-cell office:value-type="string">
            <text:p>F/ 1677</text:p>
          </table:table-cell>
          <table:table-cell table:style-name="ce7" office:value-type="date" office:date-value="2009-08-05">
            <text:p>05/08/09</text:p>
          </table:table-cell>
          <table:table-cell office:value-type="string">
            <text:p>MARINA</text:p>
          </table:table-cell>
          <table:table-cell office:value-type="string">
            <text:p>LOPEZ GONZÁLEZ</text:p>
          </table:table-cell>
          <table:table-cell table:style-name="ce8" office:value-type="string">
            <text:p>52428345-H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29.48">
            <text:p>329,4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01</text:p>
          </table:table-cell>
          <table:table-cell office:value-type="string">
            <text:p>F/ 1663</text:p>
          </table:table-cell>
          <table:table-cell table:style-name="ce7" office:value-type="date" office:date-value="2009-07-23">
            <text:p>23/07/09</text:p>
          </table:table-cell>
          <table:table-cell office:value-type="string">
            <text:p>MARC</text:p>
          </table:table-cell>
          <table:table-cell office:value-type="string">
            <text:p>LOPEZ PLANA</text:p>
          </table:table-cell>
          <table:table-cell table:style-name="ce8" office:value-type="string">
            <text:p>43391969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325.48">
            <text:p>325,4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22</text:p>
          </table:table-cell>
          <table:table-cell office:value-type="string">
            <text:p>F/ 1675</text:p>
          </table:table-cell>
          <table:table-cell table:style-name="ce7" office:value-type="date" office:date-value="2009-08-04">
            <text:p>04/08/09</text:p>
          </table:table-cell>
          <table:table-cell office:value-type="string">
            <text:p>JOAQUIM</text:p>
          </table:table-cell>
          <table:table-cell office:value-type="string">
            <text:p>LORENZO LINARES</text:p>
          </table:table-cell>
          <table:table-cell table:style-name="ce8" office:value-type="string">
            <text:p>77317507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445.27">
            <text:p>445,2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04</text:p>
          </table:table-cell>
          <table:table-cell office:value-type="string">
            <text:p>F/ 1828</text:p>
          </table:table-cell>
          <table:table-cell table:style-name="ce7" office:value-type="date" office:date-value="2009-12-08">
            <text:p>08/12/09</text:p>
          </table:table-cell>
          <table:table-cell office:value-type="string">
            <text:p>ANA</text:p>
          </table:table-cell>
          <table:table-cell office:value-type="string">
            <text:p>LOZANO <text:s/>RODRIGUEZ</text:p>
          </table:table-cell>
          <table:table-cell table:style-name="ce8" office:value-type="string">
            <text:p>81811165-G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35.67">
            <text:p>335,6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3</text:p>
          </table:table-cell>
          <table:table-cell office:value-type="string">
            <text:p>F/ 1474</text:p>
          </table:table-cell>
          <table:table-cell table:style-name="ce7" office:value-type="date" office:date-value="2009-01-17">
            <text:p>17/01/09</text:p>
          </table:table-cell>
          <table:table-cell office:value-type="string">
            <text:p>GERARD</text:p>
          </table:table-cell>
          <table:table-cell office:value-type="string">
            <text:p>LUCERO ROPER</text:p>
          </table:table-cell>
          <table:table-cell table:style-name="ce8" office:value-type="string">
            <text:p>41234587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19.77">
            <text:p>219,7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21</text:p>
          </table:table-cell>
          <table:table-cell office:value-type="string">
            <text:p>F/ 1607</text:p>
          </table:table-cell>
          <table:table-cell table:style-name="ce7" office:value-type="date" office:date-value="2009-05-07">
            <text:p>07/05/09</text:p>
          </table:table-cell>
          <table:table-cell office:value-type="string">
            <text:p>NATALIA</text:p>
          </table:table-cell>
          <table:table-cell office:value-type="string">
            <text:p>LUENGO PLANA</text:p>
          </table:table-cell>
          <table:table-cell table:style-name="ce8" office:value-type="string">
            <text:p>47658005-B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654.56">
            <text:p>654,5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28</text:p>
          </table:table-cell>
          <table:table-cell office:value-type="string">
            <text:p>F/ 1679</text:p>
          </table:table-cell>
          <table:table-cell table:style-name="ce7" office:value-type="date" office:date-value="2009-08-07">
            <text:p>07/08/09</text:p>
          </table:table-cell>
          <table:table-cell office:value-type="string">
            <text:p>IRENE</text:p>
          </table:table-cell>
          <table:table-cell office:value-type="string">
            <text:p>LUPION LÓPEZ</text:p>
          </table:table-cell>
          <table:table-cell table:style-name="ce8" office:value-type="string">
            <text:p>4680733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606.28">
            <text:p>606,2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53</text:p>
          </table:table-cell>
          <table:table-cell office:value-type="string">
            <text:p>F/ 1563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ALBA</text:p>
          </table:table-cell>
          <table:table-cell office:value-type="string">
            <text:p>LUQUE MARINAS</text:p>
          </table:table-cell>
          <table:table-cell table:style-name="ce8" office:value-type="string">
            <text:p>81773033-W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768.12">
            <text:p>768,1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08</text:p>
          </table:table-cell>
          <table:table-cell office:value-type="string">
            <text:p>F/ 1826</text:p>
          </table:table-cell>
          <table:table-cell table:style-name="ce7" office:value-type="date" office:date-value="2009-12-06">
            <text:p>06/12/09</text:p>
          </table:table-cell>
          <table:table-cell office:value-type="string">
            <text:p>SANDRA</text:p>
          </table:table-cell>
          <table:table-cell office:value-type="string">
            <text:p>LUQUE RUIZ</text:p>
          </table:table-cell>
          <table:table-cell table:style-name="ce8" office:value-type="string">
            <text:p>02565991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270.61">
            <text:p>270,6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5</text:p>
          </table:table-cell>
          <table:table-cell office:value-type="string">
            <text:p>F/ 1531</text:p>
          </table:table-cell>
          <table:table-cell table:style-name="ce7" office:value-type="date" office:date-value="2009-03-19">
            <text:p>19/03/09</text:p>
          </table:table-cell>
          <table:table-cell office:value-type="string">
            <text:p>JORGE</text:p>
          </table:table-cell>
          <table:table-cell office:value-type="string">
            <text:p>MAQUEDA GASCH</text:p>
          </table:table-cell>
          <table:table-cell table:style-name="ce9" office:value-type="string">
            <text:p>47631694-J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70.46">
            <text:p>670,4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83</text:p>
          </table:table-cell>
          <table:table-cell office:value-type="string">
            <text:p>F/ 1612</text:p>
          </table:table-cell>
          <table:table-cell table:style-name="ce7" office:value-type="date" office:date-value="2009-05-12">
            <text:p>12/05/09</text:p>
          </table:table-cell>
          <table:table-cell office:value-type="string">
            <text:p>CRISTOBAL</text:p>
          </table:table-cell>
          <table:table-cell office:value-type="string">
            <text:p>MARCO GONZALEZ</text:p>
          </table:table-cell>
          <table:table-cell table:style-name="ce8" office:value-type="string">
            <text:p>44999191-A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29.78">
            <text:p>329,7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2</text:p>
          </table:table-cell>
          <table:table-cell office:value-type="string">
            <text:p>F/ 1625</text:p>
          </table:table-cell>
          <table:table-cell table:style-name="ce7" office:value-type="date" office:date-value="2009-05-23">
            <text:p>23/05/09</text:p>
          </table:table-cell>
          <table:table-cell office:value-type="string">
            <text:p>CARLOS</text:p>
          </table:table-cell>
          <table:table-cell office:value-type="string">
            <text:p>MARIN TOMAS</text:p>
          </table:table-cell>
          <table:table-cell table:style-name="ce8" office:value-type="string">
            <text:p>52210376-Q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47.88">
            <text:p>147,8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76</text:p>
          </table:table-cell>
          <table:table-cell office:value-type="string">
            <text:p>AB/ 134</text:p>
          </table:table-cell>
          <table:table-cell table:style-name="ce7" office:value-type="date" office:date-value="2009-08-25">
            <text:p>25/08/09</text:p>
          </table:table-cell>
          <table:table-cell office:value-type="string">
            <text:p>ÓSCAR</text:p>
          </table:table-cell>
          <table:table-cell office:value-type="string">
            <text:p>MARTÍN AZNAR</text:p>
          </table:table-cell>
          <table:table-cell table:style-name="ce8" office:value-type="string">
            <text:p>41234567-B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-160.77">
            <text:p>-160,7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485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8" office:value-type="string">
            <text:p>83345656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53.57">
            <text:p>153,5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502</text:p>
          </table:table-cell>
          <table:table-cell table:style-name="ce7" office:value-type="date" office:date-value="2009-02-15">
            <text:p>15/0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8" office:value-type="string">
            <text:p>83345656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649.2">
            <text:p>649,2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545</text:p>
          </table:table-cell>
          <table:table-cell table:style-name="ce7" office:value-type="date" office:date-value="2009-03-31">
            <text:p>31/03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8" office:value-type="string">
            <text:p>83345656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293.56">
            <text:p>1293,5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573</text:p>
          </table:table-cell>
          <table:table-cell table:style-name="ce7" office:value-type="date" office:date-value="2009-04-17">
            <text:p>17/04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8" office:value-type="string">
            <text:p>83345656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72.82">
            <text:p>72,8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01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8" office:value-type="string">
            <text:p>83345656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61.23">
            <text:p>161,2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24</text:p>
          </table:table-cell>
          <table:table-cell table:style-name="ce7" office:value-type="date" office:date-value="2009-05-23">
            <text:p>23/05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8" office:value-type="string">
            <text:p>83345656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310.78">
            <text:p>310,7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31</text:p>
          </table:table-cell>
          <table:table-cell table:style-name="ce7" office:value-type="date" office:date-value="2009-05-27">
            <text:p>27/05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8" office:value-type="string">
            <text:p>83345656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627.43">
            <text:p>627,4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41</text:p>
          </table:table-cell>
          <table:table-cell table:style-name="ce7" office:value-type="date" office:date-value="2009-06-18">
            <text:p>18/06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8" office:value-type="string">
            <text:p>83345656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328.38">
            <text:p>328,3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48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8" office:value-type="string">
            <text:p>83345656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58.87">
            <text:p>58,8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81</text:p>
          </table:table-cell>
          <table:table-cell table:style-name="ce7" office:value-type="date" office:date-value="2009-08-09">
            <text:p>09/08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8" office:value-type="string">
            <text:p>83345656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312.38">
            <text:p>312,3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732</text:p>
          </table:table-cell>
          <table:table-cell table:style-name="ce7" office:value-type="date" office:date-value="2009-10-06">
            <text:p>06/10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8" office:value-type="string">
            <text:p>83345656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996.6">
            <text:p>996,6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733</text:p>
          </table:table-cell>
          <table:table-cell table:style-name="ce7" office:value-type="date" office:date-value="2009-10-07">
            <text:p>07/10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8" office:value-type="string">
            <text:p>83345656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496.86">
            <text:p>496,8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758</text:p>
          </table:table-cell>
          <table:table-cell table:style-name="ce7" office:value-type="date" office:date-value="2009-10-29">
            <text:p>29/10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8" office:value-type="string">
            <text:p>83345656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73.38">
            <text:p>73,3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814</text:p>
          </table:table-cell>
          <table:table-cell table:style-name="ce7" office:value-type="date" office:date-value="2009-11-30">
            <text:p>30/11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8" office:value-type="string">
            <text:p>83345656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935.82">
            <text:p>935,8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829</text:p>
          </table:table-cell>
          <table:table-cell table:style-name="ce7" office:value-type="date" office:date-value="2009-12-08">
            <text:p>08/1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8" office:value-type="string">
            <text:p>83345656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253.32">
            <text:p>1253,3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855</text:p>
          </table:table-cell>
          <table:table-cell table:style-name="ce7" office:value-type="date" office:date-value="2009-12-20">
            <text:p>20/1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8" office:value-type="string">
            <text:p>83345656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650.38">
            <text:p>650,3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877</text:p>
          </table:table-cell>
          <table:table-cell table:style-name="ce7" office:value-type="date" office:date-value="2009-12-31">
            <text:p>31/1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8" office:value-type="string">
            <text:p>83345656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656.54">
            <text:p>656,5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10</text:p>
          </table:table-cell>
          <table:table-cell office:value-type="string">
            <text:p>F/ 1538</text:p>
          </table:table-cell>
          <table:table-cell table:style-name="ce7" office:value-type="date" office:date-value="2009-03-25">
            <text:p>25/03/09</text:p>
          </table:table-cell>
          <table:table-cell office:value-type="string">
            <text:p>AIDA</text:p>
          </table:table-cell>
          <table:table-cell office:value-type="string">
            <text:p>MARTINEZ CASTILLO</text:p>
          </table:table-cell>
          <table:table-cell table:style-name="ce8" office:value-type="string">
            <text:p>39373091-B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52.19">
            <text:p>152,1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09</text:p>
          </table:table-cell>
          <table:table-cell office:value-type="string">
            <text:p>F/ 1782</text:p>
          </table:table-cell>
          <table:table-cell table:style-name="ce7" office:value-type="date" office:date-value="2009-11-12">
            <text:p>12/11/09</text:p>
          </table:table-cell>
          <table:table-cell office:value-type="string">
            <text:p>ANA</text:p>
          </table:table-cell>
          <table:table-cell office:value-type="string">
            <text:p>MARTINEZ GUALLAR</text:p>
          </table:table-cell>
          <table:table-cell table:style-name="ce8" office:value-type="string">
            <text:p>41000153-B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239.12">
            <text:p>239,1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56</text:p>
          </table:table-cell>
          <table:table-cell office:value-type="string">
            <text:p>F/ 1706</text:p>
          </table:table-cell>
          <table:table-cell table:style-name="ce7" office:value-type="date" office:date-value="2009-09-03">
            <text:p>03/09/09</text:p>
          </table:table-cell>
          <table:table-cell office:value-type="string">
            <text:p>RAQUEL</text:p>
          </table:table-cell>
          <table:table-cell office:value-type="string">
            <text:p>MARTÍNEZ LUQUE</text:p>
          </table:table-cell>
          <table:table-cell table:style-name="ce8" office:value-type="string">
            <text:p>27662789-AT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60.77">
            <text:p>160,7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34</text:p>
          </table:table-cell>
          <table:table-cell office:value-type="string">
            <text:p>F/ 1616</text:p>
          </table:table-cell>
          <table:table-cell table:style-name="ce7" office:value-type="date" office:date-value="2009-05-15">
            <text:p>15/05/09</text:p>
          </table:table-cell>
          <table:table-cell office:value-type="string">
            <text:p>DANIEL</text:p>
          </table:table-cell>
          <table:table-cell office:value-type="string">
            <text:p>MARTINEZ NADAL</text:p>
          </table:table-cell>
          <table:table-cell table:style-name="ce8" office:value-type="string">
            <text:p>41000135-A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21.78">
            <text:p>321,7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71</text:p>
          </table:table-cell>
          <table:table-cell office:value-type="string">
            <text:p>F/ 1862</text:p>
          </table:table-cell>
          <table:table-cell table:style-name="ce7" office:value-type="date" office:date-value="2009-12-24">
            <text:p>24/12/09</text:p>
          </table:table-cell>
          <table:table-cell office:value-type="string">
            <text:p>ELENA</text:p>
          </table:table-cell>
          <table:table-cell office:value-type="string">
            <text:p>MAS CAMA</text:p>
          </table:table-cell>
          <table:table-cell table:style-name="ce8" office:value-type="string">
            <text:p>47811929-X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247.27">
            <text:p>247,2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11</text:p>
          </table:table-cell>
          <table:table-cell office:value-type="string">
            <text:p>AB/ 137</text:p>
          </table:table-cell>
          <table:table-cell table:style-name="ce7" office:value-type="date" office:date-value="2009-10-19">
            <text:p>19/10/09</text:p>
          </table:table-cell>
          <table:table-cell office:value-type="string">
            <text:p>ANNA</text:p>
          </table:table-cell>
          <table:table-cell office:value-type="string">
            <text:p>MATA ALVAREZ</text:p>
          </table:table-cell>
          <table:table-cell table:style-name="ce8" office:value-type="string">
            <text:p>12354792-J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-161.23">
            <text:p>-161,2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74</text:p>
          </table:table-cell>
          <table:table-cell office:value-type="string">
            <text:p>F/ 1555</text:p>
          </table:table-cell>
          <table:table-cell table:style-name="ce7" office:value-type="date" office:date-value="2009-04-06">
            <text:p>06/04/09</text:p>
          </table:table-cell>
          <table:table-cell office:value-type="string">
            <text:p>ESTHER</text:p>
          </table:table-cell>
          <table:table-cell office:value-type="string">
            <text:p>MEGIAS CABALLERO</text:p>
          </table:table-cell>
          <table:table-cell table:style-name="ce8" office:value-type="string">
            <text:p>52428740-S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93.76">
            <text:p>93,7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55</text:p>
          </table:table-cell>
          <table:table-cell office:value-type="string">
            <text:p>F/ 1739</text:p>
          </table:table-cell>
          <table:table-cell table:style-name="ce7" office:value-type="date" office:date-value="2009-10-15">
            <text:p>15/10/09</text:p>
          </table:table-cell>
          <table:table-cell office:value-type="string">
            <text:p>RUBEN</text:p>
          </table:table-cell>
          <table:table-cell office:value-type="string">
            <text:p>MENA DELGADO</text:p>
          </table:table-cell>
          <table:table-cell table:style-name="ce8" office:value-type="string">
            <text:p>53326469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671.7">
            <text:p>671,7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55</text:p>
          </table:table-cell>
          <table:table-cell office:value-type="string">
            <text:p>F/ 1850</text:p>
          </table:table-cell>
          <table:table-cell table:style-name="ce7" office:value-type="date" office:date-value="2009-12-19">
            <text:p>19/12/09</text:p>
          </table:table-cell>
          <table:table-cell office:value-type="string">
            <text:p>JOSEP</text:p>
          </table:table-cell>
          <table:table-cell office:value-type="string">
            <text:p>MENDEZ ALTET</text:p>
          </table:table-cell>
          <table:table-cell table:style-name="ce8" office:value-type="string">
            <text:p>12384773-H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07.49">
            <text:p>107,4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8</text:p>
          </table:table-cell>
          <table:table-cell office:value-type="string">
            <text:p>F/ 1742</text:p>
          </table:table-cell>
          <table:table-cell table:style-name="ce7" office:value-type="date" office:date-value="2009-10-17">
            <text:p>17/10/09</text:p>
          </table:table-cell>
          <table:table-cell office:value-type="string">
            <text:p>ANGEL</text:p>
          </table:table-cell>
          <table:table-cell office:value-type="string">
            <text:p>MENDEZ SALMORAL</text:p>
          </table:table-cell>
          <table:table-cell table:style-name="ce8" office:value-type="string">
            <text:p>36904525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427.33">
            <text:p>427,3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88</text:p>
          </table:table-cell>
          <table:table-cell office:value-type="string">
            <text:p>F/ 1748</text:p>
          </table:table-cell>
          <table:table-cell table:style-name="ce7" office:value-type="date" office:date-value="2009-10-24">
            <text:p>24/10/09</text:p>
          </table:table-cell>
          <table:table-cell office:value-type="string">
            <text:p>JUAN MANUEL</text:p>
          </table:table-cell>
          <table:table-cell office:value-type="string">
            <text:p>MENESES CLIMENT</text:p>
          </table:table-cell>
          <table:table-cell table:style-name="ce8" office:value-type="string">
            <text:p>12373695-A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60.75">
            <text:p>160,7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03</text:p>
          </table:table-cell>
          <table:table-cell office:value-type="string">
            <text:p>F/ 1746</text:p>
          </table:table-cell>
          <table:table-cell table:style-name="ce7" office:value-type="date" office:date-value="2009-10-23">
            <text:p>23/10/09</text:p>
          </table:table-cell>
          <table:table-cell office:value-type="string">
            <text:p>NURIA</text:p>
          </table:table-cell>
          <table:table-cell office:value-type="string">
            <text:p>MOLINAS CAMPRODON</text:p>
          </table:table-cell>
          <table:table-cell table:style-name="ce8" office:value-type="string">
            <text:p>12374896-L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12.35">
            <text:p>312,3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47</text:p>
          </table:table-cell>
          <table:table-cell office:value-type="string">
            <text:p>F/ 1589</text:p>
          </table:table-cell>
          <table:table-cell table:style-name="ce7" office:value-type="date" office:date-value="2009-04-27">
            <text:p>27/04/09</text:p>
          </table:table-cell>
          <table:table-cell office:value-type="string">
            <text:p>JAVIER</text:p>
          </table:table-cell>
          <table:table-cell office:value-type="string">
            <text:p>MONNER MARTINEZ</text:p>
          </table:table-cell>
          <table:table-cell table:style-name="ce8" office:value-type="string">
            <text:p>47632500-W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48.69">
            <text:p>148,6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54</text:p>
          </table:table-cell>
          <table:table-cell office:value-type="string">
            <text:p>F/ 1751</text:p>
          </table:table-cell>
          <table:table-cell table:style-name="ce7" office:value-type="date" office:date-value="2009-10-26">
            <text:p>26/10/09</text:p>
          </table:table-cell>
          <table:table-cell office:value-type="string">
            <text:p>MARCEL</text:p>
          </table:table-cell>
          <table:table-cell office:value-type="string">
            <text:p>MONTE MONLLOR</text:p>
          </table:table-cell>
          <table:table-cell table:style-name="ce8" office:value-type="string">
            <text:p>12389704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67.88">
            <text:p>167,8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26</text:p>
          </table:table-cell>
          <table:table-cell office:value-type="string">
            <text:p>F/ 1497</text:p>
          </table:table-cell>
          <table:table-cell table:style-name="ce7" office:value-type="date" office:date-value="2009-02-06">
            <text:p>06/02/09</text:p>
          </table:table-cell>
          <table:table-cell office:value-type="string">
            <text:p>ANTONIO-JOSE</text:p>
          </table:table-cell>
          <table:table-cell office:value-type="string">
            <text:p>MORA AGUILAR</text:p>
          </table:table-cell>
          <table:table-cell table:style-name="ce8" office:value-type="string">
            <text:p>46757006-K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03.59">
            <text:p>103,5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268</text:p>
          </table:table-cell>
          <table:table-cell office:value-type="string">
            <text:p>F/ 1480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RAMON</text:p>
          </table:table-cell>
          <table:table-cell office:value-type="string">
            <text:p>MORENO ADAME</text:p>
          </table:table-cell>
          <table:table-cell table:style-name="ce8" office:value-type="string">
            <text:p>53330011-G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433.59">
            <text:p>433,5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64</text:p>
          </table:table-cell>
          <table:table-cell office:value-type="string">
            <text:p>F/ 1464</text:p>
          </table:table-cell>
          <table:table-cell table:style-name="ce7" office:value-type="date" office:date-value="2009-01-07">
            <text:p>07/01/09</text:p>
          </table:table-cell>
          <table:table-cell office:value-type="string">
            <text:p>ADRIÀ</text:p>
          </table:table-cell>
          <table:table-cell office:value-type="string">
            <text:p>MORENO ALCÁZAR</text:p>
          </table:table-cell>
          <table:table-cell table:style-name="ce8" office:value-type="string">
            <text:p>38853916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996.3">
            <text:p>996,3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62</text:p>
          </table:table-cell>
          <table:table-cell office:value-type="string">
            <text:p>F/ 1627</text:p>
          </table:table-cell>
          <table:table-cell table:style-name="ce7" office:value-type="date" office:date-value="2009-05-23">
            <text:p>23/05/09</text:p>
          </table:table-cell>
          <table:table-cell office:value-type="string">
            <text:p>Mª CARMEN</text:p>
          </table:table-cell>
          <table:table-cell office:value-type="string">
            <text:p>MORENO DE ROJAS</text:p>
          </table:table-cell>
          <table:table-cell table:style-name="ce8" office:value-type="string">
            <text:p>38822697-A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21">
            <text:p>321,0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14</text:p>
          </table:table-cell>
          <table:table-cell office:value-type="string">
            <text:p>F/ 1584</text:p>
          </table:table-cell>
          <table:table-cell table:style-name="ce7" office:value-type="date" office:date-value="2009-04-24">
            <text:p>24/04/09</text:p>
          </table:table-cell>
          <table:table-cell office:value-type="string">
            <text:p>JOANA</text:p>
          </table:table-cell>
          <table:table-cell office:value-type="string">
            <text:p>MORENO SALA</text:p>
          </table:table-cell>
          <table:table-cell table:style-name="ce8" office:value-type="string">
            <text:p>47707919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212.59">
            <text:p>212,5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9</text:p>
          </table:table-cell>
          <table:table-cell office:value-type="string">
            <text:p>F/ 1561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HELENA</text:p>
          </table:table-cell>
          <table:table-cell office:value-type="string">
            <text:p>MUNOZ PLANA</text:p>
          </table:table-cell>
          <table:table-cell table:style-name="ce8" office:value-type="string">
            <text:p>35080616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456.87">
            <text:p>456,8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37</text:p>
          </table:table-cell>
          <table:table-cell office:value-type="string">
            <text:p>AB/ 121</text:p>
          </table:table-cell>
          <table:table-cell table:style-name="ce7" office:value-type="date" office:date-value="2009-03-11">
            <text:p>11/03/09</text:p>
          </table:table-cell>
          <table:table-cell office:value-type="string">
            <text:p>MIRIAM</text:p>
          </table:table-cell>
          <table:table-cell office:value-type="string">
            <text:p>MUÑOZ ALCALÁ</text:p>
          </table:table-cell>
          <table:table-cell table:style-name="ce8" office:value-type="string">
            <text:p>41234581-N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-645.24">
            <text:p>-645,2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2</text:p>
          </table:table-cell>
          <table:table-cell office:value-type="string">
            <text:p>F/ 1694</text:p>
          </table:table-cell>
          <table:table-cell table:style-name="ce7" office:value-type="date" office:date-value="2009-08-23">
            <text:p>23/08/09</text:p>
          </table:table-cell>
          <table:table-cell office:value-type="string">
            <text:p>DANIEL</text:p>
          </table:table-cell>
          <table:table-cell office:value-type="string">
            <text:p>MUÑOZ GARRAS</text:p>
          </table:table-cell>
          <table:table-cell table:style-name="ce8" office:value-type="string">
            <text:p>47623810-P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73.7">
            <text:p>73,7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09</text:p>
          </table:table-cell>
          <table:table-cell office:value-type="string">
            <text:p>F/ 1619</text:p>
          </table:table-cell>
          <table:table-cell table:style-name="ce7" office:value-type="date" office:date-value="2009-05-17">
            <text:p>17/05/09</text:p>
          </table:table-cell>
          <table:table-cell office:value-type="string">
            <text:p>SILVIA</text:p>
          </table:table-cell>
          <table:table-cell office:value-type="string">
            <text:p>MUÑOZ SANCHO</text:p>
          </table:table-cell>
          <table:table-cell table:style-name="ce8" office:value-type="string">
            <text:p>47630760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670.38">
            <text:p>670,3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1</text:p>
          </table:table-cell>
          <table:table-cell office:value-type="string">
            <text:p>F/ 1614</text:p>
          </table:table-cell>
          <table:table-cell table:style-name="ce7" office:value-type="date" office:date-value="2009-05-13">
            <text:p>13/05/09</text:p>
          </table:table-cell>
          <table:table-cell office:value-type="string">
            <text:p>JOSE MANUEL</text:p>
          </table:table-cell>
          <table:table-cell office:value-type="string">
            <text:p>NARVAEZ CANO</text:p>
          </table:table-cell>
          <table:table-cell table:style-name="ce8" office:value-type="string">
            <text:p>53329600-F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62.32">
            <text:p>162,3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84</text:p>
          </table:table-cell>
          <table:table-cell office:value-type="string">
            <text:p>F/ 1495</text:p>
          </table:table-cell>
          <table:table-cell table:style-name="ce7" office:value-type="date" office:date-value="2009-02-02">
            <text:p>02/02/09</text:p>
          </table:table-cell>
          <table:table-cell office:value-type="string">
            <text:p>JUAN CARLOS</text:p>
          </table:table-cell>
          <table:table-cell office:value-type="string">
            <text:p>NAVARRO BATALLA</text:p>
          </table:table-cell>
          <table:table-cell table:style-name="ce9" office:value-type="string">
            <text:p>52212147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98.21">
            <text:p>398,2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21</text:p>
          </table:table-cell>
          <table:table-cell office:value-type="string">
            <text:p>F/ 1838</text:p>
          </table:table-cell>
          <table:table-cell table:style-name="ce7" office:value-type="date" office:date-value="2009-12-13">
            <text:p>13/12/09</text:p>
          </table:table-cell>
          <table:table-cell office:value-type="string">
            <text:p>ESTELA MARIA</text:p>
          </table:table-cell>
          <table:table-cell office:value-type="string">
            <text:p>NAVARRO NUÑEZ</text:p>
          </table:table-cell>
          <table:table-cell table:style-name="ce8" office:value-type="string">
            <text:p>41009629-L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83.8">
            <text:p>183,8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96</text:p>
          </table:table-cell>
          <table:table-cell office:value-type="string">
            <text:p>F/ 1579</text:p>
          </table:table-cell>
          <table:table-cell table:style-name="ce7" office:value-type="date" office:date-value="2009-04-21">
            <text:p>21/04/09</text:p>
          </table:table-cell>
          <table:table-cell office:value-type="string">
            <text:p>ELISA</text:p>
          </table:table-cell>
          <table:table-cell office:value-type="string">
            <text:p>NAVARRO SANTOS</text:p>
          </table:table-cell>
          <table:table-cell table:style-name="ce8" office:value-type="string">
            <text:p>47459819-H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85.81">
            <text:p>185,8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48</text:p>
          </table:table-cell>
          <table:table-cell office:value-type="string">
            <text:p>F/ 1697</text:p>
          </table:table-cell>
          <table:table-cell table:style-name="ce7" office:value-type="date" office:date-value="2009-08-25">
            <text:p>25/08/09</text:p>
          </table:table-cell>
          <table:table-cell office:value-type="string">
            <text:p>YASMINA</text:p>
          </table:table-cell>
          <table:table-cell office:value-type="string">
            <text:p>NAVARRO TOMAS</text:p>
          </table:table-cell>
          <table:table-cell table:style-name="ce8" office:value-type="string">
            <text:p>39379167-S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29.8">
            <text:p>329,8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79</text:p>
          </table:table-cell>
          <table:table-cell office:value-type="string">
            <text:p>F/ 1467</text:p>
          </table:table-cell>
          <table:table-cell table:style-name="ce7" office:value-type="date" office:date-value="2009-01-10">
            <text:p>10/01/09</text:p>
          </table:table-cell>
          <table:table-cell office:value-type="string">
            <text:p>ANTONI</text:p>
          </table:table-cell>
          <table:table-cell office:value-type="string">
            <text:p>NIETO PASCUAL</text:p>
          </table:table-cell>
          <table:table-cell table:style-name="ce8" office:value-type="string">
            <text:p>47640818-V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53.57">
            <text:p>153,5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35</text:p>
          </table:table-cell>
          <table:table-cell office:value-type="string">
            <text:p>F/ 1576</text:p>
          </table:table-cell>
          <table:table-cell table:style-name="ce7" office:value-type="date" office:date-value="2009-04-18">
            <text:p>18/04/09</text:p>
          </table:table-cell>
          <table:table-cell office:value-type="string">
            <text:p>NAZARET</text:p>
          </table:table-cell>
          <table:table-cell office:value-type="string">
            <text:p>NOGALES ARROYO</text:p>
          </table:table-cell>
          <table:table-cell table:style-name="ce8" office:value-type="string">
            <text:p>81723637-X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89.93">
            <text:p>389,9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86</text:p>
          </table:table-cell>
          <table:table-cell office:value-type="string">
            <text:p>F/ 1492</text:p>
          </table:table-cell>
          <table:table-cell table:style-name="ce7" office:value-type="date" office:date-value="2009-01-26">
            <text:p>26/01/09</text:p>
          </table:table-cell>
          <table:table-cell office:value-type="string">
            <text:p>JAVIER</text:p>
          </table:table-cell>
          <table:table-cell office:value-type="string">
            <text:p>NUÑEZ OLIVA</text:p>
          </table:table-cell>
          <table:table-cell table:style-name="ce8" office:value-type="string">
            <text:p>12303906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31.04">
            <text:p>331,0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96</text:p>
          </table:table-cell>
          <table:table-cell office:value-type="string">
            <text:p>F/ 1703</text:p>
          </table:table-cell>
          <table:table-cell table:style-name="ce7" office:value-type="date" office:date-value="2009-08-28">
            <text:p>28/08/09</text:p>
          </table:table-cell>
          <table:table-cell office:value-type="string">
            <text:p>EDUARD</text:p>
          </table:table-cell>
          <table:table-cell office:value-type="string">
            <text:p>OLIVES ONSO</text:p>
          </table:table-cell>
          <table:table-cell table:style-name="ce8" office:value-type="string">
            <text:p>83345658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68.8">
            <text:p>168,8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27</text:p>
          </table:table-cell>
          <table:table-cell office:value-type="string">
            <text:p>F/ 1875</text:p>
          </table:table-cell>
          <table:table-cell table:style-name="ce7" office:value-type="date" office:date-value="2009-12-30">
            <text:p>30/12/09</text:p>
          </table:table-cell>
          <table:table-cell office:value-type="string">
            <text:p>MARÍA JOSÉ</text:p>
          </table:table-cell>
          <table:table-cell office:value-type="string">
            <text:p>ORTIZ ZAMORANO</text:p>
          </table:table-cell>
          <table:table-cell table:style-name="ce8" office:value-type="string">
            <text:p>41000140-V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223.93">
            <text:p>223,9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23</text:p>
          </table:table-cell>
          <table:table-cell office:value-type="string">
            <text:p>F/ 1868</text:p>
          </table:table-cell>
          <table:table-cell table:style-name="ce7" office:value-type="date" office:date-value="2009-12-26">
            <text:p>26/12/09</text:p>
          </table:table-cell>
          <table:table-cell office:value-type="string">
            <text:p>JORDI</text:p>
          </table:table-cell>
          <table:table-cell office:value-type="string">
            <text:p>PACHON BARON</text:p>
          </table:table-cell>
          <table:table-cell table:style-name="ce8" office:value-type="string">
            <text:p>41008140-R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498.47">
            <text:p>498,4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8</text:p>
          </table:table-cell>
          <table:table-cell office:value-type="string">
            <text:p>F/ 1513</text:p>
          </table:table-cell>
          <table:table-cell table:style-name="ce7" office:value-type="date" office:date-value="2009-03-07">
            <text:p>07/03/09</text:p>
          </table:table-cell>
          <table:table-cell office:value-type="string">
            <text:p>ALBERTA</text:p>
          </table:table-cell>
          <table:table-cell office:value-type="string">
            <text:p>PAL FERRANDIZ</text:p>
          </table:table-cell>
          <table:table-cell table:style-name="ce8" office:value-type="string">
            <text:p>83348927-AT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958.24">
            <text:p>958,2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17</text:p>
          </table:table-cell>
          <table:table-cell office:value-type="string">
            <text:p>F/ 1596</text:p>
          </table:table-cell>
          <table:table-cell table:style-name="ce7" office:value-type="date" office:date-value="2009-05-02">
            <text:p>02/05/09</text:p>
          </table:table-cell>
          <table:table-cell office:value-type="string">
            <text:p>KELLY JOHANNA</text:p>
          </table:table-cell>
          <table:table-cell office:value-type="string">
            <text:p>PALACIOS BELTRAN</text:p>
          </table:table-cell>
          <table:table-cell table:style-name="ce8" office:value-type="string">
            <text:p>41000150-R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60.4">
            <text:p>160,4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84</text:p>
          </table:table-cell>
          <table:table-cell office:value-type="string">
            <text:p>F/ 1523</text:p>
          </table:table-cell>
          <table:table-cell table:style-name="ce7" office:value-type="date" office:date-value="2009-03-13">
            <text:p>13/03/09</text:p>
          </table:table-cell>
          <table:table-cell office:value-type="string">
            <text:p>MIRIAM</text:p>
          </table:table-cell>
          <table:table-cell office:value-type="string">
            <text:p>PARDO GORDILLO</text:p>
          </table:table-cell>
          <table:table-cell table:style-name="ce8" office:value-type="string">
            <text:p>12301876-X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59.47">
            <text:p>159,4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3</text:p>
          </table:table-cell>
          <table:table-cell office:value-type="string">
            <text:p>F/ 1472</text:p>
          </table:table-cell>
          <table:table-cell table:style-name="ce7" office:value-type="date" office:date-value="2009-01-13">
            <text:p>13/01/09</text:p>
          </table:table-cell>
          <table:table-cell office:value-type="string">
            <text:p>FERRAN</text:p>
          </table:table-cell>
          <table:table-cell office:value-type="string">
            <text:p>PARELLI MASIP</text:p>
          </table:table-cell>
          <table:table-cell table:style-name="ce8" office:value-type="string">
            <text:p>12321518-G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991.64">
            <text:p>1991,6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85</text:p>
          </table:table-cell>
          <table:table-cell office:value-type="string">
            <text:p>F/ 1532</text:p>
          </table:table-cell>
          <table:table-cell table:style-name="ce7" office:value-type="date" office:date-value="2009-03-21">
            <text:p>21/03/09</text:p>
          </table:table-cell>
          <table:table-cell office:value-type="string">
            <text:p>BLANCA</text:p>
          </table:table-cell>
          <table:table-cell office:value-type="string">
            <text:p>PASCUA TÁRREGA</text:p>
          </table:table-cell>
          <table:table-cell table:style-name="ce8" office:value-type="string">
            <text:p>83345698-S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449.42">
            <text:p>449,4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6</text:p>
          </table:table-cell>
          <table:table-cell office:value-type="string">
            <text:p>F/ 1841</text:p>
          </table:table-cell>
          <table:table-cell table:style-name="ce7" office:value-type="date" office:date-value="2009-12-14">
            <text:p>14/12/09</text:p>
          </table:table-cell>
          <table:table-cell office:value-type="string">
            <text:p>ALEXANDRE</text:p>
          </table:table-cell>
          <table:table-cell office:value-type="string">
            <text:p>PASCUAL CARRASQUER</text:p>
          </table:table-cell>
          <table:table-cell table:style-name="ce8" office:value-type="string">
            <text:p>41005481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08.24">
            <text:p>108,2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465</text:p>
          </table:table-cell>
          <table:table-cell table:style-name="ce7" office:value-type="date" office:date-value="2009-01-09">
            <text:p>09/0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8" office:value-type="string">
            <text:p>77318698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310.88">
            <text:p>1310,8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06</text:p>
          </table:table-cell>
          <table:table-cell table:style-name="ce7" office:value-type="date" office:date-value="2009-02-19">
            <text:p>19/02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8" office:value-type="string">
            <text:p>77318698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301.48">
            <text:p>1301,4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19</text:p>
          </table:table-cell>
          <table:table-cell table:style-name="ce7" office:value-type="date" office:date-value="2009-03-11">
            <text:p>11/03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8" office:value-type="string">
            <text:p>77318698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46.89">
            <text:p>146,8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49</text:p>
          </table:table-cell>
          <table:table-cell table:style-name="ce7" office:value-type="date" office:date-value="2009-04-03">
            <text:p>03/04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8" office:value-type="string">
            <text:p>77318698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06.74">
            <text:p>106,7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66</text:p>
          </table:table-cell>
          <table:table-cell table:style-name="ce7" office:value-type="date" office:date-value="2009-04-12">
            <text:p>12/04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8" office:value-type="string">
            <text:p>77318698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425.61">
            <text:p>425,6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82</text:p>
          </table:table-cell>
          <table:table-cell table:style-name="ce7" office:value-type="date" office:date-value="2009-04-24">
            <text:p>24/04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8" office:value-type="string">
            <text:p>77318698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517.62">
            <text:p>517,6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00</text:p>
          </table:table-cell>
          <table:table-cell table:style-name="ce7" office:value-type="date" office:date-value="2009-08-26">
            <text:p>26/08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8" office:value-type="string">
            <text:p>77318698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01.19">
            <text:p>301,1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19</text:p>
          </table:table-cell>
          <table:table-cell table:style-name="ce7" office:value-type="date" office:date-value="2009-09-17">
            <text:p>17/09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8" office:value-type="string">
            <text:p>77318698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337.08">
            <text:p>1337,0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52</text:p>
          </table:table-cell>
          <table:table-cell table:style-name="ce7" office:value-type="date" office:date-value="2009-10-26">
            <text:p>26/10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8" office:value-type="string">
            <text:p>77318698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15.61">
            <text:p>315,6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87</text:p>
          </table:table-cell>
          <table:table-cell table:style-name="ce7" office:value-type="date" office:date-value="2009-11-13">
            <text:p>13/1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8" office:value-type="string">
            <text:p>77318698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28.6">
            <text:p>328,6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89</text:p>
          </table:table-cell>
          <table:table-cell table:style-name="ce7" office:value-type="date" office:date-value="2009-11-14">
            <text:p>14/1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8" office:value-type="string">
            <text:p>77318698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267.13">
            <text:p>267,1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801</text:p>
          </table:table-cell>
          <table:table-cell table:style-name="ce7" office:value-type="date" office:date-value="2009-11-22">
            <text:p>22/1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8" office:value-type="string">
            <text:p>77318698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309.28">
            <text:p>1309,2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832</text:p>
          </table:table-cell>
          <table:table-cell table:style-name="ce7" office:value-type="date" office:date-value="2009-12-10">
            <text:p>10/12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8" office:value-type="string">
            <text:p>77318698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18.63">
            <text:p>318,6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847</text:p>
          </table:table-cell>
          <table:table-cell table:style-name="ce7" office:value-type="date" office:date-value="2009-12-16">
            <text:p>16/12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8" office:value-type="string">
            <text:p>77318698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67.62">
            <text:p>367,6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75</text:p>
          </table:table-cell>
          <table:table-cell office:value-type="string">
            <text:p>F/ 1524</text:p>
          </table:table-cell>
          <table:table-cell table:style-name="ce7" office:value-type="date" office:date-value="2009-03-15">
            <text:p>15/03/09</text:p>
          </table:table-cell>
          <table:table-cell office:value-type="string">
            <text:p>IVAN</text:p>
          </table:table-cell>
          <table:table-cell office:value-type="string">
            <text:p>PAVON MURO</text:p>
          </table:table-cell>
          <table:table-cell table:style-name="ce8" office:value-type="string">
            <text:p>53329129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915.82">
            <text:p>915,8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81</text:p>
          </table:table-cell>
          <table:table-cell office:value-type="string">
            <text:p>F/ 1569</text:p>
          </table:table-cell>
          <table:table-cell table:style-name="ce7" office:value-type="date" office:date-value="2009-04-14">
            <text:p>14/04/09</text:p>
          </table:table-cell>
          <table:table-cell office:value-type="string">
            <text:p>ESTHER</text:p>
          </table:table-cell>
          <table:table-cell office:value-type="string">
            <text:p>PELAEZ BENAJES</text:p>
          </table:table-cell>
          <table:table-cell table:style-name="ce8" office:value-type="string">
            <text:p>52422893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824.53">
            <text:p>824,5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33</text:p>
          </table:table-cell>
          <table:table-cell office:value-type="string">
            <text:p>F/ 1815</text:p>
          </table:table-cell>
          <table:table-cell table:style-name="ce7" office:value-type="date" office:date-value="2009-11-30">
            <text:p>30/11/09</text:p>
          </table:table-cell>
          <table:table-cell office:value-type="string">
            <text:p>JOAN</text:p>
          </table:table-cell>
          <table:table-cell office:value-type="string">
            <text:p>PENES GARIA</text:p>
          </table:table-cell>
          <table:table-cell table:style-name="ce8" office:value-type="string">
            <text:p>33333333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587.12">
            <text:p>587,1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13</text:p>
          </table:table-cell>
          <table:table-cell office:value-type="string">
            <text:p>F/ 1487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MARC</text:p>
          </table:table-cell>
          <table:table-cell office:value-type="string">
            <text:p>PERALTA FLORES</text:p>
          </table:table-cell>
          <table:table-cell table:style-name="ce8" office:value-type="string">
            <text:p>47633931-R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432.95">
            <text:p>432,9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19</text:p>
          </table:table-cell>
          <table:table-cell office:value-type="string">
            <text:p>F/ 1508</text:p>
          </table:table-cell>
          <table:table-cell table:style-name="ce7" office:value-type="date" office:date-value="2009-02-28">
            <text:p>28/02/09</text:p>
          </table:table-cell>
          <table:table-cell office:value-type="string">
            <text:p>SONIA</text:p>
          </table:table-cell>
          <table:table-cell office:value-type="string">
            <text:p>PERALTA JORDANA</text:p>
          </table:table-cell>
          <table:table-cell table:style-name="ce8" office:value-type="string">
            <text:p>52217016-S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289.16">
            <text:p>1289,1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50</text:p>
          </table:table-cell>
          <table:table-cell office:value-type="string">
            <text:p>F/ 1863</text:p>
          </table:table-cell>
          <table:table-cell table:style-name="ce7" office:value-type="date" office:date-value="2009-12-24">
            <text:p>24/12/09</text:p>
          </table:table-cell>
          <table:table-cell office:value-type="string">
            <text:p>ELISABETH</text:p>
          </table:table-cell>
          <table:table-cell office:value-type="string">
            <text:p>PEREZ BASCUñANA</text:p>
          </table:table-cell>
          <table:table-cell table:style-name="ce8" office:value-type="string">
            <text:p>52424814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654.23">
            <text:p>1654,2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39</text:p>
          </table:table-cell>
          <table:table-cell office:value-type="string">
            <text:p>AB/ 132</text:p>
          </table:table-cell>
          <table:table-cell table:style-name="ce7" office:value-type="date" office:date-value="2009-08-05">
            <text:p>05/08/09</text:p>
          </table:table-cell>
          <table:table-cell office:value-type="string">
            <text:p>CLARA</text:p>
          </table:table-cell>
          <table:table-cell office:value-type="string">
            <text:p>PEREZ CASTRO</text:p>
          </table:table-cell>
          <table:table-cell table:style-name="ce8" office:value-type="string">
            <text:p>52420984-R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-527.11">
            <text:p>-527,1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93</text:p>
          </table:table-cell>
          <table:table-cell office:value-type="string">
            <text:p>F/ 1854</text:p>
          </table:table-cell>
          <table:table-cell table:style-name="ce7" office:value-type="date" office:date-value="2009-12-20">
            <text:p>20/12/09</text:p>
          </table:table-cell>
          <table:table-cell office:value-type="string">
            <text:p>EVA</text:p>
          </table:table-cell>
          <table:table-cell office:value-type="string">
            <text:p>PEREZ MARTIN</text:p>
          </table:table-cell>
          <table:table-cell table:style-name="ce8" office:value-type="string">
            <text:p>12326211-B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01.68">
            <text:p>101,6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04</text:p>
          </table:table-cell>
          <table:table-cell office:value-type="string">
            <text:p>F/ 1840</text:p>
          </table:table-cell>
          <table:table-cell table:style-name="ce7" office:value-type="date" office:date-value="2009-12-13">
            <text:p>13/12/09</text:p>
          </table:table-cell>
          <table:table-cell office:value-type="string">
            <text:p>Mª ANGELS</text:p>
          </table:table-cell>
          <table:table-cell office:value-type="string">
            <text:p>PEREZ MENESES</text:p>
          </table:table-cell>
          <table:table-cell table:style-name="ce8" office:value-type="string">
            <text:p>39381559-P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49.03">
            <text:p>249,0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88</text:p>
          </table:table-cell>
          <table:table-cell office:value-type="string">
            <text:p>F/ 1823</text:p>
          </table:table-cell>
          <table:table-cell table:style-name="ce7" office:value-type="date" office:date-value="2009-12-04">
            <text:p>04/12/09</text:p>
          </table:table-cell>
          <table:table-cell office:value-type="string">
            <text:p>ANTONIO</text:p>
          </table:table-cell>
          <table:table-cell office:value-type="string">
            <text:p>PEREZ PEREZ</text:p>
          </table:table-cell>
          <table:table-cell table:style-name="ce8" office:value-type="string">
            <text:p>52425907-A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748.63">
            <text:p>748,6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02</text:p>
          </table:table-cell>
          <table:table-cell office:value-type="string">
            <text:p>F/ 1781</text:p>
          </table:table-cell>
          <table:table-cell table:style-name="ce7" office:value-type="date" office:date-value="2009-11-11">
            <text:p>11/11/09</text:p>
          </table:table-cell>
          <table:table-cell office:value-type="string">
            <text:p>ANTONIO</text:p>
          </table:table-cell>
          <table:table-cell office:value-type="string">
            <text:p>PÉREZ PRADO</text:p>
          </table:table-cell>
          <table:table-cell table:style-name="ce8" office:value-type="string">
            <text:p>54321543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558.39">
            <text:p>558,3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25</text:p>
          </table:table-cell>
          <table:table-cell office:value-type="string">
            <text:p>F/ 1792</text:p>
          </table:table-cell>
          <table:table-cell table:style-name="ce7" office:value-type="date" office:date-value="2009-11-17">
            <text:p>17/11/09</text:p>
          </table:table-cell>
          <table:table-cell office:value-type="string">
            <text:p>CRISTIAN</text:p>
          </table:table-cell>
          <table:table-cell office:value-type="string">
            <text:p>PEREZ TENA</text:p>
          </table:table-cell>
          <table:table-cell table:style-name="ce8" office:value-type="string">
            <text:p>41002175-L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68.69">
            <text:p>168,6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75</text:p>
          </table:table-cell>
          <table:table-cell office:value-type="string">
            <text:p>F/ 1544</text:p>
          </table:table-cell>
          <table:table-cell table:style-name="ce7" office:value-type="date" office:date-value="2009-03-31">
            <text:p>31/03/09</text:p>
          </table:table-cell>
          <table:table-cell office:value-type="string">
            <text:p>DAVID</text:p>
          </table:table-cell>
          <table:table-cell office:value-type="string">
            <text:p>PEREZ VILAJOSANA</text:p>
          </table:table-cell>
          <table:table-cell table:style-name="ce8" office:value-type="string">
            <text:p>39375858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64.81">
            <text:p>164,8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31</text:p>
          </table:table-cell>
          <table:table-cell office:value-type="string">
            <text:p>F/ 1761</text:p>
          </table:table-cell>
          <table:table-cell table:style-name="ce7" office:value-type="date" office:date-value="2009-10-30">
            <text:p>30/10/09</text:p>
          </table:table-cell>
          <table:table-cell office:value-type="string">
            <text:p>VERONICA</text:p>
          </table:table-cell>
          <table:table-cell office:value-type="string">
            <text:p>PICH GIMENO</text:p>
          </table:table-cell>
          <table:table-cell table:style-name="ce8" office:value-type="string">
            <text:p>41000151-L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429.57">
            <text:p>429,5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277</text:p>
          </table:table-cell>
          <table:table-cell office:value-type="string">
            <text:p>F/ 1470</text:p>
          </table:table-cell>
          <table:table-cell table:style-name="ce7" office:value-type="date" office:date-value="2009-01-13">
            <text:p>13/01/09</text:p>
          </table:table-cell>
          <table:table-cell office:value-type="string">
            <text:p>REBECA</text:p>
          </table:table-cell>
          <table:table-cell office:value-type="string">
            <text:p>PICÓN JIMÉNEZ</text:p>
          </table:table-cell>
          <table:table-cell table:style-name="ce8" office:value-type="string">
            <text:p>47438502-G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37.46">
            <text:p>637,4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03</text:p>
          </table:table-cell>
          <table:table-cell office:value-type="string">
            <text:p>AB/ 129</text:p>
          </table:table-cell>
          <table:table-cell table:style-name="ce7" office:value-type="date" office:date-value="2009-05-25">
            <text:p>25/05/09</text:p>
          </table:table-cell>
          <table:table-cell office:value-type="string">
            <text:p>MOISES</text:p>
          </table:table-cell>
          <table:table-cell office:value-type="string">
            <text:p>PIQUE FRANCISCO</text:p>
          </table:table-cell>
          <table:table-cell table:style-name="ce9" office:value-type="string">
            <text:p>5242371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-217.81">
            <text:p>-217,8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00</text:p>
          </table:table-cell>
          <table:table-cell office:value-type="string">
            <text:p>F/ 1696</text:p>
          </table:table-cell>
          <table:table-cell table:style-name="ce7" office:value-type="date" office:date-value="2009-08-24">
            <text:p>24/08/09</text:p>
          </table:table-cell>
          <table:table-cell office:value-type="string">
            <text:p>XAVIER</text:p>
          </table:table-cell>
          <table:table-cell office:value-type="string">
            <text:p>PIQUER FITE</text:p>
          </table:table-cell>
          <table:table-cell table:style-name="ce8" office:value-type="string">
            <text:p>41096637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14.64">
            <text:p>314,6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52</text:p>
          </table:table-cell>
          <table:table-cell office:value-type="string">
            <text:p>F/ 1664</text:p>
          </table:table-cell>
          <table:table-cell table:style-name="ce7" office:value-type="date" office:date-value="2009-07-25">
            <text:p>25/07/09</text:p>
          </table:table-cell>
          <table:table-cell office:value-type="string">
            <text:p>DIANA</text:p>
          </table:table-cell>
          <table:table-cell office:value-type="string">
            <text:p>PLA MARQUEZ</text:p>
          </table:table-cell>
          <table:table-cell table:style-name="ce8" office:value-type="string">
            <text:p>52428057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459.19">
            <text:p>459,1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14</text:p>
          </table:table-cell>
          <table:table-cell office:value-type="string">
            <text:p>F/ 1546</text:p>
          </table:table-cell>
          <table:table-cell table:style-name="ce7" office:value-type="date" office:date-value="2009-04-01">
            <text:p>01/04/09</text:p>
          </table:table-cell>
          <table:table-cell office:value-type="string">
            <text:p>XAVIER</text:p>
          </table:table-cell>
          <table:table-cell office:value-type="string">
            <text:p>PLA SEGURA</text:p>
          </table:table-cell>
          <table:table-cell table:style-name="ce8" office:value-type="string">
            <text:p>52428452-H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441.23">
            <text:p>441,2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83</text:p>
          </table:table-cell>
          <table:table-cell office:value-type="string">
            <text:p>F/ 1615</text:p>
          </table:table-cell>
          <table:table-cell table:style-name="ce7" office:value-type="date" office:date-value="2009-05-15">
            <text:p>15/05/09</text:p>
          </table:table-cell>
          <table:table-cell office:value-type="string">
            <text:p>LAURA</text:p>
          </table:table-cell>
          <table:table-cell office:value-type="string">
            <text:p>PLANA GRACIA</text:p>
          </table:table-cell>
          <table:table-cell table:style-name="ce8" office:value-type="string">
            <text:p>12363513-F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52.56">
            <text:p>152,5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22</text:p>
          </table:table-cell>
          <table:table-cell office:value-type="string">
            <text:p>F/ 1736</text:p>
          </table:table-cell>
          <table:table-cell table:style-name="ce7" office:value-type="date" office:date-value="2009-10-11">
            <text:p>11/10/09</text:p>
          </table:table-cell>
          <table:table-cell office:value-type="string">
            <text:p>XAVIER</text:p>
          </table:table-cell>
          <table:table-cell office:value-type="string">
            <text:p>PLANAS ESPELT</text:p>
          </table:table-cell>
          <table:table-cell table:style-name="ce8" office:value-type="string">
            <text:p>52427958-S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35.25">
            <text:p>335,2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420</text:p>
          </table:table-cell>
          <table:table-cell office:value-type="string">
            <text:p>F/ 1550</text:p>
          </table:table-cell>
          <table:table-cell table:style-name="ce7" office:value-type="date" office:date-value="2009-04-04">
            <text:p>04/04/09</text:p>
          </table:table-cell>
          <table:table-cell office:value-type="string">
            <text:p>MARC</text:p>
          </table:table-cell>
          <table:table-cell office:value-type="string">
            <text:p>PLANAS TORRECILLAS</text:p>
          </table:table-cell>
          <table:table-cell table:style-name="ce8" office:value-type="string">
            <text:p>52428349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579.24">
            <text:p>579,2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74</text:p>
          </table:table-cell>
          <table:table-cell office:value-type="string">
            <text:p>F/ 1605</text:p>
          </table:table-cell>
          <table:table-cell table:style-name="ce7" office:value-type="date" office:date-value="2009-05-06">
            <text:p>06/05/09</text:p>
          </table:table-cell>
          <table:table-cell office:value-type="string">
            <text:p>MANUEL</text:p>
          </table:table-cell>
          <table:table-cell office:value-type="string">
            <text:p>PLANELLAS DUG</text:p>
          </table:table-cell>
          <table:table-cell table:style-name="ce8" office:value-type="string">
            <text:p>12352514-M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309.24">
            <text:p>1309,2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87</text:p>
          </table:table-cell>
          <table:table-cell office:value-type="string">
            <text:p>F/ 1806</text:p>
          </table:table-cell>
          <table:table-cell table:style-name="ce7" office:value-type="date" office:date-value="2009-11-25">
            <text:p>25/11/09</text:p>
          </table:table-cell>
          <table:table-cell office:value-type="string">
            <text:p>ORIOL</text:p>
          </table:table-cell>
          <table:table-cell office:value-type="string">
            <text:p>PLANELLO SENDRA</text:p>
          </table:table-cell>
          <table:table-cell table:style-name="ce8" office:value-type="string">
            <text:p>52423502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98.21">
            <text:p>98,2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00</text:p>
          </table:table-cell>
          <table:table-cell office:value-type="string">
            <text:p>F/ 1683</text:p>
          </table:table-cell>
          <table:table-cell table:style-name="ce7" office:value-type="date" office:date-value="2009-08-10">
            <text:p>10/08/09</text:p>
          </table:table-cell>
          <table:table-cell office:value-type="string">
            <text:p>JULIA</text:p>
          </table:table-cell>
          <table:table-cell office:value-type="string">
            <text:p>PLASENCIA FERNANDEZ</text:p>
          </table:table-cell>
          <table:table-cell table:style-name="ce8" office:value-type="string">
            <text:p>41002294-A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885.32">
            <text:p>885,3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27</text:p>
          </table:table-cell>
          <table:table-cell office:value-type="string">
            <text:p>F/ 1527</text:p>
          </table:table-cell>
          <table:table-cell table:style-name="ce7" office:value-type="date" office:date-value="2009-03-17">
            <text:p>17/03/09</text:p>
          </table:table-cell>
          <table:table-cell office:value-type="string">
            <text:p>MONTSERRAT</text:p>
          </table:table-cell>
          <table:table-cell office:value-type="string">
            <text:p>PLATA RODRIGUEZ</text:p>
          </table:table-cell>
          <table:table-cell table:style-name="ce8" office:value-type="string">
            <text:p>79290672-L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82.4">
            <text:p>82,4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1</text:p>
          </table:table-cell>
          <table:table-cell office:value-type="string">
            <text:p>F/ 1651</text:p>
          </table:table-cell>
          <table:table-cell table:style-name="ce7" office:value-type="date" office:date-value="2009-07-04">
            <text:p>04/07/09</text:p>
          </table:table-cell>
          <table:table-cell office:value-type="string">
            <text:p>SANDRA</text:p>
          </table:table-cell>
          <table:table-cell office:value-type="string">
            <text:p>PLAZA GARCIA</text:p>
          </table:table-cell>
          <table:table-cell table:style-name="ce8" office:value-type="string">
            <text:p>79290659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80.18">
            <text:p>80,1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15</text:p>
          </table:table-cell>
          <table:table-cell office:value-type="string">
            <text:p>F/ 1628</text:p>
          </table:table-cell>
          <table:table-cell table:style-name="ce7" office:value-type="date" office:date-value="2009-05-25">
            <text:p>25/05/09</text:p>
          </table:table-cell>
          <table:table-cell office:value-type="string">
            <text:p>NATALIA</text:p>
          </table:table-cell>
          <table:table-cell office:value-type="string">
            <text:p>PONCELAS GRAU</text:p>
          </table:table-cell>
          <table:table-cell table:style-name="ce8" office:value-type="string">
            <text:p>53328148-C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59.38">
            <text:p>159,3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01</text:p>
          </table:table-cell>
          <table:table-cell office:value-type="string">
            <text:p>F/ 1568</text:p>
          </table:table-cell>
          <table:table-cell table:style-name="ce7" office:value-type="date" office:date-value="2009-04-13">
            <text:p>13/04/09</text:p>
          </table:table-cell>
          <table:table-cell office:value-type="string">
            <text:p>VICTORIA</text:p>
          </table:table-cell>
          <table:table-cell office:value-type="string">
            <text:p>PONS RAM</text:p>
          </table:table-cell>
          <table:table-cell table:style-name="ce8" office:value-type="string">
            <text:p>47805915-L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62.53">
            <text:p>162,5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02</text:p>
          </table:table-cell>
          <table:table-cell office:value-type="string">
            <text:p>F/ 1571</text:p>
          </table:table-cell>
          <table:table-cell table:style-name="ce7" office:value-type="date" office:date-value="2009-04-15">
            <text:p>15/04/09</text:p>
          </table:table-cell>
          <table:table-cell office:value-type="string">
            <text:p>JORDI</text:p>
          </table:table-cell>
          <table:table-cell office:value-type="string">
            <text:p>PONSA PERA</text:p>
          </table:table-cell>
          <table:table-cell table:style-name="ce8" office:value-type="string">
            <text:p>38855394-S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305.16">
            <text:p>1305,1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15</text:p>
          </table:table-cell>
          <table:table-cell office:value-type="string">
            <text:p>F/ 1773</text:p>
          </table:table-cell>
          <table:table-cell table:style-name="ce7" office:value-type="date" office:date-value="2009-11-06">
            <text:p>06/11/09</text:p>
          </table:table-cell>
          <table:table-cell office:value-type="string">
            <text:p>MARIA DEL MAR</text:p>
          </table:table-cell>
          <table:table-cell office:value-type="string">
            <text:p>PORTERO CLARAMONTE</text:p>
          </table:table-cell>
          <table:table-cell table:style-name="ce8" office:value-type="string">
            <text:p>44005080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67.79">
            <text:p>167,7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64</text:p>
          </table:table-cell>
          <table:table-cell office:value-type="string">
            <text:p>F/ 1462</text:p>
          </table:table-cell>
          <table:table-cell table:style-name="ce7" office:value-type="date" office:date-value="2009-01-06">
            <text:p>06/01/09</text:p>
          </table:table-cell>
          <table:table-cell office:value-type="string">
            <text:p>CARLES</text:p>
          </table:table-cell>
          <table:table-cell office:value-type="string">
            <text:p>POVEDA PATRIS</text:p>
          </table:table-cell>
          <table:table-cell table:style-name="ce8" office:value-type="string">
            <text:p>52424822-S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294.44">
            <text:p>1294,4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26</text:p>
          </table:table-cell>
          <table:table-cell office:value-type="string">
            <text:p>F/ 1849</text:p>
          </table:table-cell>
          <table:table-cell table:style-name="ce7" office:value-type="date" office:date-value="2009-12-18">
            <text:p>18/12/09</text:p>
          </table:table-cell>
          <table:table-cell office:value-type="string">
            <text:p>RUBEN</text:p>
          </table:table-cell>
          <table:table-cell office:value-type="string">
            <text:p>POZO GUTIERREZ</text:p>
          </table:table-cell>
          <table:table-cell table:style-name="ce8" office:value-type="string">
            <text:p>12323716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638.42">
            <text:p>638,4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33</text:p>
          </table:table-cell>
          <table:table-cell office:value-type="string">
            <text:p>F/ 1763</text:p>
          </table:table-cell>
          <table:table-cell table:style-name="ce7" office:value-type="date" office:date-value="2009-11-01">
            <text:p>01/11/09</text:p>
          </table:table-cell>
          <table:table-cell office:value-type="string">
            <text:p>MARINA</text:p>
          </table:table-cell>
          <table:table-cell office:value-type="string">
            <text:p>PUIG PEJO</text:p>
          </table:table-cell>
          <table:table-cell table:style-name="ce8" office:value-type="string">
            <text:p>81808369-V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869.88">
            <text:p>869,8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78</text:p>
          </table:table-cell>
          <table:table-cell office:value-type="string">
            <text:p>F/ 1537</text:p>
          </table:table-cell>
          <table:table-cell table:style-name="ce7" office:value-type="date" office:date-value="2009-03-25">
            <text:p>25/03/09</text:p>
          </table:table-cell>
          <table:table-cell office:value-type="string">
            <text:p>MONTSERRAT</text:p>
          </table:table-cell>
          <table:table-cell office:value-type="string">
            <text:p>PUIGVERT ROIG</text:p>
          </table:table-cell>
          <table:table-cell table:style-name="ce9" office:value-type="string">
            <text:p>12384616-M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44.92">
            <text:p>644,9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79</text:p>
          </table:table-cell>
          <table:table-cell office:value-type="string">
            <text:p>F/ 1486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SIRA</text:p>
          </table:table-cell>
          <table:table-cell office:value-type="string">
            <text:p>PUJOL GONZALEZ</text:p>
          </table:table-cell>
          <table:table-cell table:style-name="ce8" office:value-type="string">
            <text:p>52408700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67.66">
            <text:p>167,6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374</text:p>
          </table:table-cell>
          <table:table-cell office:value-type="string">
            <text:p>AB/ 141</text:p>
          </table:table-cell>
          <table:table-cell table:style-name="ce7" office:value-type="date" office:date-value="2009-11-15">
            <text:p>15/11/09</text:p>
          </table:table-cell>
          <table:table-cell office:value-type="string">
            <text:p>MIGUEL</text:p>
          </table:table-cell>
          <table:table-cell office:value-type="string">
            <text:p>RABELL GOMEZ</text:p>
          </table:table-cell>
          <table:table-cell table:style-name="ce8" office:value-type="string">
            <text:p>46721314-N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-643.48">
            <text:p>-643,4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90</text:p>
          </table:table-cell>
          <table:table-cell office:value-type="string">
            <text:p>F/ 1796</text:p>
          </table:table-cell>
          <table:table-cell table:style-name="ce7" office:value-type="date" office:date-value="2009-11-19">
            <text:p>19/11/09</text:p>
          </table:table-cell>
          <table:table-cell office:value-type="string">
            <text:p>VICTOR</text:p>
          </table:table-cell>
          <table:table-cell office:value-type="string">
            <text:p>RAMIA LUENGO</text:p>
          </table:table-cell>
          <table:table-cell table:style-name="ce8" office:value-type="string">
            <text:p>12367822-I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35.69">
            <text:p>335,6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12</text:p>
          </table:table-cell>
          <table:table-cell office:value-type="string">
            <text:p>F/ 1791</text:p>
          </table:table-cell>
          <table:table-cell table:style-name="ce7" office:value-type="date" office:date-value="2009-11-16">
            <text:p>16/11/09</text:p>
          </table:table-cell>
          <table:table-cell office:value-type="string">
            <text:p>PEDRO</text:p>
          </table:table-cell>
          <table:table-cell office:value-type="string">
            <text:p>RAMÍREZ LUQUE</text:p>
          </table:table-cell>
          <table:table-cell table:style-name="ce8" office:value-type="string">
            <text:p>47347758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62.53">
            <text:p>162,53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60</text:p>
          </table:table-cell>
          <table:table-cell office:value-type="string">
            <text:p>F/ 1637</text:p>
          </table:table-cell>
          <table:table-cell table:style-name="ce7" office:value-type="date" office:date-value="2009-06-07">
            <text:p>07/06/09</text:p>
          </table:table-cell>
          <table:table-cell office:value-type="string">
            <text:p>ELENA</text:p>
          </table:table-cell>
          <table:table-cell office:value-type="string">
            <text:p>RAMIREZ PLANA</text:p>
          </table:table-cell>
          <table:table-cell table:style-name="ce8" office:value-type="string">
            <text:p>37267766-K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996.15">
            <text:p>996,1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47</text:p>
          </table:table-cell>
          <table:table-cell office:value-type="string">
            <text:p>F/ 1593</text:p>
          </table:table-cell>
          <table:table-cell table:style-name="ce7" office:value-type="date" office:date-value="2009-04-29">
            <text:p>29/04/09</text:p>
          </table:table-cell>
          <table:table-cell office:value-type="string">
            <text:p>TATIANA-CLAUDIA</text:p>
          </table:table-cell>
          <table:table-cell office:value-type="string">
            <text:p>RAMÓN SEGUÍ</text:p>
          </table:table-cell>
          <table:table-cell table:style-name="ce8" office:value-type="string">
            <text:p>81807292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05.73">
            <text:p>105,73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06</text:p>
          </table:table-cell>
          <table:table-cell office:value-type="string">
            <text:p>F/ 1629</text:p>
          </table:table-cell>
          <table:table-cell table:style-name="ce7" office:value-type="date" office:date-value="2009-05-25">
            <text:p>25/05/09</text:p>
          </table:table-cell>
          <table:table-cell office:value-type="string">
            <text:p>ALBA</text:p>
          </table:table-cell>
          <table:table-cell office:value-type="string">
            <text:p>RECASENS PLANA</text:p>
          </table:table-cell>
          <table:table-cell table:style-name="ce8" office:value-type="string">
            <text:p>36962434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14.26">
            <text:p>614,2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72</text:p>
          </table:table-cell>
          <table:table-cell office:value-type="string">
            <text:p>F/ 1507</text:p>
          </table:table-cell>
          <table:table-cell table:style-name="ce7" office:value-type="date" office:date-value="2009-02-21">
            <text:p>21/02/09</text:p>
          </table:table-cell>
          <table:table-cell office:value-type="string">
            <text:p>FRANCISCO</text:p>
          </table:table-cell>
          <table:table-cell office:value-type="string">
            <text:p>REDONDO ROPER</text:p>
          </table:table-cell>
          <table:table-cell table:style-name="ce8" office:value-type="string">
            <text:p>26459680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655.66">
            <text:p>655,6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71</text:p>
          </table:table-cell>
          <table:table-cell office:value-type="string">
            <text:p>F/ 1718</text:p>
          </table:table-cell>
          <table:table-cell table:style-name="ce7" office:value-type="date" office:date-value="2009-09-16">
            <text:p>16/09/09</text:p>
          </table:table-cell>
          <table:table-cell office:value-type="string">
            <text:p>JOSE ANTONIO</text:p>
          </table:table-cell>
          <table:table-cell office:value-type="string">
            <text:p>REGALADO RASTROJO</text:p>
          </table:table-cell>
          <table:table-cell table:style-name="ce8" office:value-type="string">
            <text:p>46807063-H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13.41">
            <text:p>113,41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67</text:p>
          </table:table-cell>
          <table:table-cell office:value-type="string">
            <text:p>F/ 1572</text:p>
          </table:table-cell>
          <table:table-cell table:style-name="ce7" office:value-type="date" office:date-value="2009-04-16">
            <text:p>16/04/09</text:p>
          </table:table-cell>
          <table:table-cell office:value-type="string">
            <text:p>MARIA</text:p>
          </table:table-cell>
          <table:table-cell office:value-type="string">
            <text:p>RESPAN MANE</text:p>
          </table:table-cell>
          <table:table-cell table:style-name="ce8" office:value-type="string">
            <text:p>12363561-M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212.38">
            <text:p>212,3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27</text:p>
          </table:table-cell>
          <table:table-cell office:value-type="string">
            <text:p>F/ 1772</text:p>
          </table:table-cell>
          <table:table-cell table:style-name="ce7" office:value-type="date" office:date-value="2009-11-06">
            <text:p>06/11/09</text:p>
          </table:table-cell>
          <table:table-cell office:value-type="string">
            <text:p>JUAN LUIS</text:p>
          </table:table-cell>
          <table:table-cell office:value-type="string">
            <text:p>REY JAIME</text:p>
          </table:table-cell>
          <table:table-cell table:style-name="ce8" office:value-type="string">
            <text:p>46807406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433.68">
            <text:p>433,6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43</text:p>
          </table:table-cell>
          <table:table-cell office:value-type="string">
            <text:p>F/ 1642</text:p>
          </table:table-cell>
          <table:table-cell table:style-name="ce7" office:value-type="date" office:date-value="2009-06-20">
            <text:p>20/06/09</text:p>
          </table:table-cell>
          <table:table-cell office:value-type="string">
            <text:p>RICARDO</text:p>
          </table:table-cell>
          <table:table-cell office:value-type="string">
            <text:p>RIERA BOU</text:p>
          </table:table-cell>
          <table:table-cell table:style-name="ce8" office:value-type="string">
            <text:p>52429766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996.75">
            <text:p>996,7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68</text:p>
          </table:table-cell>
          <table:table-cell office:value-type="string">
            <text:p>F/ 1668</text:p>
          </table:table-cell>
          <table:table-cell table:style-name="ce7" office:value-type="date" office:date-value="2009-07-30">
            <text:p>30/07/09</text:p>
          </table:table-cell>
          <table:table-cell office:value-type="string">
            <text:p>RAMON</text:p>
          </table:table-cell>
          <table:table-cell office:value-type="string">
            <text:p>RIERA MAS</text:p>
          </table:table-cell>
          <table:table-cell table:style-name="ce8" office:value-type="string">
            <text:p>52428795-R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290.92">
            <text:p>1290,92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16</text:p>
          </table:table-cell>
          <table:table-cell office:value-type="string">
            <text:p>F/ 1839</text:p>
          </table:table-cell>
          <table:table-cell table:style-name="ce7" office:value-type="date" office:date-value="2009-12-13">
            <text:p>13/12/09</text:p>
          </table:table-cell>
          <table:table-cell office:value-type="string">
            <text:p>SARA</text:p>
          </table:table-cell>
          <table:table-cell office:value-type="string">
            <text:p>RIERA SOLà</text:p>
          </table:table-cell>
          <table:table-cell table:style-name="ce8" office:value-type="string">
            <text:p>39378978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78.13">
            <text:p>78,13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09</text:p>
          </table:table-cell>
          <table:table-cell office:value-type="string">
            <text:p>F/ 1837</text:p>
          </table:table-cell>
          <table:table-cell table:style-name="ce7" office:value-type="date" office:date-value="2009-12-12">
            <text:p>12/12/09</text:p>
          </table:table-cell>
          <table:table-cell office:value-type="string">
            <text:p>ELIA</text:p>
          </table:table-cell>
          <table:table-cell office:value-type="string">
            <text:p>RIOS APARICIO</text:p>
          </table:table-cell>
          <table:table-cell table:style-name="ce8" office:value-type="string">
            <text:p>41000143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37.51">
            <text:p>337,51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286</text:p>
          </table:table-cell>
          <table:table-cell office:value-type="string">
            <text:p>F/ 1594</text:p>
          </table:table-cell>
          <table:table-cell table:style-name="ce7" office:value-type="date" office:date-value="2009-04-30">
            <text:p>30/04/09</text:p>
          </table:table-cell>
          <table:table-cell office:value-type="string">
            <text:p>DANIEL</text:p>
          </table:table-cell>
          <table:table-cell office:value-type="string">
            <text:p>RISQUETE BAUTISTA</text:p>
          </table:table-cell>
          <table:table-cell table:style-name="ce8" office:value-type="string">
            <text:p>41000127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35.77">
            <text:p>335,77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291</text:p>
          </table:table-cell>
          <table:table-cell office:value-type="string">
            <text:p>F/ 1770</text:p>
          </table:table-cell>
          <table:table-cell table:style-name="ce7" office:value-type="date" office:date-value="2009-11-04">
            <text:p>04/11/09</text:p>
          </table:table-cell>
          <table:table-cell office:value-type="string">
            <text:p>MÒNICA</text:p>
          </table:table-cell>
          <table:table-cell office:value-type="string">
            <text:p>RODRÍGUEZ CALDERÓN</text:p>
          </table:table-cell>
          <table:table-cell table:style-name="ce8" office:value-type="string">
            <text:p>52219378-P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96.81">
            <text:p>196,81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00</text:p>
          </table:table-cell>
          <table:table-cell office:value-type="string">
            <text:p>F/ 1530</text:p>
          </table:table-cell>
          <table:table-cell table:style-name="ce7" office:value-type="date" office:date-value="2009-03-19">
            <text:p>19/03/09</text:p>
          </table:table-cell>
          <table:table-cell office:value-type="string">
            <text:p>ROSA</text:p>
          </table:table-cell>
          <table:table-cell office:value-type="string">
            <text:p>RODRÍGUEZ CALVERAS</text:p>
          </table:table-cell>
          <table:table-cell table:style-name="ce9" office:value-type="string">
            <text:p>39378368-G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556.48">
            <text:p>556,4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00</text:p>
          </table:table-cell>
          <table:table-cell office:value-type="string">
            <text:p>F/ 1871</text:p>
          </table:table-cell>
          <table:table-cell table:style-name="ce7" office:value-type="date" office:date-value="2009-12-27">
            <text:p>27/12/09</text:p>
          </table:table-cell>
          <table:table-cell office:value-type="string">
            <text:p>MANUEL</text:p>
          </table:table-cell>
          <table:table-cell office:value-type="string">
            <text:p>RODRÍGUEZ GONZÁLEZ</text:p>
          </table:table-cell>
          <table:table-cell table:style-name="ce8" office:value-type="string">
            <text:p>81805652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498.11">
            <text:p>498,11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271</text:p>
          </table:table-cell>
          <table:table-cell office:value-type="string">
            <text:p>F/ 1496</text:p>
          </table:table-cell>
          <table:table-cell table:style-name="ce7" office:value-type="date" office:date-value="2009-02-04">
            <text:p>04/02/09</text:p>
          </table:table-cell>
          <table:table-cell office:value-type="string">
            <text:p>IVAN</text:p>
          </table:table-cell>
          <table:table-cell office:value-type="string">
            <text:p>RODRIGUEZ LOPEZ</text:p>
          </table:table-cell>
          <table:table-cell table:style-name="ce8" office:value-type="string">
            <text:p>47631062-R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94.73">
            <text:p>194,73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82</text:p>
          </table:table-cell>
          <table:table-cell office:value-type="string">
            <text:p>AB/ 130</text:p>
          </table:table-cell>
          <table:table-cell table:style-name="ce7" office:value-type="date" office:date-value="2009-07-01">
            <text:p>01/07/09</text:p>
          </table:table-cell>
          <table:table-cell office:value-type="string">
            <text:p>GEMMA</text:p>
          </table:table-cell>
          <table:table-cell office:value-type="string">
            <text:p>RODRIGUEZ-BARBERO <text:s/>REYES</text:p>
          </table:table-cell>
          <table:table-cell table:style-name="ce8" office:value-type="string">
            <text:p>38854206-I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-105.95">
            <text:p>-105,9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701</text:p>
          </table:table-cell>
          <table:table-cell office:value-type="string">
            <text:p>F/ 1822</text:p>
          </table:table-cell>
          <table:table-cell table:style-name="ce7" office:value-type="date" office:date-value="2009-12-04">
            <text:p>04/12/09</text:p>
          </table:table-cell>
          <table:table-cell office:value-type="string">
            <text:p>MARIO</text:p>
          </table:table-cell>
          <table:table-cell office:value-type="string">
            <text:p>ROLDANES LLOBREGAT</text:p>
          </table:table-cell>
          <table:table-cell table:style-name="ce8" office:value-type="string">
            <text:p>12354723-R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498.42">
            <text:p>498,4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51</text:p>
          </table:table-cell>
          <table:table-cell office:value-type="string">
            <text:p>F/ 1688</text:p>
          </table:table-cell>
          <table:table-cell table:style-name="ce7" office:value-type="date" office:date-value="2009-08-14">
            <text:p>14/08/09</text:p>
          </table:table-cell>
          <table:table-cell office:value-type="string">
            <text:p>MERCÈ</text:p>
          </table:table-cell>
          <table:table-cell office:value-type="string">
            <text:p>ROMEU VENTURA</text:p>
          </table:table-cell>
          <table:table-cell table:style-name="ce8" office:value-type="string">
            <text:p>69290664-L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156.34">
            <text:p>1156,34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17</text:p>
          </table:table-cell>
          <table:table-cell office:value-type="string">
            <text:p>F/ 1461</text:p>
          </table:table-cell>
          <table:table-cell table:style-name="ce7" office:value-type="date" office:date-value="2009-01-06">
            <text:p>06/01/09</text:p>
          </table:table-cell>
          <table:table-cell office:value-type="string">
            <text:p>MIRIAM</text:p>
          </table:table-cell>
          <table:table-cell office:value-type="string">
            <text:p>RONDONES PAINO</text:p>
          </table:table-cell>
          <table:table-cell table:style-name="ce8" office:value-type="string">
            <text:p>12352025-L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325.74">
            <text:p>325,74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20</text:p>
          </table:table-cell>
          <table:table-cell office:value-type="string">
            <text:p>F/ 1518</text:p>
          </table:table-cell>
          <table:table-cell table:style-name="ce7" office:value-type="date" office:date-value="2009-03-11">
            <text:p>11/03/09</text:p>
          </table:table-cell>
          <table:table-cell office:value-type="string">
            <text:p>LAURA</text:p>
          </table:table-cell>
          <table:table-cell office:value-type="string">
            <text:p>ROQUE PALMA</text:p>
          </table:table-cell>
          <table:table-cell table:style-name="ce8" office:value-type="string">
            <text:p>41000162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32.3">
            <text:p>332,3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18</text:p>
          </table:table-cell>
          <table:table-cell office:value-type="string">
            <text:p>F/ 1673</text:p>
          </table:table-cell>
          <table:table-cell table:style-name="ce7" office:value-type="date" office:date-value="2009-08-03">
            <text:p>03/08/09</text:p>
          </table:table-cell>
          <table:table-cell office:value-type="string">
            <text:p>MIREIA</text:p>
          </table:table-cell>
          <table:table-cell office:value-type="string">
            <text:p>ROSADOS FERNANDEZ</text:p>
          </table:table-cell>
          <table:table-cell table:style-name="ce8" office:value-type="string">
            <text:p>12348927-S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993.27">
            <text:p>993,27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28</text:p>
          </table:table-cell>
          <table:table-cell office:value-type="string">
            <text:p>F/ 1529</text:p>
          </table:table-cell>
          <table:table-cell table:style-name="ce7" office:value-type="date" office:date-value="2009-03-19">
            <text:p>19/03/09</text:p>
          </table:table-cell>
          <table:table-cell office:value-type="string">
            <text:p>MIREIA</text:p>
          </table:table-cell>
          <table:table-cell office:value-type="string">
            <text:p>ROSELLÓ FORNELLS</text:p>
          </table:table-cell>
          <table:table-cell table:style-name="ce8" office:value-type="string">
            <text:p>47631122-V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995.55">
            <text:p>995,55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44</text:p>
          </table:table-cell>
          <table:table-cell office:value-type="string">
            <text:p>F/ 1560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TATIANA</text:p>
          </table:table-cell>
          <table:table-cell office:value-type="string">
            <text:p>ROVIRA NADAL</text:p>
          </table:table-cell>
          <table:table-cell table:style-name="ce8" office:value-type="string">
            <text:p>52424470-AT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64.76">
            <text:p>164,76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280</text:p>
          </table:table-cell>
          <table:table-cell office:value-type="string">
            <text:p>F/ 1661</text:p>
          </table:table-cell>
          <table:table-cell table:style-name="ce7" office:value-type="date" office:date-value="2009-07-21">
            <text:p>21/07/09</text:p>
          </table:table-cell>
          <table:table-cell office:value-type="string">
            <text:p>MONICA</text:p>
          </table:table-cell>
          <table:table-cell office:value-type="string">
            <text:p>RUBIO BENITO</text:p>
          </table:table-cell>
          <table:table-cell table:style-name="ce8" office:value-type="string">
            <text:p>53326736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85.64">
            <text:p>185,64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08</text:p>
          </table:table-cell>
          <table:table-cell office:value-type="string">
            <text:p>F/ 1535</text:p>
          </table:table-cell>
          <table:table-cell table:style-name="ce7" office:value-type="date" office:date-value="2009-03-23">
            <text:p>23/03/09</text:p>
          </table:table-cell>
          <table:table-cell office:value-type="string">
            <text:p>JOAN</text:p>
          </table:table-cell>
          <table:table-cell office:value-type="string">
            <text:p>RUEDA LUQUE</text:p>
          </table:table-cell>
          <table:table-cell table:style-name="ce8" office:value-type="string">
            <text:p>47345320-K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498.14">
            <text:p>498,14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269</text:p>
          </table:table-cell>
          <table:table-cell office:value-type="string">
            <text:p>F/ 1476</text:p>
          </table:table-cell>
          <table:table-cell table:style-name="ce7" office:value-type="date" office:date-value="2009-01-19">
            <text:p>19/01/09</text:p>
          </table:table-cell>
          <table:table-cell office:value-type="string">
            <text:p>JUAN JOSE</text:p>
          </table:table-cell>
          <table:table-cell office:value-type="string">
            <text:p>RUIZ LUCAS</text:p>
          </table:table-cell>
          <table:table-cell table:style-name="ce8" office:value-type="string">
            <text:p>46805652-A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670.74">
            <text:p>670,74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295</text:p>
          </table:table-cell>
          <table:table-cell office:value-type="string">
            <text:p>AB/ 133</text:p>
          </table:table-cell>
          <table:table-cell table:style-name="ce7" office:value-type="date" office:date-value="2009-08-11">
            <text:p>11/08/09</text:p>
          </table:table-cell>
          <table:table-cell office:value-type="string">
            <text:p>Mª DE LA CONCEPCIÓN</text:p>
          </table:table-cell>
          <table:table-cell office:value-type="string">
            <text:p>RUIZ MAYO</text:p>
          </table:table-cell>
          <table:table-cell table:style-name="ce8" office:value-type="string">
            <text:p>41000141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-493.1">
            <text:p>-493,1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297</text:p>
          </table:table-cell>
          <table:table-cell office:value-type="string">
            <text:p>F/ 1784</text:p>
          </table:table-cell>
          <table:table-cell table:style-name="ce7" office:value-type="date" office:date-value="2009-11-12">
            <text:p>12/11/09</text:p>
          </table:table-cell>
          <table:table-cell office:value-type="string">
            <text:p>JULIAN</text:p>
          </table:table-cell>
          <table:table-cell office:value-type="string">
            <text:p>RUIZ NUÑEZ</text:p>
          </table:table-cell>
          <table:table-cell table:style-name="ce8" office:value-type="string">
            <text:p>12352530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07.15">
            <text:p>107,15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04</text:p>
          </table:table-cell>
          <table:table-cell office:value-type="string">
            <text:p>F/ 1640</text:p>
          </table:table-cell>
          <table:table-cell table:style-name="ce7" office:value-type="date" office:date-value="2009-06-16">
            <text:p>16/06/09</text:p>
          </table:table-cell>
          <table:table-cell office:value-type="string">
            <text:p>ALEJANDRO</text:p>
          </table:table-cell>
          <table:table-cell office:value-type="string">
            <text:p>SAA MENDEZ</text:p>
          </table:table-cell>
          <table:table-cell table:style-name="ce8" office:value-type="string">
            <text:p>46807292-C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44.43">
            <text:p>144,43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29</text:p>
          </table:table-cell>
          <table:table-cell office:value-type="string">
            <text:p>F/ 1484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MIREIA</text:p>
          </table:table-cell>
          <table:table-cell office:value-type="string">
            <text:p>SALAS ARROYO</text:p>
          </table:table-cell>
          <table:table-cell table:style-name="ce8" office:value-type="string">
            <text:p>41234570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532.75">
            <text:p>532,75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14</text:p>
          </table:table-cell>
          <table:table-cell office:value-type="string">
            <text:p>F/ 1630</text:p>
          </table:table-cell>
          <table:table-cell table:style-name="ce7" office:value-type="date" office:date-value="2009-05-27">
            <text:p>27/05/09</text:p>
          </table:table-cell>
          <table:table-cell office:value-type="string">
            <text:p>CRISTIAN</text:p>
          </table:table-cell>
          <table:table-cell office:value-type="string">
            <text:p>SAMPER-SORIA MONTERO</text:p>
          </table:table-cell>
          <table:table-cell table:style-name="ce8" office:value-type="string">
            <text:p>12378531-X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48.01">
            <text:p>148,01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79</text:p>
          </table:table-cell>
          <table:table-cell office:value-type="string">
            <text:p>F/ 1678</text:p>
          </table:table-cell>
          <table:table-cell table:style-name="ce7" office:value-type="date" office:date-value="2009-08-06">
            <text:p>06/08/09</text:p>
          </table:table-cell>
          <table:table-cell office:value-type="string">
            <text:p>MERCÈ</text:p>
          </table:table-cell>
          <table:table-cell office:value-type="string">
            <text:p>SAN JOSE ROVIRA</text:p>
          </table:table-cell>
          <table:table-cell table:style-name="ce8" office:value-type="string">
            <text:p>41005723-P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762.34">
            <text:p>762,3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65</text:p>
          </table:table-cell>
          <table:table-cell office:value-type="string">
            <text:p>F/ 1490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DANIEL</text:p>
          </table:table-cell>
          <table:table-cell office:value-type="string">
            <text:p>SANCHEZ DELGADO</text:p>
          </table:table-cell>
          <table:table-cell table:style-name="ce8" office:value-type="string">
            <text:p>41004882-I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220.58">
            <text:p>220,5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13</text:p>
          </table:table-cell>
          <table:table-cell office:value-type="string">
            <text:p>F/ 1494</text:p>
          </table:table-cell>
          <table:table-cell table:style-name="ce7" office:value-type="date" office:date-value="2009-01-30">
            <text:p>30/01/09</text:p>
          </table:table-cell>
          <table:table-cell office:value-type="string">
            <text:p>BORJA</text:p>
          </table:table-cell>
          <table:table-cell office:value-type="string">
            <text:p>SANCHEZ NEIRA</text:p>
          </table:table-cell>
          <table:table-cell table:style-name="ce8" office:value-type="string">
            <text:p>41000160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60.25">
            <text:p>160,25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07</text:p>
          </table:table-cell>
          <table:table-cell office:value-type="string">
            <text:p>F/ 1669</text:p>
          </table:table-cell>
          <table:table-cell table:style-name="ce7" office:value-type="date" office:date-value="2009-08-01">
            <text:p>01/08/09</text:p>
          </table:table-cell>
          <table:table-cell office:value-type="string">
            <text:p>BERTA</text:p>
          </table:table-cell>
          <table:table-cell office:value-type="string">
            <text:p>SÁNCHEZ PLANA</text:p>
          </table:table-cell>
          <table:table-cell table:style-name="ce8" office:value-type="string">
            <text:p>14270927-G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16.35">
            <text:p>316,35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31</text:p>
          </table:table-cell>
          <table:table-cell office:value-type="string">
            <text:p>F/ 1588</text:p>
          </table:table-cell>
          <table:table-cell table:style-name="ce7" office:value-type="date" office:date-value="2009-04-26">
            <text:p>26/04/09</text:p>
          </table:table-cell>
          <table:table-cell office:value-type="string">
            <text:p>LIDIA</text:p>
          </table:table-cell>
          <table:table-cell office:value-type="string">
            <text:p>SANCHEZ PLAZA</text:p>
          </table:table-cell>
          <table:table-cell table:style-name="ce8" office:value-type="string">
            <text:p>77317617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647.88">
            <text:p>647,8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30</text:p>
          </table:table-cell>
          <table:table-cell office:value-type="string">
            <text:p>F/ 1542</text:p>
          </table:table-cell>
          <table:table-cell table:style-name="ce7" office:value-type="date" office:date-value="2009-03-29">
            <text:p>29/03/09</text:p>
          </table:table-cell>
          <table:table-cell office:value-type="string">
            <text:p>RAUL</text:p>
          </table:table-cell>
          <table:table-cell office:value-type="string">
            <text:p>SANCHEZ SERRANO</text:p>
          </table:table-cell>
          <table:table-cell table:style-name="ce8" office:value-type="string">
            <text:p>41009320-A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644.8">
            <text:p>644,8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17</text:p>
          </table:table-cell>
          <table:table-cell office:value-type="string">
            <text:p>F/ 1646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FREDERIC</text:p>
          </table:table-cell>
          <table:table-cell office:value-type="string">
            <text:p>SANCHEZ SOTO</text:p>
          </table:table-cell>
          <table:table-cell table:style-name="ce8" office:value-type="string">
            <text:p>12384834-I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318.61">
            <text:p>318,61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15</text:p>
          </table:table-cell>
          <table:table-cell office:value-type="string">
            <text:p>F/ 1812</text:p>
          </table:table-cell>
          <table:table-cell table:style-name="ce7" office:value-type="date" office:date-value="2009-11-28">
            <text:p>28/11/09</text:p>
          </table:table-cell>
          <table:table-cell office:value-type="string">
            <text:p>VERONICA</text:p>
          </table:table-cell>
          <table:table-cell office:value-type="string">
            <text:p>SANTIAGO GIRALDEZ</text:p>
          </table:table-cell>
          <table:table-cell table:style-name="ce8" office:value-type="string">
            <text:p>53085983-R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321.98">
            <text:p>321,9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21</text:p>
          </table:table-cell>
          <table:table-cell office:value-type="string">
            <text:p>F/ 1730</text:p>
          </table:table-cell>
          <table:table-cell table:style-name="ce7" office:value-type="date" office:date-value="2009-10-03">
            <text:p>03/10/09</text:p>
          </table:table-cell>
          <table:table-cell office:value-type="string">
            <text:p>JORGE</text:p>
          </table:table-cell>
          <table:table-cell office:value-type="string">
            <text:p>SANZ-TOLEDO LOPEZ</text:p>
          </table:table-cell>
          <table:table-cell table:style-name="ce8" office:value-type="string">
            <text:p>12301236-S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11.47">
            <text:p>311,47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75</text:p>
          </table:table-cell>
          <table:table-cell office:value-type="string">
            <text:p>F/ 1665</text:p>
          </table:table-cell>
          <table:table-cell table:style-name="ce7" office:value-type="date" office:date-value="2009-07-25">
            <text:p>25/07/09</text:p>
          </table:table-cell>
          <table:table-cell office:value-type="string">
            <text:p>SARA</text:p>
          </table:table-cell>
          <table:table-cell office:value-type="string">
            <text:p>SARRI GONZALEZ</text:p>
          </table:table-cell>
          <table:table-cell table:style-name="ce8" office:value-type="string">
            <text:p>39382010-M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621.64">
            <text:p>621,6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94</text:p>
          </table:table-cell>
          <table:table-cell office:value-type="string">
            <text:p>F/ 1613</text:p>
          </table:table-cell>
          <table:table-cell table:style-name="ce7" office:value-type="date" office:date-value="2009-05-12">
            <text:p>12/05/09</text:p>
          </table:table-cell>
          <table:table-cell office:value-type="string">
            <text:p>ALEXANDRE</text:p>
          </table:table-cell>
          <table:table-cell office:value-type="string">
            <text:p>SARROCA FOLCH</text:p>
          </table:table-cell>
          <table:table-cell table:style-name="ce9" office:value-type="string">
            <text:p>00665456-G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27.39">
            <text:p>327,39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41</text:p>
          </table:table-cell>
          <table:table-cell office:value-type="string">
            <text:p>F/ 1587</text:p>
          </table:table-cell>
          <table:table-cell table:style-name="ce7" office:value-type="date" office:date-value="2009-04-26">
            <text:p>26/04/09</text:p>
          </table:table-cell>
          <table:table-cell office:value-type="string">
            <text:p>JORDI</text:p>
          </table:table-cell>
          <table:table-cell office:value-type="string">
            <text:p>SAURA GOMEZ</text:p>
          </table:table-cell>
          <table:table-cell table:style-name="ce8" office:value-type="string">
            <text:p>83352529-S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21.44">
            <text:p>321,44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284</text:p>
          </table:table-cell>
          <table:table-cell office:value-type="string">
            <text:p>F/ 1734</text:p>
          </table:table-cell>
          <table:table-cell table:style-name="ce7" office:value-type="date" office:date-value="2009-10-08">
            <text:p>08/10/09</text:p>
          </table:table-cell>
          <table:table-cell office:value-type="string">
            <text:p>JOAN MARC</text:p>
          </table:table-cell>
          <table:table-cell office:value-type="string">
            <text:p>SERIOL KLIMT</text:p>
          </table:table-cell>
          <table:table-cell table:style-name="ce8" office:value-type="string">
            <text:p>52426255-G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30.94">
            <text:p>330,9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49</text:p>
          </table:table-cell>
          <table:table-cell office:value-type="string">
            <text:p>F/ 1767</text:p>
          </table:table-cell>
          <table:table-cell table:style-name="ce7" office:value-type="date" office:date-value="2009-11-03">
            <text:p>03/11/09</text:p>
          </table:table-cell>
          <table:table-cell office:value-type="string">
            <text:p>Mª DOLORS</text:p>
          </table:table-cell>
          <table:table-cell office:value-type="string">
            <text:p>SERRA SELLARÉS</text:p>
          </table:table-cell>
          <table:table-cell table:style-name="ce8" office:value-type="string">
            <text:p>39359769-L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77.95">
            <text:p>77,9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42</text:p>
          </table:table-cell>
          <table:table-cell office:value-type="string">
            <text:p>F/ 1577</text:p>
          </table:table-cell>
          <table:table-cell table:style-name="ce7" office:value-type="date" office:date-value="2009-04-19">
            <text:p>19/04/09</text:p>
          </table:table-cell>
          <table:table-cell office:value-type="string">
            <text:p>SUSANNA</text:p>
          </table:table-cell>
          <table:table-cell office:value-type="string">
            <text:p>SERRANO BOIRA</text:p>
          </table:table-cell>
          <table:table-cell table:style-name="ce8" office:value-type="string">
            <text:p>39368310-G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326.18">
            <text:p>326,1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66</text:p>
          </table:table-cell>
          <table:table-cell office:value-type="string">
            <text:p>F/ 1528</text:p>
          </table:table-cell>
          <table:table-cell table:style-name="ce7" office:value-type="date" office:date-value="2009-03-17">
            <text:p>17/03/09</text:p>
          </table:table-cell>
          <table:table-cell office:value-type="string">
            <text:p>JAIME</text:p>
          </table:table-cell>
          <table:table-cell office:value-type="string">
            <text:p>SERRANO EVANGELISTA</text:p>
          </table:table-cell>
          <table:table-cell table:style-name="ce8" office:value-type="string">
            <text:p>41005631-S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22.18">
            <text:p>322,1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67</text:p>
          </table:table-cell>
          <table:table-cell office:value-type="string">
            <text:p>F/ 1468</text:p>
          </table:table-cell>
          <table:table-cell table:style-name="ce7" office:value-type="date" office:date-value="2009-01-11">
            <text:p>11/01/09</text:p>
          </table:table-cell>
          <table:table-cell office:value-type="string">
            <text:p>ALEXANDRE</text:p>
          </table:table-cell>
          <table:table-cell office:value-type="string">
            <text:p>SERRANO FERNANDEZ</text:p>
          </table:table-cell>
          <table:table-cell table:style-name="ce8" office:value-type="string">
            <text:p>52421546-V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586.94">
            <text:p>586,94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275</text:p>
          </table:table-cell>
          <table:table-cell office:value-type="string">
            <text:p>AB/ 135</text:p>
          </table:table-cell>
          <table:table-cell table:style-name="ce7" office:value-type="date" office:date-value="2009-09-18">
            <text:p>18/09/09</text:p>
          </table:table-cell>
          <table:table-cell office:value-type="string">
            <text:p>MARC</text:p>
          </table:table-cell>
          <table:table-cell office:value-type="string">
            <text:p>SERRASOLSAS CLARET</text:p>
          </table:table-cell>
          <table:table-cell table:style-name="ce8" office:value-type="string">
            <text:p>39362936-R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-649.64">
            <text:p>-649,6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57</text:p>
          </table:table-cell>
          <table:table-cell office:value-type="string">
            <text:p>F/ 1499</text:p>
          </table:table-cell>
          <table:table-cell table:style-name="ce7" office:value-type="date" office:date-value="2009-02-12">
            <text:p>12/02/09</text:p>
          </table:table-cell>
          <table:table-cell office:value-type="string">
            <text:p>ILDEFONSO</text:p>
          </table:table-cell>
          <table:table-cell office:value-type="string">
            <text:p>SIERRA BLAZQUEZ</text:p>
          </table:table-cell>
          <table:table-cell table:style-name="ce8" office:value-type="string">
            <text:p>46723637-X</text:p>
          </table:table-cell>
          <table:table-cell table:style-name="ce8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430.01">
            <text:p>430,0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98</text:p>
          </table:table-cell>
          <table:table-cell office:value-type="string">
            <text:p>F/ 1754</text:p>
          </table:table-cell>
          <table:table-cell table:style-name="ce7" office:value-type="date" office:date-value="2009-10-27">
            <text:p>27/10/09</text:p>
          </table:table-cell>
          <table:table-cell office:value-type="string">
            <text:p>NELIDA</text:p>
          </table:table-cell>
          <table:table-cell office:value-type="string">
            <text:p>SILVA GALINDO</text:p>
          </table:table-cell>
          <table:table-cell table:style-name="ce8" office:value-type="string">
            <text:p>47632722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99.65">
            <text:p>199,65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08</text:p>
          </table:table-cell>
          <table:table-cell office:value-type="string">
            <text:p>F/ 1853</text:p>
          </table:table-cell>
          <table:table-cell table:style-name="ce7" office:value-type="date" office:date-value="2009-12-20">
            <text:p>20/12/09</text:p>
          </table:table-cell>
          <table:table-cell office:value-type="string">
            <text:p>ANNA</text:p>
          </table:table-cell>
          <table:table-cell office:value-type="string">
            <text:p>SIMÓN PLANA</text:p>
          </table:table-cell>
          <table:table-cell table:style-name="ce8" office:value-type="string">
            <text:p>46773033-L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48.94">
            <text:p>248,94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45</text:p>
          </table:table-cell>
          <table:table-cell office:value-type="string">
            <text:p>F/ 1671</text:p>
          </table:table-cell>
          <table:table-cell table:style-name="ce7" office:value-type="date" office:date-value="2009-08-02">
            <text:p>02/08/09</text:p>
          </table:table-cell>
          <table:table-cell office:value-type="string">
            <text:p>MARC</text:p>
          </table:table-cell>
          <table:table-cell office:value-type="string">
            <text:p>SINGLA ALONSO</text:p>
          </table:table-cell>
          <table:table-cell table:style-name="ce8" office:value-type="string">
            <text:p>37386240-S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423.56">
            <text:p>1423,56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24</text:p>
          </table:table-cell>
          <table:table-cell office:value-type="string">
            <text:p>F/ 1771</text:p>
          </table:table-cell>
          <table:table-cell table:style-name="ce7" office:value-type="date" office:date-value="2009-11-05">
            <text:p>05/11/09</text:p>
          </table:table-cell>
          <table:table-cell office:value-type="string">
            <text:p>JACINTO GABINO</text:p>
          </table:table-cell>
          <table:table-cell office:value-type="string">
            <text:p>SINTES CALVO</text:p>
          </table:table-cell>
          <table:table-cell table:style-name="ce9" office:value-type="string">
            <text:p>52425541-M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776.37">
            <text:p>776,3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44</text:p>
          </table:table-cell>
          <table:table-cell office:value-type="string">
            <text:p>F/ 1558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MARIA</text:p>
          </table:table-cell>
          <table:table-cell office:value-type="string">
            <text:p>SITJA BUTINYA</text:p>
          </table:table-cell>
          <table:table-cell table:style-name="ce8" office:value-type="string">
            <text:p>52219817-J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31.83">
            <text:p>331,83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63</text:p>
          </table:table-cell>
          <table:table-cell office:value-type="string">
            <text:p>F/ 1621</text:p>
          </table:table-cell>
          <table:table-cell table:style-name="ce7" office:value-type="date" office:date-value="2009-05-18">
            <text:p>18/05/09</text:p>
          </table:table-cell>
          <table:table-cell office:value-type="string">
            <text:p>ALEXANDRA</text:p>
          </table:table-cell>
          <table:table-cell office:value-type="string">
            <text:p>SOBERANAS PLANA</text:p>
          </table:table-cell>
          <table:table-cell table:style-name="ce8" office:value-type="string">
            <text:p>39597844-R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592.12">
            <text:p>592,1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46</text:p>
          </table:table-cell>
          <table:table-cell office:value-type="string">
            <text:p>F/ 1690</text:p>
          </table:table-cell>
          <table:table-cell table:style-name="ce7" office:value-type="date" office:date-value="2009-08-16">
            <text:p>16/08/09</text:p>
          </table:table-cell>
          <table:table-cell office:value-type="string">
            <text:p>JAVIER</text:p>
          </table:table-cell>
          <table:table-cell office:value-type="string">
            <text:p>SOLANA CASTELLA</text:p>
          </table:table-cell>
          <table:table-cell table:style-name="ce8" office:value-type="string">
            <text:p>41234566-R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38.4">
            <text:p>638,4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52</text:p>
          </table:table-cell>
          <table:table-cell office:value-type="string">
            <text:p>F/ 1721</text:p>
          </table:table-cell>
          <table:table-cell table:style-name="ce7" office:value-type="date" office:date-value="2009-09-23">
            <text:p>23/09/09</text:p>
          </table:table-cell>
          <table:table-cell office:value-type="string">
            <text:p>MARIA</text:p>
          </table:table-cell>
          <table:table-cell office:value-type="string">
            <text:p>SOLER CHOPO</text:p>
          </table:table-cell>
          <table:table-cell table:style-name="ce8" office:value-type="string">
            <text:p>76543210-P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587.9">
            <text:p>587,9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59</text:p>
          </table:table-cell>
          <table:table-cell office:value-type="string">
            <text:p>F/ 1622</text:p>
          </table:table-cell>
          <table:table-cell table:style-name="ce7" office:value-type="date" office:date-value="2009-05-19">
            <text:p>19/05/09</text:p>
          </table:table-cell>
          <table:table-cell office:value-type="string">
            <text:p>JOSE</text:p>
          </table:table-cell>
          <table:table-cell office:value-type="string">
            <text:p>SOLER CLOTET</text:p>
          </table:table-cell>
          <table:table-cell table:style-name="ce8" office:value-type="string">
            <text:p>47632935-I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432.71">
            <text:p>432,71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281</text:p>
          </table:table-cell>
          <table:table-cell office:value-type="string">
            <text:p>F/ 1809</text:p>
          </table:table-cell>
          <table:table-cell table:style-name="ce7" office:value-type="date" office:date-value="2009-11-27">
            <text:p>27/11/09</text:p>
          </table:table-cell>
          <table:table-cell office:value-type="string">
            <text:p>MARTA</text:p>
          </table:table-cell>
          <table:table-cell office:value-type="string">
            <text:p>SORIA TRIBO</text:p>
          </table:table-cell>
          <table:table-cell table:style-name="ce8" office:value-type="string">
            <text:p>52424492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995.31">
            <text:p>995,31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288</text:p>
          </table:table-cell>
          <table:table-cell office:value-type="string">
            <text:p>F/ 1501</text:p>
          </table:table-cell>
          <table:table-cell table:style-name="ce7" office:value-type="date" office:date-value="2009-02-14">
            <text:p>14/02/09</text:p>
          </table:table-cell>
          <table:table-cell office:value-type="string">
            <text:p>MERITXELL</text:p>
          </table:table-cell>
          <table:table-cell office:value-type="string">
            <text:p>SORIANO MARTIN</text:p>
          </table:table-cell>
          <table:table-cell table:style-name="ce8" office:value-type="string">
            <text:p>39384055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04.75">
            <text:p>204,7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52</text:p>
          </table:table-cell>
          <table:table-cell office:value-type="string">
            <text:p>F/ 1539</text:p>
          </table:table-cell>
          <table:table-cell table:style-name="ce7" office:value-type="date" office:date-value="2009-03-25">
            <text:p>25/03/09</text:p>
          </table:table-cell>
          <table:table-cell office:value-type="string">
            <text:p>TOMAS</text:p>
          </table:table-cell>
          <table:table-cell office:value-type="string">
            <text:p>STERN VIDAL</text:p>
          </table:table-cell>
          <table:table-cell table:style-name="ce8" office:value-type="string">
            <text:p>12345698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765.14">
            <text:p>765,1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78</text:p>
          </table:table-cell>
          <table:table-cell office:value-type="string">
            <text:p>F/ 1843</text:p>
          </table:table-cell>
          <table:table-cell table:style-name="ce7" office:value-type="date" office:date-value="2009-12-14">
            <text:p>14/12/09</text:p>
          </table:table-cell>
          <table:table-cell office:value-type="string">
            <text:p>PATRICIA</text:p>
          </table:table-cell>
          <table:table-cell office:value-type="string">
            <text:p>SUAREZ FLORES</text:p>
          </table:table-cell>
          <table:table-cell table:style-name="ce8" office:value-type="string">
            <text:p>38858219-R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653.46">
            <text:p>653,46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76</text:p>
          </table:table-cell>
          <table:table-cell office:value-type="string">
            <text:p>F/ 1710</text:p>
          </table:table-cell>
          <table:table-cell table:style-name="ce7" office:value-type="date" office:date-value="2009-09-07">
            <text:p>07/09/09</text:p>
          </table:table-cell>
          <table:table-cell office:value-type="string">
            <text:p>EVA</text:p>
          </table:table-cell>
          <table:table-cell office:value-type="string">
            <text:p>SUBIRANA FERNANDEZ</text:p>
          </table:table-cell>
          <table:table-cell table:style-name="ce8" office:value-type="string">
            <text:p>39354261-X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548.75">
            <text:p>548,75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77</text:p>
          </table:table-cell>
          <table:table-cell office:value-type="string">
            <text:p>F/ 1794</text:p>
          </table:table-cell>
          <table:table-cell table:style-name="ce7" office:value-type="date" office:date-value="2009-11-18">
            <text:p>18/11/09</text:p>
          </table:table-cell>
          <table:table-cell office:value-type="string">
            <text:p>CELIA</text:p>
          </table:table-cell>
          <table:table-cell office:value-type="string">
            <text:p>SUBIRANA RODRIGUEZ</text:p>
          </table:table-cell>
          <table:table-cell table:style-name="ce8" office:value-type="string">
            <text:p>77614170-R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614.24">
            <text:p>614,24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05</text:p>
          </table:table-cell>
          <table:table-cell office:value-type="string">
            <text:p>F/ 1459</text:p>
          </table:table-cell>
          <table:table-cell table:style-name="ce7" office:value-type="date" office:date-value="2009-01-04">
            <text:p>04/01/09</text:p>
          </table:table-cell>
          <table:table-cell office:value-type="string">
            <text:p>ALAN</text:p>
          </table:table-cell>
          <table:table-cell office:value-type="string">
            <text:p>SUÑEZ LAMMERS</text:p>
          </table:table-cell>
          <table:table-cell table:style-name="ce8" office:value-type="string">
            <text:p>47630938-D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95.42">
            <text:p>195,42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64</text:p>
          </table:table-cell>
          <table:table-cell office:value-type="string">
            <text:p>F/ 1741</text:p>
          </table:table-cell>
          <table:table-cell table:style-name="ce7" office:value-type="date" office:date-value="2009-10-17">
            <text:p>17/10/09</text:p>
          </table:table-cell>
          <table:table-cell office:value-type="string">
            <text:p>MIGUEL</text:p>
          </table:table-cell>
          <table:table-cell office:value-type="string">
            <text:p>TABERNILLA PLANA</text:p>
          </table:table-cell>
          <table:table-cell table:style-name="ce8" office:value-type="string">
            <text:p>43543633-S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31.98">
            <text:p>331,9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18</text:p>
          </table:table-cell>
          <table:table-cell office:value-type="string">
            <text:p>F/ 1802</text:p>
          </table:table-cell>
          <table:table-cell table:style-name="ce7" office:value-type="date" office:date-value="2009-11-22">
            <text:p>22/11/09</text:p>
          </table:table-cell>
          <table:table-cell office:value-type="string">
            <text:p>GEMMA</text:p>
          </table:table-cell>
          <table:table-cell office:value-type="string">
            <text:p>TASIAS TRULLàS</text:p>
          </table:table-cell>
          <table:table-cell table:style-name="ce8" office:value-type="string">
            <text:p>77741985-V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155.48">
            <text:p>155,4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299</text:p>
          </table:table-cell>
          <table:table-cell office:value-type="string">
            <text:p>F/ 1590</text:p>
          </table:table-cell>
          <table:table-cell table:style-name="ce7" office:value-type="date" office:date-value="2009-04-28">
            <text:p>28/04/09</text:p>
          </table:table-cell>
          <table:table-cell office:value-type="string">
            <text:p>AINA</text:p>
          </table:table-cell>
          <table:table-cell office:value-type="string">
            <text:p>TELLEZ ARBOS</text:p>
          </table:table-cell>
          <table:table-cell table:style-name="ce8" office:value-type="string">
            <text:p>12323438-Y</text:p>
          </table:table-cell>
          <table:table-cell table:style-name="ce8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644.92">
            <text:p>644,92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32</text:p>
          </table:table-cell>
          <table:table-cell office:value-type="string">
            <text:p>F/ 1827</text:p>
          </table:table-cell>
          <table:table-cell table:style-name="ce7" office:value-type="date" office:date-value="2009-12-06">
            <text:p>06/12/09</text:p>
          </table:table-cell>
          <table:table-cell office:value-type="string">
            <text:p>RAQUEL</text:p>
          </table:table-cell>
          <table:table-cell office:value-type="string">
            <text:p>TOLEDANO RABANO</text:p>
          </table:table-cell>
          <table:table-cell table:style-name="ce8" office:value-type="string">
            <text:p>81807406-R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23.74">
            <text:p>223,74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10</text:p>
          </table:table-cell>
          <table:table-cell office:value-type="string">
            <text:p>F/ 1726</text:p>
          </table:table-cell>
          <table:table-cell table:style-name="ce7" office:value-type="date" office:date-value="2009-09-27">
            <text:p>27/09/09</text:p>
          </table:table-cell>
          <table:table-cell office:value-type="string">
            <text:p>LAIA</text:p>
          </table:table-cell>
          <table:table-cell office:value-type="string">
            <text:p>TORRENT PARKINSON</text:p>
          </table:table-cell>
          <table:table-cell table:style-name="ce8" office:value-type="string">
            <text:p>38855278-J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68.6">
            <text:p>168,6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31</text:p>
          </table:table-cell>
          <table:table-cell office:value-type="string">
            <text:p>F/ 1708</text:p>
          </table:table-cell>
          <table:table-cell table:style-name="ce7" office:value-type="date" office:date-value="2009-09-05">
            <text:p>05/09/09</text:p>
          </table:table-cell>
          <table:table-cell office:value-type="string">
            <text:p>MONTSERRAT</text:p>
          </table:table-cell>
          <table:table-cell office:value-type="string">
            <text:p>TORRENTE ARROYO</text:p>
          </table:table-cell>
          <table:table-cell table:style-name="ce8" office:value-type="string">
            <text:p>44602908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298.47">
            <text:p>298,47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279</text:p>
          </table:table-cell>
          <table:table-cell office:value-type="string">
            <text:p>F/ 1525</text:p>
          </table:table-cell>
          <table:table-cell table:style-name="ce7" office:value-type="date" office:date-value="2009-03-15">
            <text:p>15/03/09</text:p>
          </table:table-cell>
          <table:table-cell office:value-type="string">
            <text:p>KOUNY</text:p>
          </table:table-cell>
          <table:table-cell office:value-type="string">
            <text:p>TORRES ARROYO</text:p>
          </table:table-cell>
          <table:table-cell table:style-name="ce8" office:value-type="string">
            <text:p>81805594-I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857.31">
            <text:p>857,31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35</text:p>
          </table:table-cell>
          <table:table-cell office:value-type="string">
            <text:p>F/ 1743</text:p>
          </table:table-cell>
          <table:table-cell table:style-name="ce7" office:value-type="date" office:date-value="2009-10-19">
            <text:p>19/10/09</text:p>
          </table:table-cell>
          <table:table-cell office:value-type="string">
            <text:p>JOAN</text:p>
          </table:table-cell>
          <table:table-cell office:value-type="string">
            <text:p>TORRES ARROYO</text:p>
          </table:table-cell>
          <table:table-cell table:style-name="ce8" office:value-type="string">
            <text:p>81807063-P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743.76">
            <text:p>743,76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05</text:p>
          </table:table-cell>
          <table:table-cell office:value-type="string">
            <text:p>F/ 1804</text:p>
          </table:table-cell>
          <table:table-cell table:style-name="ce7" office:value-type="date" office:date-value="2009-11-24">
            <text:p>24/11/09</text:p>
          </table:table-cell>
          <table:table-cell office:value-type="string">
            <text:p>DEBORAH</text:p>
          </table:table-cell>
          <table:table-cell office:value-type="string">
            <text:p>TORRES CANO</text:p>
          </table:table-cell>
          <table:table-cell table:style-name="ce8" office:value-type="string">
            <text:p>39382051-G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53.77">
            <text:p>153,77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81</text:p>
          </table:table-cell>
          <table:table-cell office:value-type="string">
            <text:p>F/ 1844</text:p>
          </table:table-cell>
          <table:table-cell table:style-name="ce7" office:value-type="date" office:date-value="2009-12-15">
            <text:p>15/12/09</text:p>
          </table:table-cell>
          <table:table-cell office:value-type="string">
            <text:p>JONATAN</text:p>
          </table:table-cell>
          <table:table-cell office:value-type="string">
            <text:p>TORRES SANCHEZ</text:p>
          </table:table-cell>
          <table:table-cell table:style-name="ce8" office:value-type="string">
            <text:p>53328818-T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94.81">
            <text:p>294,81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66</text:p>
          </table:table-cell>
          <table:table-cell office:value-type="string">
            <text:p>F/ 1581</text:p>
          </table:table-cell>
          <table:table-cell table:style-name="ce7" office:value-type="date" office:date-value="2009-04-23">
            <text:p>23/04/09</text:p>
          </table:table-cell>
          <table:table-cell office:value-type="string">
            <text:p>SERGI</text:p>
          </table:table-cell>
          <table:table-cell office:value-type="string">
            <text:p>TRABALON PLANA</text:p>
          </table:table-cell>
          <table:table-cell table:style-name="ce8" office:value-type="string">
            <text:p>36675379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332.26">
            <text:p>332,26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29</text:p>
          </table:table-cell>
          <table:table-cell office:value-type="string">
            <text:p>F/ 1750</text:p>
          </table:table-cell>
          <table:table-cell table:style-name="ce7" office:value-type="date" office:date-value="2009-10-25">
            <text:p>25/10/09</text:p>
          </table:table-cell>
          <table:table-cell office:value-type="string">
            <text:p>DANIEL</text:p>
          </table:table-cell>
          <table:table-cell office:value-type="string">
            <text:p>TRABAZOS FUGUET</text:p>
          </table:table-cell>
          <table:table-cell table:style-name="ce8" office:value-type="string">
            <text:p>41000144-F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91.28">
            <text:p>291,2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80</text:p>
          </table:table-cell>
          <table:table-cell office:value-type="string">
            <text:p>F/ 1842</text:p>
          </table:table-cell>
          <table:table-cell table:style-name="ce7" office:value-type="date" office:date-value="2009-12-14">
            <text:p>14/12/09</text:p>
          </table:table-cell>
          <table:table-cell office:value-type="string">
            <text:p>JOAN</text:p>
          </table:table-cell>
          <table:table-cell office:value-type="string">
            <text:p>TRAID SAFONT</text:p>
          </table:table-cell>
          <table:table-cell table:style-name="ce8" office:value-type="string">
            <text:p>41234578-AT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23.97">
            <text:p>223,97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66</text:p>
          </table:table-cell>
          <table:table-cell office:value-type="string">
            <text:p>F/ 1686</text:p>
          </table:table-cell>
          <table:table-cell table:style-name="ce7" office:value-type="date" office:date-value="2009-08-12">
            <text:p>12/08/09</text:p>
          </table:table-cell>
          <table:table-cell office:value-type="string">
            <text:p>PEDRO</text:p>
          </table:table-cell>
          <table:table-cell office:value-type="string">
            <text:p>TRUJILLO GOMEZ</text:p>
          </table:table-cell>
          <table:table-cell table:style-name="ce8" office:value-type="string">
            <text:p>52428030-Y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951.24">
            <text:p>951,24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57</text:p>
          </table:table-cell>
          <table:table-cell office:value-type="string">
            <text:p>F/ 1520</text:p>
          </table:table-cell>
          <table:table-cell table:style-name="ce7" office:value-type="date" office:date-value="2009-03-13">
            <text:p>13/03/09</text:p>
          </table:table-cell>
          <table:table-cell office:value-type="string">
            <text:p>MARTA</text:p>
          </table:table-cell>
          <table:table-cell office:value-type="string">
            <text:p>TRULLáS MARTíNEZ</text:p>
          </table:table-cell>
          <table:table-cell table:style-name="ce8" office:value-type="string">
            <text:p>77742016-M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209.57">
            <text:p>209,57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67</text:p>
          </table:table-cell>
          <table:table-cell office:value-type="string">
            <text:p>F/ 1747</text:p>
          </table:table-cell>
          <table:table-cell table:style-name="ce7" office:value-type="date" office:date-value="2009-10-23">
            <text:p>23/10/09</text:p>
          </table:table-cell>
          <table:table-cell office:value-type="string">
            <text:p>SONIA</text:p>
          </table:table-cell>
          <table:table-cell office:value-type="string">
            <text:p>VALCARCEL PLANA</text:p>
          </table:table-cell>
          <table:table-cell table:style-name="ce8" office:value-type="string">
            <text:p>43555964-S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1012.33">
            <text:p>1012,33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287</text:p>
          </table:table-cell>
          <table:table-cell office:value-type="string">
            <text:p>AB/ 120</text:p>
          </table:table-cell>
          <table:table-cell table:style-name="ce7" office:value-type="date" office:date-value="2009-01-28">
            <text:p>28/01/09</text:p>
          </table:table-cell>
          <table:table-cell office:value-type="string">
            <text:p>RAFAEL</text:p>
          </table:table-cell>
          <table:table-cell office:value-type="string">
            <text:p>VALDERAS PEREZ</text:p>
          </table:table-cell>
          <table:table-cell table:style-name="ce8" office:value-type="string">
            <text:p>53328875-B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-148.42">
            <text:p>-148,42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27</text:p>
          </table:table-cell>
          <table:table-cell office:value-type="string">
            <text:p>F/ 1874</text:p>
          </table:table-cell>
          <table:table-cell table:style-name="ce7" office:value-type="date" office:date-value="2009-12-29">
            <text:p>29/12/09</text:p>
          </table:table-cell>
          <table:table-cell office:value-type="string">
            <text:p>JOAN</text:p>
          </table:table-cell>
          <table:table-cell office:value-type="string">
            <text:p>VALDIVIA FONT</text:p>
          </table:table-cell>
          <table:table-cell table:style-name="ce8" office:value-type="string">
            <text:p>27660573-H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108.05">
            <text:p>108,05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30</text:p>
          </table:table-cell>
          <table:table-cell office:value-type="string">
            <text:p>F/ 1609</text:p>
          </table:table-cell>
          <table:table-cell table:style-name="ce7" office:value-type="date" office:date-value="2009-05-08">
            <text:p>08/05/09</text:p>
          </table:table-cell>
          <table:table-cell office:value-type="string">
            <text:p>TAMARA</text:p>
          </table:table-cell>
          <table:table-cell office:value-type="string">
            <text:p>VALERO PLATA</text:p>
          </table:table-cell>
          <table:table-cell table:style-name="ce8" office:value-type="string">
            <text:p>47609701-L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36.08">
            <text:p>236,0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56</text:p>
          </table:table-cell>
          <table:table-cell office:value-type="string">
            <text:p>F/ 1471</text:p>
          </table:table-cell>
          <table:table-cell table:style-name="ce7" office:value-type="date" office:date-value="2009-01-13">
            <text:p>13/01/09</text:p>
          </table:table-cell>
          <table:table-cell office:value-type="string">
            <text:p>ALBERT</text:p>
          </table:table-cell>
          <table:table-cell office:value-type="string">
            <text:p>VALLE MARTINEZ</text:p>
          </table:table-cell>
          <table:table-cell table:style-name="ce8" office:value-type="string">
            <text:p>52425925-J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635.58">
            <text:p>635,5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58</text:p>
          </table:table-cell>
          <table:table-cell office:value-type="string">
            <text:p>F/ 1657</text:p>
          </table:table-cell>
          <table:table-cell table:style-name="ce7" office:value-type="date" office:date-value="2009-07-17">
            <text:p>17/07/09</text:p>
          </table:table-cell>
          <table:table-cell office:value-type="string">
            <text:p>SILVIA</text:p>
          </table:table-cell>
          <table:table-cell office:value-type="string">
            <text:p>VARGAS VIDAL</text:p>
          </table:table-cell>
          <table:table-cell table:style-name="ce9" office:value-type="string">
            <text:p>79290663-G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648.76">
            <text:p>648,76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270</text:p>
          </table:table-cell>
          <table:table-cell office:value-type="string">
            <text:p>F/ 1493</text:p>
          </table:table-cell>
          <table:table-cell table:style-name="ce7" office:value-type="date" office:date-value="2009-01-29">
            <text:p>29/01/09</text:p>
          </table:table-cell>
          <table:table-cell office:value-type="string">
            <text:p>RAMON</text:p>
          </table:table-cell>
          <table:table-cell office:value-type="string">
            <text:p>VELA DEL NOGAL</text:p>
          </table:table-cell>
          <table:table-cell table:style-name="ce8" office:value-type="string">
            <text:p>41003270-Q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498.54">
            <text:p>498,5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69</text:p>
          </table:table-cell>
          <table:table-cell office:value-type="string">
            <text:p>F/ 1574</text:p>
          </table:table-cell>
          <table:table-cell table:style-name="ce7" office:value-type="date" office:date-value="2009-04-17">
            <text:p>17/04/09</text:p>
          </table:table-cell>
          <table:table-cell office:value-type="string">
            <text:p>BLANCA</text:p>
          </table:table-cell>
          <table:table-cell office:value-type="string">
            <text:p>VENTURA PLANA</text:p>
          </table:table-cell>
          <table:table-cell table:style-name="ce8" office:value-type="string">
            <text:p>38417250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301.64">
            <text:p>1301,64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11</text:p>
          </table:table-cell>
          <table:table-cell office:value-type="string">
            <text:p>F/ 1774</text:p>
          </table:table-cell>
          <table:table-cell table:style-name="ce7" office:value-type="date" office:date-value="2009-11-07">
            <text:p>07/11/09</text:p>
          </table:table-cell>
          <table:table-cell office:value-type="string">
            <text:p>MARC</text:p>
          </table:table-cell>
          <table:table-cell office:value-type="string">
            <text:p>VIDAL ARROYO</text:p>
          </table:table-cell>
          <table:table-cell table:style-name="ce8" office:value-type="string">
            <text:p>81805251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671.18">
            <text:p>671,1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53</text:p>
          </table:table-cell>
          <table:table-cell office:value-type="string">
            <text:p>F/ 1540</text:p>
          </table:table-cell>
          <table:table-cell table:style-name="ce7" office:value-type="date" office:date-value="2009-03-27">
            <text:p>27/03/09</text:p>
          </table:table-cell>
          <table:table-cell office:value-type="string">
            <text:p>JOAQUIM</text:p>
          </table:table-cell>
          <table:table-cell office:value-type="string">
            <text:p>VIDAL BIETO</text:p>
          </table:table-cell>
          <table:table-cell table:style-name="ce8" office:value-type="string">
            <text:p>38862539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332">
            <text:p>332,0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278</text:p>
          </table:table-cell>
          <table:table-cell office:value-type="string">
            <text:p>F/ 1711</text:p>
          </table:table-cell>
          <table:table-cell table:style-name="ce7" office:value-type="date" office:date-value="2009-09-08">
            <text:p>08/09/09</text:p>
          </table:table-cell>
          <table:table-cell office:value-type="string">
            <text:p>ROSA MARIA</text:p>
          </table:table-cell>
          <table:table-cell office:value-type="string">
            <text:p>VIDAL PÉREZ</text:p>
          </table:table-cell>
          <table:table-cell table:style-name="ce9" office:value-type="string">
            <text:p>52423176-B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335.29">
            <text:p>335,2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61</text:p>
          </table:table-cell>
          <table:table-cell office:value-type="string">
            <text:p>F/ 1533</text:p>
          </table:table-cell>
          <table:table-cell table:style-name="ce7" office:value-type="date" office:date-value="2009-03-21">
            <text:p>21/03/09</text:p>
          </table:table-cell>
          <table:table-cell office:value-type="string">
            <text:p>MONICA</text:p>
          </table:table-cell>
          <table:table-cell office:value-type="string">
            <text:p>VILANOVA VILADESAU</text:p>
          </table:table-cell>
          <table:table-cell table:style-name="ce8" office:value-type="string">
            <text:p>52428036-H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60">
            <text:p>60</text:p>
          </table:table-cell>
          <table:table-cell table:style-name="ce13" office:value-type="float" office:value="328.2">
            <text:p>328,2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348</text:p>
          </table:table-cell>
          <table:table-cell office:value-type="string">
            <text:p>F/ 1737</text:p>
          </table:table-cell>
          <table:table-cell table:style-name="ce7" office:value-type="date" office:date-value="2009-10-11">
            <text:p>11/10/09</text:p>
          </table:table-cell>
          <table:table-cell office:value-type="string">
            <text:p>JUAN JOSE</text:p>
          </table:table-cell>
          <table:table-cell office:value-type="string">
            <text:p>VILCHES MOYA</text:p>
          </table:table-cell>
          <table:table-cell table:style-name="ce8" office:value-type="string">
            <text:p>53326731-A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220.96">
            <text:p>220,96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296</text:p>
          </table:table-cell>
          <table:table-cell office:value-type="string">
            <text:p>F/ 1645</text:p>
          </table:table-cell>
          <table:table-cell table:style-name="ce7" office:value-type="date" office:date-value="2009-06-30">
            <text:p>30/06/09</text:p>
          </table:table-cell>
          <table:table-cell office:value-type="string">
            <text:p>SONIA</text:p>
          </table:table-cell>
          <table:table-cell office:value-type="string">
            <text:p>VILLORIA BENAVIDES</text:p>
          </table:table-cell>
          <table:table-cell table:style-name="ce8" office:value-type="string">
            <text:p>47633979-L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1" office:value-type="float" office:value="90">
            <text:p>90</text:p>
          </table:table-cell>
          <table:table-cell table:style-name="ce13" office:value-type="float" office:value="637.7">
            <text:p>637,7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699</text:p>
          </table:table-cell>
          <table:table-cell office:value-type="string">
            <text:p>F/ 1611</text:p>
          </table:table-cell>
          <table:table-cell table:style-name="ce7" office:value-type="date" office:date-value="2009-05-11">
            <text:p>11/05/09</text:p>
          </table:table-cell>
          <table:table-cell office:value-type="string">
            <text:p>ENRIC</text:p>
          </table:table-cell>
          <table:table-cell office:value-type="string">
            <text:p>VIñAS GARCIA</text:p>
          </table:table-cell>
          <table:table-cell table:style-name="ce8" office:value-type="string">
            <text:p>39361829-D</text:p>
          </table:table-cell>
          <table:table-cell table:style-name="ce8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8" office:value-type="string">
            <text:p>SÍ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49.94">
            <text:p>249,94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<text:s text:c="7"/>451</text:p>
          </table:table-cell>
          <table:table-cell office:value-type="string">
            <text:p>F/ 1458</text:p>
          </table:table-cell>
          <table:table-cell table:style-name="ce7" office:value-type="date" office:date-value="2009-01-04">
            <text:p>04/01/09</text:p>
          </table:table-cell>
          <table:table-cell office:value-type="string">
            <text:p>MURIEL</text:p>
          </table:table-cell>
          <table:table-cell office:value-type="string">
            <text:p>VUILLAR COMAS</text:p>
          </table:table-cell>
          <table:table-cell table:style-name="ce8" office:value-type="string">
            <text:p>54674433-S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NO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68.58">
            <text:p>168,5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<text:s text:c="7"/>577</text:p>
          </table:table-cell>
          <table:table-cell office:value-type="string">
            <text:p>F/ 1778</text:p>
          </table:table-cell>
          <table:table-cell table:style-name="ce7" office:value-type="date" office:date-value="2009-11-08">
            <text:p>08/11/09</text:p>
          </table:table-cell>
          <table:table-cell office:value-type="string">
            <text:p>DANIEL</text:p>
          </table:table-cell>
          <table:table-cell office:value-type="string">
            <text:p>WALIAS FERRER</text:p>
          </table:table-cell>
          <table:table-cell table:style-name="ce8" office:value-type="string">
            <text:p>79290627-I</text:p>
          </table:table-cell>
          <table:table-cell table:style-name="ce8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8" office:value-type="string">
            <text:p>SÍ</text:p>
          </table:table-cell>
          <table:table-cell table:style-name="ce11" office:value-type="float" office:value="30">
            <text:p>30</text:p>
          </table:table-cell>
          <table:table-cell table:style-name="ce13" office:value-type="float" office:value="289.52">
            <text:p>289,52</text:p>
          </table:table-cell>
          <table:table-cell table:number-columns-repeated="1012"/>
        </table:table-row>
        <table:table-row table:style-name="ro1" table:number-rows-repeated="6507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mptat_ ports_ 4%" table:style-name="ta1" table:print="false">
        <table:table-column table:style-name="co9" table:default-cell-style-name="ce2"/>
        <table:table-column table:style-name="co10" table:default-cell-style-name="ce7"/>
        <table:table-column table:style-name="co11" table:default-cell-style-name="ce2"/>
        <table:table-column table:style-name="co12" table:default-cell-style-name="ce2"/>
        <table:table-column table:style-name="co13" table:default-cell-style-name="ce13"/>
        <table:table-row table:style-name="ro2">
          <table:table-cell table:style-name="ce15" office:value-type="string" table:number-columns-spanned="5" table:number-rows-spanned="1">
            <text:p>Facturació al comptat, amb ports i 4% descompte</text:p>
          </table:table-cell>
          <table:covered-table-cell table:number-columns-repeated="4" table:style-name="Default"/>
        </table:table-row>
        <table:table-row table:style-name="ro3">
          <table:table-cell table:style-name="Default" table:number-columns-repeated="5"/>
        </table:table-row>
        <table:table-row table:style-name="ro1">
          <table:table-cell table:style-name="ce16" office:value-type="string">
            <text:p>FACTURA</text:p>
          </table:table-cell>
          <table:table-cell table:style-name="ce16" office:value-type="string">
            <text:p>DATA</text:p>
          </table:table-cell>
          <table:table-cell table:style-name="ce16" office:value-type="string">
            <text:p>NOM</text:p>
          </table:table-cell>
          <table:table-cell table:style-name="ce16" office:value-type="string">
            <text:p>COGNOMS</text:p>
          </table:table-cell>
          <table:table-cell table:style-name="ce16" office:value-type="string">
            <text:p>IMPORT</text:p>
          </table:table-cell>
        </table:table-row>
        <table:table-row table:style-name="ro1">
          <table:table-cell office:value-type="string">
            <text:p>F/ 1559</text:p>
          </table:table-cell>
          <table:table-cell office:value-type="date" office:date-value="2009-04-08">
            <text:p>08/04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office:value-type="float" office:value="325.63">
            <text:p>325,63</text:p>
          </table:table-cell>
        </table:table-row>
        <table:table-row table:style-name="ro1">
          <table:table-cell office:value-type="string">
            <text:p>F/ 1557</text:p>
          </table:table-cell>
          <table:table-cell office:value-type="date" office:date-value="2009-04-08">
            <text:p>08/04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office:value-type="float" office:value="1473.54">
            <text:p>1473,54</text:p>
          </table:table-cell>
        </table:table-row>
        <table:table-row table:style-name="ro1">
          <table:table-cell office:value-type="string">
            <text:p>F/ 1654</text:p>
          </table:table-cell>
          <table:table-cell office:value-type="date" office:date-value="2009-07-12">
            <text:p>12/07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office:value-type="float" office:value="337.39">
            <text:p>337,39</text:p>
          </table:table-cell>
        </table:table-row>
        <table:table-row table:style-name="ro1">
          <table:table-cell office:value-type="string">
            <text:p>F/ 1722</text:p>
          </table:table-cell>
          <table:table-cell office:value-type="date" office:date-value="2009-09-24">
            <text:p>24/09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office:value-type="float" office:value="671.66">
            <text:p>671,66</text:p>
          </table:table-cell>
        </table:table-row>
        <table:table-row table:style-name="ro1">
          <table:table-cell office:value-type="string">
            <text:p>F/ 1765</text:p>
          </table:table-cell>
          <table:table-cell office:value-type="date" office:date-value="2009-11-02">
            <text:p>02/11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office:value-type="float" office:value="160.73">
            <text:p>160,73</text:p>
          </table:table-cell>
        </table:table-row>
        <table:table-row table:style-name="ro1">
          <table:table-cell office:value-type="string">
            <text:p>F/ 1786</text:p>
          </table:table-cell>
          <table:table-cell office:value-type="date" office:date-value="2009-11-13">
            <text:p>13/11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office:value-type="float" office:value="875.64">
            <text:p>875,64</text:p>
          </table:table-cell>
        </table:table-row>
        <table:table-row table:style-name="ro1">
          <table:table-cell office:value-type="string">
            <text:p>F/ 1813</text:p>
          </table:table-cell>
          <table:table-cell office:value-type="date" office:date-value="2009-11-29">
            <text:p>29/11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office:value-type="float" office:value="211.36">
            <text:p>211,36</text:p>
          </table:table-cell>
        </table:table-row>
        <table:table-row table:style-name="ro1">
          <table:table-cell office:value-type="string">
            <text:p>F/ 1805</text:p>
          </table:table-cell>
          <table:table-cell office:value-type="date" office:date-value="2009-11-24">
            <text:p>24/11/09</text:p>
          </table:table-cell>
          <table:table-cell office:value-type="string">
            <text:p>DANIEL</text:p>
          </table:table-cell>
          <table:table-cell office:value-type="string">
            <text:p>BARRIS FOLGADO</text:p>
          </table:table-cell>
          <table:table-cell office:value-type="float" office:value="638.06">
            <text:p>638,06</text:p>
          </table:table-cell>
        </table:table-row>
        <table:table-row table:style-name="ro1">
          <table:table-cell office:value-type="string">
            <text:p>F/ 1455</text:p>
          </table:table-cell>
          <table:table-cell office:value-type="date" office:date-value="2009-01-02">
            <text:p>02/01/09</text:p>
          </table:table-cell>
          <table:table-cell office:value-type="string">
            <text:p>OSCAR</text:p>
          </table:table-cell>
          <table:table-cell office:value-type="string">
            <text:p>CASAU PIÑOT</text:p>
          </table:table-cell>
          <table:table-cell office:value-type="float" office:value="329.82">
            <text:p>329,82</text:p>
          </table:table-cell>
        </table:table-row>
        <table:table-row table:style-name="ro1">
          <table:table-cell office:value-type="string">
            <text:p>F/ 1636</text:p>
          </table:table-cell>
          <table:table-cell office:value-type="date" office:date-value="2009-06-01">
            <text:p>01/06/09</text:p>
          </table:table-cell>
          <table:table-cell office:value-type="string">
            <text:p>ALEJANDRO</text:p>
          </table:table-cell>
          <table:table-cell office:value-type="string">
            <text:p>CRUZ GUAL</text:p>
          </table:table-cell>
          <table:table-cell office:value-type="float" office:value="163.57">
            <text:p>163,57</text:p>
          </table:table-cell>
        </table:table-row>
        <table:table-row table:style-name="ro1">
          <table:table-cell office:value-type="string">
            <text:p>F/ 1704</text:p>
          </table:table-cell>
          <table:table-cell office:value-type="date" office:date-value="2009-08-29">
            <text:p>29/08/09</text:p>
          </table:table-cell>
          <table:table-cell office:value-type="string">
            <text:p>JORDI</text:p>
          </table:table-cell>
          <table:table-cell office:value-type="string">
            <text:p>ESTRELLS MORENO</text:p>
          </table:table-cell>
          <table:table-cell office:value-type="float" office:value="146.77">
            <text:p>146,77</text:p>
          </table:table-cell>
        </table:table-row>
        <table:table-row table:style-name="ro1">
          <table:table-cell office:value-type="string">
            <text:p>F/ 1672</text:p>
          </table:table-cell>
          <table:table-cell office:value-type="date" office:date-value="2009-08-03">
            <text:p>03/08/09</text:p>
          </table:table-cell>
          <table:table-cell office:value-type="string">
            <text:p>MANUEL</text:p>
          </table:table-cell>
          <table:table-cell office:value-type="string">
            <text:p>FAJARDO <text:s/>DEL PERAL</text:p>
          </table:table-cell>
          <table:table-cell office:value-type="float" office:value="1311.76">
            <text:p>1311,76</text:p>
          </table:table-cell>
        </table:table-row>
        <table:table-row table:style-name="ro1">
          <table:table-cell office:value-type="string">
            <text:p>F/ 1638</text:p>
          </table:table-cell>
          <table:table-cell office:value-type="date" office:date-value="2009-06-09">
            <text:p>09/06/09</text:p>
          </table:table-cell>
          <table:table-cell office:value-type="string">
            <text:p>ALEXIS</text:p>
          </table:table-cell>
          <table:table-cell office:value-type="string">
            <text:p>GARCIA GOMIS</text:p>
          </table:table-cell>
          <table:table-cell office:value-type="float" office:value="670.78">
            <text:p>670,78</text:p>
          </table:table-cell>
        </table:table-row>
        <table:table-row table:style-name="ro1">
          <table:table-cell office:value-type="string">
            <text:p>F/ 1687</text:p>
          </table:table-cell>
          <table:table-cell office:value-type="date" office:date-value="2009-08-13">
            <text:p>13/08/09</text:p>
          </table:table-cell>
          <table:table-cell office:value-type="string">
            <text:p>JORDI</text:p>
          </table:table-cell>
          <table:table-cell office:value-type="string">
            <text:p>GIRONA LISON</text:p>
          </table:table-cell>
          <table:table-cell office:value-type="float" office:value="337.55">
            <text:p>337,55</text:p>
          </table:table-cell>
        </table:table-row>
        <table:table-row table:style-name="ro1">
          <table:table-cell office:value-type="string">
            <text:p>F/ 1817</text:p>
          </table:table-cell>
          <table:table-cell office:value-type="date" office:date-value="2009-12-01">
            <text:p>01/12/09</text:p>
          </table:table-cell>
          <table:table-cell office:value-type="string">
            <text:p>GABINO</text:p>
          </table:table-cell>
          <table:table-cell office:value-type="string">
            <text:p>LOPEZ EXPOSITO</text:p>
          </table:table-cell>
          <table:table-cell office:value-type="float" office:value="155.28">
            <text:p>155,28</text:p>
          </table:table-cell>
        </table:table-row>
        <table:table-row table:style-name="ro1">
          <table:table-cell office:value-type="string">
            <text:p>F/ 1612</text:p>
          </table:table-cell>
          <table:table-cell office:value-type="date" office:date-value="2009-05-12">
            <text:p>12/05/09</text:p>
          </table:table-cell>
          <table:table-cell office:value-type="string">
            <text:p>CRISTOBAL</text:p>
          </table:table-cell>
          <table:table-cell office:value-type="string">
            <text:p>MARCO GONZALEZ</text:p>
          </table:table-cell>
          <table:table-cell office:value-type="float" office:value="329.78">
            <text:p>329,78</text:p>
          </table:table-cell>
        </table:table-row>
        <table:table-row table:style-name="ro1">
          <table:table-cell office:value-type="string">
            <text:p>F/ 1544</text:p>
          </table:table-cell>
          <table:table-cell office:value-type="date" office:date-value="2009-03-31">
            <text:p>31/03/09</text:p>
          </table:table-cell>
          <table:table-cell office:value-type="string">
            <text:p>DAVID</text:p>
          </table:table-cell>
          <table:table-cell office:value-type="string">
            <text:p>PEREZ VILAJOSANA</text:p>
          </table:table-cell>
          <table:table-cell office:value-type="float" office:value="164.81">
            <text:p>164,81</text:p>
          </table:table-cell>
        </table:table-row>
        <table:table-row table:style-name="ro1">
          <table:table-cell office:value-type="string">
            <text:p>F/ 1546</text:p>
          </table:table-cell>
          <table:table-cell office:value-type="date" office:date-value="2009-04-01">
            <text:p>01/04/09</text:p>
          </table:table-cell>
          <table:table-cell office:value-type="string">
            <text:p>XAVIER</text:p>
          </table:table-cell>
          <table:table-cell office:value-type="string">
            <text:p>PLA SEGURA</text:p>
          </table:table-cell>
          <table:table-cell office:value-type="float" office:value="441.23">
            <text:p>441,23</text:p>
          </table:table-cell>
        </table:table-row>
        <table:table-row table:style-name="ro1">
          <table:table-cell office:value-type="string">
            <text:p>F/ 1550</text:p>
          </table:table-cell>
          <table:table-cell office:value-type="date" office:date-value="2009-04-04">
            <text:p>04/04/09</text:p>
          </table:table-cell>
          <table:table-cell office:value-type="string">
            <text:p>MARC</text:p>
          </table:table-cell>
          <table:table-cell office:value-type="string">
            <text:p>PLANAS TORRECILLAS</text:p>
          </table:table-cell>
          <table:table-cell office:value-type="float" office:value="579.24">
            <text:p>579,24</text:p>
          </table:table-cell>
        </table:table-row>
        <table:table-row table:style-name="ro1">
          <table:table-cell office:value-type="string">
            <text:p>F/ 1668</text:p>
          </table:table-cell>
          <table:table-cell office:value-type="date" office:date-value="2009-07-30">
            <text:p>30/07/09</text:p>
          </table:table-cell>
          <table:table-cell office:value-type="string">
            <text:p>RAMON</text:p>
          </table:table-cell>
          <table:table-cell office:value-type="string">
            <text:p>RIERA MAS</text:p>
          </table:table-cell>
          <table:table-cell office:value-type="float" office:value="1290.92">
            <text:p>1290,92</text:p>
          </table:table-cell>
        </table:table-row>
        <table:table-row table:style-name="ro1">
          <table:table-cell office:value-type="string">
            <text:p>F/ 1594</text:p>
          </table:table-cell>
          <table:table-cell office:value-type="date" office:date-value="2009-04-30">
            <text:p>30/04/09</text:p>
          </table:table-cell>
          <table:table-cell office:value-type="string">
            <text:p>DANIEL</text:p>
          </table:table-cell>
          <table:table-cell office:value-type="string">
            <text:p>RISQUETE BAUTISTA</text:p>
          </table:table-cell>
          <table:table-cell office:value-type="float" office:value="335.77">
            <text:p>335,77</text:p>
          </table:table-cell>
        </table:table-row>
        <table:table-row table:style-name="ro1">
          <table:table-cell office:value-type="string">
            <text:p>F/ 1539</text:p>
          </table:table-cell>
          <table:table-cell office:value-type="date" office:date-value="2009-03-25">
            <text:p>25/03/09</text:p>
          </table:table-cell>
          <table:table-cell office:value-type="string">
            <text:p>TOMAS</text:p>
          </table:table-cell>
          <table:table-cell office:value-type="string">
            <text:p>STERN VIDAL</text:p>
          </table:table-cell>
          <table:table-cell office:value-type="float" office:value="765.14">
            <text:p>765,14</text:p>
          </table:table-cell>
        </table:table-row>
        <table:table-row table:style-name="ro1">
          <table:table-cell office:value-type="string">
            <text:p>F/ 1844</text:p>
          </table:table-cell>
          <table:table-cell office:value-type="date" office:date-value="2009-12-15">
            <text:p>15/12/09</text:p>
          </table:table-cell>
          <table:table-cell office:value-type="string">
            <text:p>JONATAN</text:p>
          </table:table-cell>
          <table:table-cell office:value-type="string">
            <text:p>TORRES SANCHEZ</text:p>
          </table:table-cell>
          <table:table-cell office:value-type="float" office:value="294.81">
            <text:p>294,81</text:p>
          </table:table-cell>
        </table:table-row>
        <table:table-row table:style-name="ro1">
          <table:table-cell office:value-type="string">
            <text:p>F/ 1842</text:p>
          </table:table-cell>
          <table:table-cell office:value-type="date" office:date-value="2009-12-14">
            <text:p>14/12/09</text:p>
          </table:table-cell>
          <table:table-cell office:value-type="string">
            <text:p>JOAN</text:p>
          </table:table-cell>
          <table:table-cell office:value-type="string">
            <text:p>TRAID SAFONT</text:p>
          </table:table-cell>
          <table:table-cell office:value-type="float" office:value="223.97">
            <text:p>223,97</text:p>
          </table:table-cell>
        </table:table-row>
        <table:table-row table:style-name="ro1">
          <table:table-cell office:value-type="string">
            <text:p>AB/ 120</text:p>
          </table:table-cell>
          <table:table-cell office:value-type="date" office:date-value="2009-01-28">
            <text:p>28/01/09</text:p>
          </table:table-cell>
          <table:table-cell office:value-type="string">
            <text:p>RAFAEL</text:p>
          </table:table-cell>
          <table:table-cell office:value-type="string">
            <text:p>VALDERAS PEREZ</text:p>
          </table:table-cell>
          <table:table-cell office:value-type="float" office:value="-148.42">
            <text:p>-148,42</text:p>
          </table:table-cell>
        </table:table-row>
      </table:table>
      <table:table table:name="Factures_1T" table:style-name="ta1" table:print="false">
        <office:forms form:automatic-focus="false" form:apply-design-mode="false"/>
        <table:table-column table:style-name="co1" table:default-cell-style-name="ce2"/>
        <table:table-column table:style-name="co14" table:default-cell-style-name="ce2"/>
        <table:table-column table:style-name="co15" table:default-cell-style-name="ce7"/>
        <table:table-column table:style-name="co16" table:default-cell-style-name="ce2"/>
        <table:table-column table:style-name="co17" table:default-cell-style-name="ce2"/>
        <table:table-column table:style-name="co18" table:default-cell-style-name="ce8"/>
        <table:table-column table:style-name="co8" table:default-cell-style-name="ce8"/>
        <table:table-column table:style-name="co19" table:default-cell-style-name="ce10"/>
        <table:table-column table:style-name="co20" table:default-cell-style-name="ce8"/>
        <table:table-column table:style-name="co21" table:default-cell-style-name="ce11"/>
        <table:table-column table:style-name="co22" table:default-cell-style-name="ce13"/>
        <table:table-row table:style-name="ro4">
          <table:table-cell table:style-name="ce17" office:value-type="string" table:number-columns-spanned="11" table:number-rows-spanned="1">
            <text:p>Factures del primer trimestre</text:p>
          </table:table-cell>
          <table:covered-table-cell table:number-columns-repeated="10" table:style-name="Default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8" office:value-type="string">
            <text:p>codi_client</text:p>
          </table:table-cell>
          <table:table-cell table:style-name="ce19" office:value-type="string">
            <text:p>factura</text:p>
          </table:table-cell>
          <table:table-cell table:style-name="ce20" office:value-type="string">
            <text:p>data_fact</text:p>
          </table:table-cell>
          <table:table-cell table:style-name="ce19" office:value-type="string">
            <text:p>nom</text:p>
          </table:table-cell>
          <table:table-cell table:style-name="ce19" office:value-type="string">
            <text:p>cognoms</text:p>
          </table:table-cell>
          <table:table-cell table:style-name="ce20" office:value-type="string">
            <text:p>NIF</text:p>
          </table:table-cell>
          <table:table-cell table:style-name="ce20" office:value-type="string">
            <text:p>IVA</text:p>
          </table:table-cell>
          <table:table-cell table:style-name="ce20" office:value-type="string">
            <text:p>dte</text:p>
          </table:table-cell>
          <table:table-cell table:style-name="ce20" office:value-type="string">
            <text:p>ports</text:p>
          </table:table-cell>
          <table:table-cell table:style-name="ce20" office:value-type="string">
            <text:p>f_pag</text:p>
          </table:table-cell>
          <table:table-cell table:style-name="ce20" office:value-type="string">
            <text:p>import</text:p>
          </table:table-cell>
        </table:table-row>
        <table:table-row table:style-name="ro1">
          <table:table-cell office:value-type="string">
            <text:p><text:s text:c="7"/>371</text:p>
          </table:table-cell>
          <table:table-cell office:value-type="string">
            <text:p>F/ 1454</text:p>
          </table:table-cell>
          <table:table-cell office:value-type="date" office:date-value="2009-01-01">
            <text:p>01/01/09</text:p>
          </table:table-cell>
          <table:table-cell office:value-type="string">
            <text:p>ANA</text:p>
          </table:table-cell>
          <table:table-cell office:value-type="string">
            <text:p>ADELL GARRAS</text:p>
          </table:table-cell>
          <table:table-cell office:value-type="string">
            <text:p>81210320-A</text:p>
          </table:table-cell>
          <table:table-cell office:value-type="string">
            <text:p>RE</text:p>
          </table:table-cell>
          <table:table-cell office:value-type="percentage" office:value="0">
            <text:p>0,00%</text:p>
          </table:table-cell>
          <table:table-cell office:value-type="string">
            <text:p>NO</text:p>
          </table:table-cell>
          <table:table-cell office:value-type="float" office:value="30">
            <text:p>30</text:p>
          </table:table-cell>
          <table:table-cell office:value-type="float" office:value="160.78">
            <text:p>160,78</text:p>
          </table:table-cell>
        </table:table-row>
        <table:table-row table:style-name="ro1">
          <table:table-cell office:value-type="string">
            <text:p><text:s text:c="7"/>672</text:p>
          </table:table-cell>
          <table:table-cell office:value-type="string">
            <text:p>F/ 1482</text:p>
          </table:table-cell>
          <table:table-cell office:value-type="date" office:date-value="2009-01-25">
            <text:p>25/01/09</text:p>
          </table:table-cell>
          <table:table-cell office:value-type="string">
            <text:p>FRANCISCO</text:p>
          </table:table-cell>
          <table:table-cell office:value-type="string">
            <text:p>AGUAYO PANADES</text:p>
          </table:table-cell>
          <table:table-cell office:value-type="string">
            <text:p>38828642-H</text:p>
          </table:table-cell>
          <table:table-cell office:value-type="string">
            <text:p>RE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office:value-type="float" office:value="30">
            <text:p>30</text:p>
          </table:table-cell>
          <table:table-cell office:value-type="float" office:value="996.33">
            <text:p>996,33</text:p>
          </table:table-cell>
        </table:table-row>
        <table:table-row table:style-name="ro1">
          <table:table-cell office:value-type="string">
            <text:p><text:s text:c="7"/>587</text:p>
          </table:table-cell>
          <table:table-cell office:value-type="string">
            <text:p>F/ 1488</text:p>
          </table:table-cell>
          <table:table-cell office:value-type="date" office:date-value="2009-01-25">
            <text:p>25/01/09</text:p>
          </table:table-cell>
          <table:table-cell office:value-type="string">
            <text:p>VERONICA</text:p>
          </table:table-cell>
          <table:table-cell office:value-type="string">
            <text:p>AGUERO GUEVARA</text:p>
          </table:table-cell>
          <table:table-cell office:value-type="string">
            <text:p>46660988-H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442.56">
            <text:p>442,56</text:p>
          </table:table-cell>
        </table:table-row>
        <table:table-row table:style-name="ro1">
          <table:table-cell office:value-type="string">
            <text:p><text:s text:c="7"/>739</text:p>
          </table:table-cell>
          <table:table-cell office:value-type="string">
            <text:p>F/ 1460</text:p>
          </table:table-cell>
          <table:table-cell office:value-type="date" office:date-value="2009-01-05">
            <text:p>05/0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office:value-type="string">
            <text:p>83352025-Y</text:p>
          </table:table-cell>
          <table:table-cell office:value-type="string">
            <text:p>G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office:value-type="float" office:value="60">
            <text:p>60</text:p>
          </table:table-cell>
          <table:table-cell office:value-type="float" office:value="778.82">
            <text:p>778,82</text:p>
          </table:table-cell>
        </table:table-row>
        <table:table-row table:style-name="ro1">
          <table:table-cell office:value-type="string">
            <text:p><text:s text:c="7"/>739</text:p>
          </table:table-cell>
          <table:table-cell office:value-type="string">
            <text:p>F/ 1463</text:p>
          </table:table-cell>
          <table:table-cell office:value-type="date" office:date-value="2009-01-06">
            <text:p>06/0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office:value-type="string">
            <text:p>83352025-Y</text:p>
          </table:table-cell>
          <table:table-cell office:value-type="string">
            <text:p>G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office:value-type="float" office:value="60">
            <text:p>60</text:p>
          </table:table-cell>
          <table:table-cell office:value-type="float" office:value="677.13">
            <text:p>677,13</text:p>
          </table:table-cell>
        </table:table-row>
        <table:table-row table:style-name="ro1">
          <table:table-cell office:value-type="string">
            <text:p><text:s text:c="7"/>739</text:p>
          </table:table-cell>
          <table:table-cell office:value-type="string">
            <text:p>F/ 1473</text:p>
          </table:table-cell>
          <table:table-cell office:value-type="date" office:date-value="2009-01-15">
            <text:p>15/0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office:value-type="string">
            <text:p>83352025-Y</text:p>
          </table:table-cell>
          <table:table-cell office:value-type="string">
            <text:p>G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office:value-type="float" office:value="60">
            <text:p>60</text:p>
          </table:table-cell>
          <table:table-cell office:value-type="float" office:value="335.15">
            <text:p>335,15</text:p>
          </table:table-cell>
        </table:table-row>
        <table:table-row table:style-name="ro1">
          <table:table-cell office:value-type="string">
            <text:p><text:s text:c="7"/>715</text:p>
          </table:table-cell>
          <table:table-cell office:value-type="string">
            <text:p>F/ 1469</text:p>
          </table:table-cell>
          <table:table-cell office:value-type="date" office:date-value="2009-01-12">
            <text:p>12/01/09</text:p>
          </table:table-cell>
          <table:table-cell office:value-type="string">
            <text:p>JUAN CARLOS</text:p>
          </table:table-cell>
          <table:table-cell office:value-type="string">
            <text:p>ALMARAZ SANTANA</text:p>
          </table:table-cell>
          <table:table-cell office:value-type="string">
            <text:p>41000156-S</text:p>
          </table:table-cell>
          <table:table-cell office:value-type="string">
            <text:p>RE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office:value-type="float" office:value="30">
            <text:p>30</text:p>
          </table:table-cell>
          <table:table-cell office:value-type="float" office:value="637.42">
            <text:p>637,42</text:p>
          </table:table-cell>
        </table:table-row>
        <table:table-row table:style-name="ro1">
          <table:table-cell office:value-type="string">
            <text:p><text:s text:c="7"/>716</text:p>
          </table:table-cell>
          <table:table-cell office:value-type="string">
            <text:p>F/ 1453</text:p>
          </table:table-cell>
          <table:table-cell office:value-type="date" office:date-value="2009-01-01">
            <text:p>01/0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office:value-type="string">
            <text:p>81609047-G</text:p>
          </table:table-cell>
          <table:table-cell office:value-type="string">
            <text:p>G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office:value-type="float" office:value="90">
            <text:p>90</text:p>
          </table:table-cell>
          <table:table-cell office:value-type="float" office:value="216.37">
            <text:p>216,37</text:p>
          </table:table-cell>
        </table:table-row>
        <table:table-row table:style-name="ro1">
          <table:table-cell office:value-type="string">
            <text:p><text:s text:c="7"/>720</text:p>
          </table:table-cell>
          <table:table-cell office:value-type="string">
            <text:p>F/ 1504</text:p>
          </table:table-cell>
          <table:table-cell office:value-type="date" office:date-value="2009-02-18">
            <text:p>18/02/09</text:p>
          </table:table-cell>
          <table:table-cell office:value-type="string">
            <text:p>SANDRA</text:p>
          </table:table-cell>
          <table:table-cell office:value-type="string">
            <text:p>ALONSO JIMÉNEZ</text:p>
          </table:table-cell>
          <table:table-cell office:value-type="string">
            <text:p>41234599-F</text:p>
          </table:table-cell>
          <table:table-cell office:value-type="string">
            <text:p>RE</text:p>
          </table:table-cell>
          <table:table-cell office:value-type="percentage" office:value="0">
            <text:p>0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308.64">
            <text:p>308,64</text:p>
          </table:table-cell>
        </table:table-row>
        <table:table-row table:style-name="ro1">
          <table:table-cell office:value-type="string">
            <text:p><text:s text:c="7"/>618</text:p>
          </table:table-cell>
          <table:table-cell office:value-type="string">
            <text:p>F/ 1498</text:p>
          </table:table-cell>
          <table:table-cell office:value-type="date" office:date-value="2009-02-08">
            <text:p>08/02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office:value-type="string">
            <text:p>81807331-D</text:p>
          </table:table-cell>
          <table:table-cell office:value-type="string">
            <text:p>RE</text:p>
          </table:table-cell>
          <table:table-cell office:value-type="percentage" office:value="0.04">
            <text:p>4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329.68">
            <text:p>329,68</text:p>
          </table:table-cell>
        </table:table-row>
        <table:table-row table:style-name="ro1">
          <table:table-cell office:value-type="string">
            <text:p><text:s text:c="7"/>618</text:p>
          </table:table-cell>
          <table:table-cell office:value-type="string">
            <text:p>F/ 1505</text:p>
          </table:table-cell>
          <table:table-cell office:value-type="date" office:date-value="2009-02-19">
            <text:p>19/02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office:value-type="string">
            <text:p>81807331-D</text:p>
          </table:table-cell>
          <table:table-cell office:value-type="string">
            <text:p>RE</text:p>
          </table:table-cell>
          <table:table-cell office:value-type="percentage" office:value="0.04">
            <text:p>4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329.72">
            <text:p>329,72</text:p>
          </table:table-cell>
        </table:table-row>
        <table:table-row table:style-name="ro1">
          <table:table-cell office:value-type="string">
            <text:p><text:s text:c="7"/>618</text:p>
          </table:table-cell>
          <table:table-cell office:value-type="string">
            <text:p>F/ 1516</text:p>
          </table:table-cell>
          <table:table-cell office:value-type="date" office:date-value="2009-03-10">
            <text:p>10/03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office:value-type="string">
            <text:p>81807331-D</text:p>
          </table:table-cell>
          <table:table-cell office:value-type="string">
            <text:p>RE</text:p>
          </table:table-cell>
          <table:table-cell office:value-type="percentage" office:value="0.04">
            <text:p>4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637.98">
            <text:p>637,98</text:p>
          </table:table-cell>
        </table:table-row>
        <table:table-row table:style-name="ro1">
          <table:table-cell office:value-type="string">
            <text:p><text:s text:c="7"/>618</text:p>
          </table:table-cell>
          <table:table-cell office:value-type="string">
            <text:p>F/ 1534</text:p>
          </table:table-cell>
          <table:table-cell office:value-type="date" office:date-value="2009-03-22">
            <text:p>22/03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office:value-type="string">
            <text:p>81807331-D</text:p>
          </table:table-cell>
          <table:table-cell office:value-type="string">
            <text:p>RE</text:p>
          </table:table-cell>
          <table:table-cell office:value-type="percentage" office:value="0.04">
            <text:p>4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319.01">
            <text:p>319,01</text:p>
          </table:table-cell>
        </table:table-row>
        <table:table-row table:style-name="ro1">
          <table:table-cell office:value-type="string">
            <text:p><text:s text:c="7"/>292</text:p>
          </table:table-cell>
          <table:table-cell office:value-type="string">
            <text:p>F/ 1536</text:p>
          </table:table-cell>
          <table:table-cell office:value-type="date" office:date-value="2009-03-23">
            <text:p>23/03/09</text:p>
          </table:table-cell>
          <table:table-cell office:value-type="string">
            <text:p>NEUS</text:p>
          </table:table-cell>
          <table:table-cell office:value-type="string">
            <text:p>APARICIO VENTURA</text:p>
          </table:table-cell>
          <table:table-cell office:value-type="string">
            <text:p>79290664-R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556.34">
            <text:p>556,34</text:p>
          </table:table-cell>
        </table:table-row>
        <table:table-row table:style-name="ro1">
          <table:table-cell office:value-type="string">
            <text:p><text:s text:c="7"/>563</text:p>
          </table:table-cell>
          <table:table-cell office:value-type="string">
            <text:p>F/ 1477</text:p>
          </table:table-cell>
          <table:table-cell office:value-type="date" office:date-value="2009-01-24">
            <text:p>24/01/09</text:p>
          </table:table-cell>
          <table:table-cell office:value-type="string">
            <text:p>NOEMI</text:p>
          </table:table-cell>
          <table:table-cell office:value-type="string">
            <text:p>BLESA LOPEZ</text:p>
          </table:table-cell>
          <table:table-cell office:value-type="string">
            <text:p>41006180-J</text:p>
          </table:table-cell>
          <table:table-cell office:value-type="string">
            <text:p>G</text:p>
          </table:table-cell>
          <table:table-cell office:value-type="percentage" office:value="0">
            <text:p>0,00%</text:p>
          </table:table-cell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278.37">
            <text:p>278,37</text:p>
          </table:table-cell>
        </table:table-row>
        <table:table-row table:style-name="ro1">
          <table:table-cell office:value-type="string">
            <text:p><text:s text:c="7"/>274</text:p>
          </table:table-cell>
          <table:table-cell office:value-type="string">
            <text:p>F/ 1514</text:p>
          </table:table-cell>
          <table:table-cell office:value-type="date" office:date-value="2009-03-07">
            <text:p>07/03/09</text:p>
          </table:table-cell>
          <table:table-cell office:value-type="string">
            <text:p>JAVIER</text:p>
          </table:table-cell>
          <table:table-cell office:value-type="string">
            <text:p>BRADINERAS CORE</text:p>
          </table:table-cell>
          <table:table-cell table:style-name="ce9" office:value-type="string">
            <text:p>77318633-G</text:p>
          </table:table-cell>
          <table:table-cell office:value-type="string">
            <text:p>RE</text:p>
          </table:table-cell>
          <table:table-cell office:value-type="percentage" office:value="0.02">
            <text:p>2,00%</text:p>
          </table:table-cell>
          <table:table-cell office:value-type="string">
            <text:p>SÍ</text:p>
          </table:table-cell>
          <table:table-cell table:style-name="ce12" office:value-type="float" office:value="0">
            <text:p>0</text:p>
          </table:table-cell>
          <table:table-cell office:value-type="float" office:value="189.43">
            <text:p>189,43</text:p>
          </table:table-cell>
        </table:table-row>
        <table:table-row table:style-name="ro1">
          <table:table-cell office:value-type="string">
            <text:p><text:s text:c="7"/>714</text:p>
          </table:table-cell>
          <table:table-cell office:value-type="string">
            <text:p>F/ 1510</text:p>
          </table:table-cell>
          <table:table-cell office:value-type="date" office:date-value="2009-03-05">
            <text:p>05/03/09</text:p>
          </table:table-cell>
          <table:table-cell office:value-type="string">
            <text:p>NÚRIA</text:p>
          </table:table-cell>
          <table:table-cell office:value-type="string">
            <text:p>CARBÓ ARCOS</text:p>
          </table:table-cell>
          <table:table-cell office:value-type="string">
            <text:p>47632631-V</text:p>
          </table:table-cell>
          <table:table-cell office:value-type="string">
            <text:p>RE</text:p>
          </table:table-cell>
          <table:table-cell office:value-type="percentage" office:value="0.02">
            <text:p>2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648.1">
            <text:p>648,10</text:p>
          </table:table-cell>
        </table:table-row>
        <table:table-row table:style-name="ro1">
          <table:table-cell office:value-type="string">
            <text:p><text:s text:c="7"/>303</text:p>
          </table:table-cell>
          <table:table-cell office:value-type="string">
            <text:p>F/ 1515</text:p>
          </table:table-cell>
          <table:table-cell office:value-type="date" office:date-value="2009-03-09">
            <text:p>09/03/09</text:p>
          </table:table-cell>
          <table:table-cell office:value-type="string">
            <text:p>NORMA</text:p>
          </table:table-cell>
          <table:table-cell office:value-type="string">
            <text:p>CARBONA MUR</text:p>
          </table:table-cell>
          <table:table-cell office:value-type="string">
            <text:p>52422801-A</text:p>
          </table:table-cell>
          <table:table-cell office:value-type="string">
            <text:p>RE</text:p>
          </table:table-cell>
          <table:table-cell office:value-type="percentage" office:value="0.02">
            <text:p>2,00%</text:p>
          </table:table-cell>
          <table:table-cell office:value-type="string">
            <text:p>NO</text:p>
          </table:table-cell>
          <table:table-cell office:value-type="float" office:value="30">
            <text:p>30</text:p>
          </table:table-cell>
          <table:table-cell office:value-type="float" office:value="195.24">
            <text:p>195,24</text:p>
          </table:table-cell>
        </table:table-row>
        <table:table-row table:style-name="ro1">
          <table:table-cell office:value-type="string">
            <text:p><text:s text:c="7"/>610</text:p>
          </table:table-cell>
          <table:table-cell office:value-type="string">
            <text:p>F/ 1455</text:p>
          </table:table-cell>
          <table:table-cell office:value-type="date" office:date-value="2009-01-02">
            <text:p>02/01/09</text:p>
          </table:table-cell>
          <table:table-cell office:value-type="string">
            <text:p>OSCAR</text:p>
          </table:table-cell>
          <table:table-cell office:value-type="string">
            <text:p>CASAU PIÑOT</text:p>
          </table:table-cell>
          <table:table-cell office:value-type="string">
            <text:p>39372492-T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SÍ</text:p>
          </table:table-cell>
          <table:table-cell table:style-name="ce12" office:value-type="float" office:value="0">
            <text:p>0</text:p>
          </table:table-cell>
          <table:table-cell office:value-type="float" office:value="329.82">
            <text:p>329,82</text:p>
          </table:table-cell>
        </table:table-row>
        <table:table-row table:style-name="ro1">
          <table:table-cell office:value-type="string">
            <text:p><text:s text:c="7"/>692</text:p>
          </table:table-cell>
          <table:table-cell office:value-type="string">
            <text:p>F/ 1481</text:p>
          </table:table-cell>
          <table:table-cell office:value-type="date" office:date-value="2009-01-25">
            <text:p>25/01/09</text:p>
          </table:table-cell>
          <table:table-cell office:value-type="string">
            <text:p>ROGER</text:p>
          </table:table-cell>
          <table:table-cell office:value-type="string">
            <text:p>CASTELL CORBERA</text:p>
          </table:table-cell>
          <table:table-cell office:value-type="string">
            <text:p>83352026-N</text:p>
          </table:table-cell>
          <table:table-cell office:value-type="string">
            <text:p>G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office:value-type="float" office:value="60">
            <text:p>60</text:p>
          </table:table-cell>
          <table:table-cell office:value-type="float" office:value="167.99">
            <text:p>167,99</text:p>
          </table:table-cell>
        </table:table-row>
        <table:table-row table:style-name="ro1">
          <table:table-cell office:value-type="string">
            <text:p><text:s text:c="7"/>703</text:p>
          </table:table-cell>
          <table:table-cell office:value-type="string">
            <text:p>F/ 1466</text:p>
          </table:table-cell>
          <table:table-cell office:value-type="date" office:date-value="2009-01-09">
            <text:p>09/01/09</text:p>
          </table:table-cell>
          <table:table-cell office:value-type="string">
            <text:p>LORENA</text:p>
          </table:table-cell>
          <table:table-cell office:value-type="string">
            <text:p>CASTELLA DÍAZ</text:p>
          </table:table-cell>
          <table:table-cell office:value-type="string">
            <text:p>41234594-S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1309.48">
            <text:p>1309,48</text:p>
          </table:table-cell>
        </table:table-row>
        <table:table-row table:style-name="ro1">
          <table:table-cell office:value-type="string">
            <text:p><text:s text:c="7"/>708</text:p>
          </table:table-cell>
          <table:table-cell office:value-type="string">
            <text:p>F/ 1517</text:p>
          </table:table-cell>
          <table:table-cell office:value-type="date" office:date-value="2009-03-11">
            <text:p>11/03/09</text:p>
          </table:table-cell>
          <table:table-cell office:value-type="string">
            <text:p>SERGIO</text:p>
          </table:table-cell>
          <table:table-cell office:value-type="string">
            <text:p>CASTELLA MARTÍNEZ</text:p>
          </table:table-cell>
          <table:table-cell office:value-type="string">
            <text:p>41234598-G</text:p>
          </table:table-cell>
          <table:table-cell office:value-type="string">
            <text:p>G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office:value-type="float" office:value="60">
            <text:p>60</text:p>
          </table:table-cell>
          <table:table-cell office:value-type="float" office:value="80.4">
            <text:p>80,40</text:p>
          </table:table-cell>
        </table:table-row>
        <table:table-row table:style-name="ro1">
          <table:table-cell office:value-type="string">
            <text:p><text:s text:c="7"/>332</text:p>
          </table:table-cell>
          <table:table-cell office:value-type="string">
            <text:p>F/ 1457</text:p>
          </table:table-cell>
          <table:table-cell office:value-type="date" office:date-value="2009-01-03">
            <text:p>03/01/09</text:p>
          </table:table-cell>
          <table:table-cell office:value-type="string">
            <text:p>JOSE LUIS</text:p>
          </table:table-cell>
          <table:table-cell office:value-type="string">
            <text:p>CASTILLA BELLOSO</text:p>
          </table:table-cell>
          <table:table-cell office:value-type="string">
            <text:p>46805251-F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SÍ</text:p>
          </table:table-cell>
          <table:table-cell office:value-type="float" office:value="30">
            <text:p>30</text:p>
          </table:table-cell>
          <table:table-cell office:value-type="float" office:value="607.84">
            <text:p>607,84</text:p>
          </table:table-cell>
        </table:table-row>
        <table:table-row table:style-name="ro1">
          <table:table-cell office:value-type="string">
            <text:p><text:s text:c="7"/>395</text:p>
          </table:table-cell>
          <table:table-cell office:value-type="string">
            <text:p>F/ 1483</text:p>
          </table:table-cell>
          <table:table-cell office:value-type="date" office:date-value="2009-01-25">
            <text:p>25/01/09</text:p>
          </table:table-cell>
          <table:table-cell office:value-type="string">
            <text:p>EVELYN</text:p>
          </table:table-cell>
          <table:table-cell office:value-type="string">
            <text:p>COBOS PÉREZ</text:p>
          </table:table-cell>
          <table:table-cell office:value-type="string">
            <text:p>47708972-S</text:p>
          </table:table-cell>
          <table:table-cell office:value-type="string">
            <text:p>RE</text:p>
          </table:table-cell>
          <table:table-cell office:value-type="percentage" office:value="0">
            <text:p>0,00%</text:p>
          </table:table-cell>
          <table:table-cell office:value-type="string">
            <text:p>NO</text:p>
          </table:table-cell>
          <table:table-cell office:value-type="float" office:value="30">
            <text:p>30</text:p>
          </table:table-cell>
          <table:table-cell office:value-type="float" office:value="111.59">
            <text:p>111,59</text:p>
          </table:table-cell>
        </table:table-row>
        <table:table-row table:style-name="ro1">
          <table:table-cell office:value-type="string">
            <text:p><text:s text:c="7"/>415</text:p>
          </table:table-cell>
          <table:table-cell office:value-type="string">
            <text:p>F/ 1526</text:p>
          </table:table-cell>
          <table:table-cell office:value-type="date" office:date-value="2009-03-17">
            <text:p>17/03/09</text:p>
          </table:table-cell>
          <table:table-cell office:value-type="string">
            <text:p>JOSEP</text:p>
          </table:table-cell>
          <table:table-cell office:value-type="string">
            <text:p>COLOMÉ JOAN</text:p>
          </table:table-cell>
          <table:table-cell office:value-type="string">
            <text:p>47846259-M</text:p>
          </table:table-cell>
          <table:table-cell office:value-type="string">
            <text:p>G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office:value-type="float" office:value="60">
            <text:p>60</text:p>
          </table:table-cell>
          <table:table-cell office:value-type="float" office:value="322.07">
            <text:p>322,07</text:p>
          </table:table-cell>
        </table:table-row>
        <table:table-row table:style-name="ro1">
          <table:table-cell office:value-type="string">
            <text:p><text:s text:c="7"/>536</text:p>
          </table:table-cell>
          <table:table-cell office:value-type="string">
            <text:p>F/ 1491</text:p>
          </table:table-cell>
          <table:table-cell office:value-type="date" office:date-value="2009-01-25">
            <text:p>25/01/09</text:p>
          </table:table-cell>
          <table:table-cell office:value-type="string">
            <text:p>PAULA</text:p>
          </table:table-cell>
          <table:table-cell office:value-type="string">
            <text:p>COMES AHEDO</text:p>
          </table:table-cell>
          <table:table-cell office:value-type="string">
            <text:p>12345657-F</text:p>
          </table:table-cell>
          <table:table-cell office:value-type="string">
            <text:p>G</text:p>
          </table:table-cell>
          <table:table-cell office:value-type="percentage" office:value="0">
            <text:p>0,00%</text:p>
          </table:table-cell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1154.85">
            <text:p>1154,85</text:p>
          </table:table-cell>
        </table:table-row>
        <table:table-row table:style-name="ro1">
          <table:table-cell office:value-type="string">
            <text:p><text:s text:c="7"/>736</text:p>
          </table:table-cell>
          <table:table-cell office:value-type="string">
            <text:p>F/ 1522</text:p>
          </table:table-cell>
          <table:table-cell office:value-type="date" office:date-value="2009-03-13">
            <text:p>13/03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office:value-type="string">
            <text:p>83352530-T</text:p>
          </table:table-cell>
          <table:table-cell office:value-type="string">
            <text:p>RE</text:p>
          </table:table-cell>
          <table:table-cell office:value-type="percentage" office:value="0.04">
            <text:p>4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628.28">
            <text:p>628,28</text:p>
          </table:table-cell>
        </table:table-row>
        <table:table-row table:style-name="ro1">
          <table:table-cell office:value-type="string">
            <text:p><text:s text:c="7"/>736</text:p>
          </table:table-cell>
          <table:table-cell office:value-type="string">
            <text:p>F/ 1521</text:p>
          </table:table-cell>
          <table:table-cell office:value-type="date" office:date-value="2009-03-13">
            <text:p>13/03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office:value-type="string">
            <text:p>83352530-T</text:p>
          </table:table-cell>
          <table:table-cell office:value-type="string">
            <text:p>RE</text:p>
          </table:table-cell>
          <table:table-cell office:value-type="percentage" office:value="0.04">
            <text:p>4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1300.76">
            <text:p>1300,76</text:p>
          </table:table-cell>
        </table:table-row>
        <table:table-row table:style-name="ro1">
          <table:table-cell office:value-type="string">
            <text:p><text:s text:c="7"/>423</text:p>
          </table:table-cell>
          <table:table-cell office:value-type="string">
            <text:p>F/ 1489</text:p>
          </table:table-cell>
          <table:table-cell office:value-type="date" office:date-value="2009-01-25">
            <text:p>25/01/09</text:p>
          </table:table-cell>
          <table:table-cell office:value-type="string">
            <text:p>ERIK</text:p>
          </table:table-cell>
          <table:table-cell office:value-type="string">
            <text:p>FERRER CASTELNOU</text:p>
          </table:table-cell>
          <table:table-cell office:value-type="string">
            <text:p>22222222-A</text:p>
          </table:table-cell>
          <table:table-cell office:value-type="string">
            <text:p>RE</text:p>
          </table:table-cell>
          <table:table-cell office:value-type="percentage" office:value="0.02">
            <text:p>2,00%</text:p>
          </table:table-cell>
          <table:table-cell office:value-type="string">
            <text:p>SÍ</text:p>
          </table:table-cell>
          <table:table-cell office:value-type="float" office:value="30">
            <text:p>30</text:p>
          </table:table-cell>
          <table:table-cell office:value-type="float" office:value="160.78">
            <text:p>160,78</text:p>
          </table:table-cell>
        </table:table-row>
        <table:table-row table:style-name="ro1">
          <table:table-cell office:value-type="string">
            <text:p><text:s text:c="7"/>598</text:p>
          </table:table-cell>
          <table:table-cell office:value-type="string">
            <text:p>F/ 1500</text:p>
          </table:table-cell>
          <table:table-cell office:value-type="date" office:date-value="2009-02-13">
            <text:p>13/02/09</text:p>
          </table:table-cell>
          <table:table-cell office:value-type="string">
            <text:p>GABRIEL</text:p>
          </table:table-cell>
          <table:table-cell office:value-type="string">
            <text:p>FERRER PRADA</text:p>
          </table:table-cell>
          <table:table-cell office:value-type="string">
            <text:p>41009147-V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SÍ</text:p>
          </table:table-cell>
          <table:table-cell office:value-type="float" office:value="60">
            <text:p>60</text:p>
          </table:table-cell>
          <table:table-cell office:value-type="float" office:value="223.77">
            <text:p>223,77</text:p>
          </table:table-cell>
        </table:table-row>
        <table:table-row table:style-name="ro1">
          <table:table-cell office:value-type="string">
            <text:p><text:s text:c="7"/>663</text:p>
          </table:table-cell>
          <table:table-cell office:value-type="string">
            <text:p>F/ 1512</text:p>
          </table:table-cell>
          <table:table-cell office:value-type="date" office:date-value="2009-03-06">
            <text:p>06/03/09</text:p>
          </table:table-cell>
          <table:table-cell office:value-type="string">
            <text:p>VICTOR</text:p>
          </table:table-cell>
          <table:table-cell office:value-type="string">
            <text:p>GARCIA LOPEZ</text:p>
          </table:table-cell>
          <table:table-cell office:value-type="string">
            <text:p>41000129-J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SÍ</text:p>
          </table:table-cell>
          <table:table-cell office:value-type="float" office:value="60">
            <text:p>60</text:p>
          </table:table-cell>
          <table:table-cell office:value-type="float" office:value="188.25">
            <text:p>188,25</text:p>
          </table:table-cell>
        </table:table-row>
        <table:table-row table:style-name="ro1">
          <table:table-cell office:value-type="string">
            <text:p><text:s text:c="7"/>349</text:p>
          </table:table-cell>
          <table:table-cell office:value-type="string">
            <text:p>F/ 1509</text:p>
          </table:table-cell>
          <table:table-cell office:value-type="date" office:date-value="2009-03-02">
            <text:p>02/03/09</text:p>
          </table:table-cell>
          <table:table-cell office:value-type="string">
            <text:p>ALBA</text:p>
          </table:table-cell>
          <table:table-cell office:value-type="string">
            <text:p>GIL NICOLÁS</text:p>
          </table:table-cell>
          <table:table-cell office:value-type="string">
            <text:p>27601585-R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324.17">
            <text:p>324,17</text:p>
          </table:table-cell>
        </table:table-row>
        <table:table-row table:style-name="ro1">
          <table:table-cell office:value-type="string">
            <text:p><text:s text:c="7"/>570</text:p>
          </table:table-cell>
          <table:table-cell office:value-type="string">
            <text:p>F/ 1541</text:p>
          </table:table-cell>
          <table:table-cell office:value-type="date" office:date-value="2009-03-27">
            <text:p>27/03/09</text:p>
          </table:table-cell>
          <table:table-cell office:value-type="string">
            <text:p>IMMACULADA</text:p>
          </table:table-cell>
          <table:table-cell office:value-type="string">
            <text:p>GÓMEZ ROPER</text:p>
          </table:table-cell>
          <table:table-cell office:value-type="string">
            <text:p>41234574-S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112.41">
            <text:p>112,41</text:p>
          </table:table-cell>
        </table:table-row>
        <table:table-row table:style-name="ro1">
          <table:table-cell office:value-type="string">
            <text:p><text:s text:c="7"/>594</text:p>
          </table:table-cell>
          <table:table-cell office:value-type="string">
            <text:p>F/ 1543</text:p>
          </table:table-cell>
          <table:table-cell office:value-type="date" office:date-value="2009-03-29">
            <text:p>29/03/09</text:p>
          </table:table-cell>
          <table:table-cell office:value-type="string">
            <text:p>Mª ANGELES</text:p>
          </table:table-cell>
          <table:table-cell office:value-type="string">
            <text:p>GONZÁLEZ MARTÍNEZ</text:p>
          </table:table-cell>
          <table:table-cell office:value-type="string">
            <text:p>47631650-T</text:p>
          </table:table-cell>
          <table:table-cell office:value-type="string">
            <text:p>RE</text:p>
          </table:table-cell>
          <table:table-cell office:value-type="percentage" office:value="0.04">
            <text:p>4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126.73">
            <text:p>126,73</text:p>
          </table:table-cell>
        </table:table-row>
        <table:table-row table:style-name="ro1">
          <table:table-cell office:value-type="string">
            <text:p><text:s text:c="7"/>606</text:p>
          </table:table-cell>
          <table:table-cell office:value-type="string">
            <text:p>F/ 1475</text:p>
          </table:table-cell>
          <table:table-cell office:value-type="date" office:date-value="2009-01-18">
            <text:p>18/01/09</text:p>
          </table:table-cell>
          <table:table-cell office:value-type="string">
            <text:p>ELISABET</text:p>
          </table:table-cell>
          <table:table-cell office:value-type="string">
            <text:p>GONZALEZ REQUENA</text:p>
          </table:table-cell>
          <table:table-cell office:value-type="string">
            <text:p>41002915-H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80.43">
            <text:p>80,43</text:p>
          </table:table-cell>
        </table:table-row>
        <table:table-row table:style-name="ro1">
          <table:table-cell office:value-type="string">
            <text:p><text:s text:c="7"/>620</text:p>
          </table:table-cell>
          <table:table-cell office:value-type="string">
            <text:p>F/ 1503</text:p>
          </table:table-cell>
          <table:table-cell office:value-type="date" office:date-value="2009-02-17">
            <text:p>17/02/09</text:p>
          </table:table-cell>
          <table:table-cell office:value-type="string">
            <text:p>JAUME</text:p>
          </table:table-cell>
          <table:table-cell office:value-type="string">
            <text:p>GONZALO PEREZ</text:p>
          </table:table-cell>
          <table:table-cell office:value-type="string">
            <text:p>12323479-H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SÍ</text:p>
          </table:table-cell>
          <table:table-cell table:style-name="ce12" office:value-type="float" office:value="0">
            <text:p>0</text:p>
          </table:table-cell>
          <table:table-cell office:value-type="float" office:value="311.47">
            <text:p>311,47</text:p>
          </table:table-cell>
        </table:table-row>
        <table:table-row table:style-name="ro1">
          <table:table-cell office:value-type="string">
            <text:p><text:s text:c="7"/>373</text:p>
          </table:table-cell>
          <table:table-cell office:value-type="string">
            <text:p>F/ 1456</text:p>
          </table:table-cell>
          <table:table-cell office:value-type="date" office:date-value="2009-01-02">
            <text:p>02/01/09</text:p>
          </table:table-cell>
          <table:table-cell office:value-type="string">
            <text:p>DAVID</text:p>
          </table:table-cell>
          <table:table-cell office:value-type="string">
            <text:p>GRAU NIETO</text:p>
          </table:table-cell>
          <table:table-cell office:value-type="string">
            <text:p>43475475-K</text:p>
          </table:table-cell>
          <table:table-cell office:value-type="string">
            <text:p>RE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table:style-name="ce12" office:value-type="float" office:value="0">
            <text:p>0</text:p>
          </table:table-cell>
          <table:table-cell office:value-type="float" office:value="137.57">
            <text:p>137,57</text:p>
          </table:table-cell>
        </table:table-row>
        <table:table-row table:style-name="ro1">
          <table:table-cell office:value-type="string">
            <text:p><text:s text:c="7"/>595</text:p>
          </table:table-cell>
          <table:table-cell office:value-type="string">
            <text:p>F/ 1479</text:p>
          </table:table-cell>
          <table:table-cell office:value-type="date" office:date-value="2009-01-25">
            <text:p>25/01/09</text:p>
          </table:table-cell>
          <table:table-cell office:value-type="string">
            <text:p>YOLANDA</text:p>
          </table:table-cell>
          <table:table-cell office:value-type="string">
            <text:p>GUTIERREZ MOLINA</text:p>
          </table:table-cell>
          <table:table-cell office:value-type="string">
            <text:p>12301084-J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NO</text:p>
          </table:table-cell>
          <table:table-cell office:value-type="float" office:value="30">
            <text:p>30</text:p>
          </table:table-cell>
          <table:table-cell office:value-type="float" office:value="322.46">
            <text:p>322,46</text:p>
          </table:table-cell>
        </table:table-row>
        <table:table-row table:style-name="ro1">
          <table:table-cell office:value-type="string">
            <text:p><text:s text:c="7"/>657</text:p>
          </table:table-cell>
          <table:table-cell office:value-type="string">
            <text:p>F/ 1511</text:p>
          </table:table-cell>
          <table:table-cell office:value-type="date" office:date-value="2009-03-06">
            <text:p>06/03/09</text:p>
          </table:table-cell>
          <table:table-cell office:value-type="string">
            <text:p>SARA</text:p>
          </table:table-cell>
          <table:table-cell office:value-type="string">
            <text:p>HUERTA GARCIA</text:p>
          </table:table-cell>
          <table:table-cell office:value-type="string">
            <text:p>41009186-G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NO</text:p>
          </table:table-cell>
          <table:table-cell office:value-type="float" office:value="30">
            <text:p>30</text:p>
          </table:table-cell>
          <table:table-cell office:value-type="float" office:value="637.54">
            <text:p>637,54</text:p>
          </table:table-cell>
        </table:table-row>
        <table:table-row table:style-name="ro1">
          <table:table-cell office:value-type="string">
            <text:p><text:s text:c="7"/>613</text:p>
          </table:table-cell>
          <table:table-cell office:value-type="string">
            <text:p>F/ 1478</text:p>
          </table:table-cell>
          <table:table-cell office:value-type="date" office:date-value="2009-01-25">
            <text:p>25/01/09</text:p>
          </table:table-cell>
          <table:table-cell office:value-type="string">
            <text:p>ELENA</text:p>
          </table:table-cell>
          <table:table-cell office:value-type="string">
            <text:p>JOVE MARTINEZ</text:p>
          </table:table-cell>
          <table:table-cell office:value-type="string">
            <text:p>41006919-D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NO</text:p>
          </table:table-cell>
          <table:table-cell office:value-type="float" office:value="60">
            <text:p>60</text:p>
          </table:table-cell>
          <table:table-cell office:value-type="float" office:value="337.49">
            <text:p>337,49</text:p>
          </table:table-cell>
        </table:table-row>
        <table:table-row table:style-name="ro1">
          <table:table-cell office:value-type="string">
            <text:p><text:s text:c="7"/>533</text:p>
          </table:table-cell>
          <table:table-cell office:value-type="string">
            <text:p>F/ 1474</text:p>
          </table:table-cell>
          <table:table-cell office:value-type="date" office:date-value="2009-01-17">
            <text:p>17/01/09</text:p>
          </table:table-cell>
          <table:table-cell office:value-type="string">
            <text:p>GERARD</text:p>
          </table:table-cell>
          <table:table-cell office:value-type="string">
            <text:p>LUCERO ROPER</text:p>
          </table:table-cell>
          <table:table-cell office:value-type="string">
            <text:p>41234587-T</text:p>
          </table:table-cell>
          <table:table-cell office:value-type="string">
            <text:p>RE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table:style-name="ce12" office:value-type="float" office:value="0">
            <text:p>0</text:p>
          </table:table-cell>
          <table:table-cell office:value-type="float" office:value="219.77">
            <text:p>219,77</text:p>
          </table:table-cell>
        </table:table-row>
        <table:table-row table:style-name="ro1">
          <table:table-cell office:value-type="string">
            <text:p><text:s text:c="7"/>635</text:p>
          </table:table-cell>
          <table:table-cell office:value-type="string">
            <text:p>F/ 1531</text:p>
          </table:table-cell>
          <table:table-cell office:value-type="date" office:date-value="2009-03-19">
            <text:p>19/03/09</text:p>
          </table:table-cell>
          <table:table-cell office:value-type="string">
            <text:p>JORGE</text:p>
          </table:table-cell>
          <table:table-cell office:value-type="string">
            <text:p>MAQUEDA GASCH</text:p>
          </table:table-cell>
          <table:table-cell table:style-name="ce9" office:value-type="string">
            <text:p>47631694-J</text:p>
          </table:table-cell>
          <table:table-cell office:value-type="string">
            <text:p>RE</text:p>
          </table:table-cell>
          <table:table-cell office:value-type="percentage" office:value="0.02">
            <text:p>2,00%</text:p>
          </table:table-cell>
          <table:table-cell office:value-type="string">
            <text:p>SÍ</text:p>
          </table:table-cell>
          <table:table-cell table:style-name="ce12" office:value-type="float" office:value="0">
            <text:p>0</text:p>
          </table:table-cell>
          <table:table-cell office:value-type="float" office:value="670.46">
            <text:p>670,46</text:p>
          </table:table-cell>
        </table:table-row>
        <table:table-row table:style-name="ro1">
          <table:table-cell office:value-type="string">
            <text:p><text:s text:c="7"/>530</text:p>
          </table:table-cell>
          <table:table-cell office:value-type="string">
            <text:p>F/ 1485</text:p>
          </table:table-cell>
          <table:table-cell office:value-type="date" office:date-value="2009-01-25">
            <text:p>25/01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office:value-type="string">
            <text:p>83345656-F</text:p>
          </table:table-cell>
          <table:table-cell office:value-type="string">
            <text:p>G</text:p>
          </table:table-cell>
          <table:table-cell office:value-type="percentage" office:value="0">
            <text:p>0,00%</text:p>
          </table:table-cell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153.57">
            <text:p>153,57</text:p>
          </table:table-cell>
        </table:table-row>
        <table:table-row table:style-name="ro1">
          <table:table-cell office:value-type="string">
            <text:p><text:s text:c="7"/>530</text:p>
          </table:table-cell>
          <table:table-cell office:value-type="string">
            <text:p>F/ 1502</text:p>
          </table:table-cell>
          <table:table-cell office:value-type="date" office:date-value="2009-02-15">
            <text:p>15/0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office:value-type="string">
            <text:p>83345656-F</text:p>
          </table:table-cell>
          <table:table-cell office:value-type="string">
            <text:p>G</text:p>
          </table:table-cell>
          <table:table-cell office:value-type="percentage" office:value="0">
            <text:p>0,00%</text:p>
          </table:table-cell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649.2">
            <text:p>649,20</text:p>
          </table:table-cell>
        </table:table-row>
        <table:table-row table:style-name="ro1">
          <table:table-cell office:value-type="string">
            <text:p><text:s text:c="7"/>530</text:p>
          </table:table-cell>
          <table:table-cell office:value-type="string">
            <text:p>F/ 1545</text:p>
          </table:table-cell>
          <table:table-cell office:value-type="date" office:date-value="2009-03-31">
            <text:p>31/03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office:value-type="string">
            <text:p>83345656-F</text:p>
          </table:table-cell>
          <table:table-cell office:value-type="string">
            <text:p>G</text:p>
          </table:table-cell>
          <table:table-cell office:value-type="percentage" office:value="0">
            <text:p>0,00%</text:p>
          </table:table-cell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1293.56">
            <text:p>1293,56</text:p>
          </table:table-cell>
        </table:table-row>
        <table:table-row table:style-name="ro1">
          <table:table-cell office:value-type="string">
            <text:p><text:s text:c="7"/>510</text:p>
          </table:table-cell>
          <table:table-cell office:value-type="string">
            <text:p>F/ 1538</text:p>
          </table:table-cell>
          <table:table-cell office:value-type="date" office:date-value="2009-03-25">
            <text:p>25/03/09</text:p>
          </table:table-cell>
          <table:table-cell office:value-type="string">
            <text:p>AIDA</text:p>
          </table:table-cell>
          <table:table-cell office:value-type="string">
            <text:p>MARTINEZ CASTILLO</text:p>
          </table:table-cell>
          <table:table-cell office:value-type="string">
            <text:p>39373091-B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152.19">
            <text:p>152,19</text:p>
          </table:table-cell>
        </table:table-row>
        <table:table-row table:style-name="ro1">
          <table:table-cell office:value-type="string">
            <text:p><text:s text:c="7"/>726</text:p>
          </table:table-cell>
          <table:table-cell office:value-type="string">
            <text:p>F/ 1497</text:p>
          </table:table-cell>
          <table:table-cell office:value-type="date" office:date-value="2009-02-06">
            <text:p>06/02/09</text:p>
          </table:table-cell>
          <table:table-cell office:value-type="string">
            <text:p>ANTONIO-JOSE</text:p>
          </table:table-cell>
          <table:table-cell office:value-type="string">
            <text:p>MORA AGUILAR</text:p>
          </table:table-cell>
          <table:table-cell office:value-type="string">
            <text:p>46757006-K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SÍ</text:p>
          </table:table-cell>
          <table:table-cell office:value-type="float" office:value="90">
            <text:p>90</text:p>
          </table:table-cell>
          <table:table-cell office:value-type="float" office:value="103.59">
            <text:p>103,59</text:p>
          </table:table-cell>
        </table:table-row>
        <table:table-row table:style-name="ro1">
          <table:table-cell office:value-type="string">
            <text:p><text:s text:c="7"/>268</text:p>
          </table:table-cell>
          <table:table-cell office:value-type="string">
            <text:p>F/ 1480</text:p>
          </table:table-cell>
          <table:table-cell office:value-type="date" office:date-value="2009-01-25">
            <text:p>25/01/09</text:p>
          </table:table-cell>
          <table:table-cell office:value-type="string">
            <text:p>RAMON</text:p>
          </table:table-cell>
          <table:table-cell office:value-type="string">
            <text:p>MORENO ADAME</text:p>
          </table:table-cell>
          <table:table-cell office:value-type="string">
            <text:p>53330011-G</text:p>
          </table:table-cell>
          <table:table-cell office:value-type="string">
            <text:p>RE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table:style-name="ce12" office:value-type="float" office:value="0">
            <text:p>0</text:p>
          </table:table-cell>
          <table:table-cell office:value-type="float" office:value="433.59">
            <text:p>433,59</text:p>
          </table:table-cell>
        </table:table-row>
        <table:table-row table:style-name="ro1">
          <table:table-cell office:value-type="string">
            <text:p><text:s text:c="7"/>364</text:p>
          </table:table-cell>
          <table:table-cell office:value-type="string">
            <text:p>F/ 1464</text:p>
          </table:table-cell>
          <table:table-cell office:value-type="date" office:date-value="2009-01-07">
            <text:p>07/01/09</text:p>
          </table:table-cell>
          <table:table-cell office:value-type="string">
            <text:p>ADRIÀ</text:p>
          </table:table-cell>
          <table:table-cell office:value-type="string">
            <text:p>MORENO ALCÁZAR</text:p>
          </table:table-cell>
          <table:table-cell office:value-type="string">
            <text:p>38853916-F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SÍ</text:p>
          </table:table-cell>
          <table:table-cell office:value-type="float" office:value="90">
            <text:p>90</text:p>
          </table:table-cell>
          <table:table-cell office:value-type="float" office:value="996.3">
            <text:p>996,30</text:p>
          </table:table-cell>
        </table:table-row>
        <table:table-row table:style-name="ro1">
          <table:table-cell office:value-type="string">
            <text:p><text:s text:c="7"/>684</text:p>
          </table:table-cell>
          <table:table-cell office:value-type="string">
            <text:p>F/ 1495</text:p>
          </table:table-cell>
          <table:table-cell office:value-type="date" office:date-value="2009-02-02">
            <text:p>02/02/09</text:p>
          </table:table-cell>
          <table:table-cell office:value-type="string">
            <text:p>JUAN CARLOS</text:p>
          </table:table-cell>
          <table:table-cell office:value-type="string">
            <text:p>NAVARRO BATALLA</text:p>
          </table:table-cell>
          <table:table-cell table:style-name="ce9" office:value-type="string">
            <text:p>52212147-D</text:p>
          </table:table-cell>
          <table:table-cell office:value-type="string">
            <text:p>RE</text:p>
          </table:table-cell>
          <table:table-cell office:value-type="percentage" office:value="0.02">
            <text:p>2,00%</text:p>
          </table:table-cell>
          <table:table-cell office:value-type="string">
            <text:p>SÍ</text:p>
          </table:table-cell>
          <table:table-cell table:style-name="ce12" office:value-type="float" office:value="0">
            <text:p>0</text:p>
          </table:table-cell>
          <table:table-cell office:value-type="float" office:value="398.21">
            <text:p>398,21</text:p>
          </table:table-cell>
        </table:table-row>
        <table:table-row table:style-name="ro1">
          <table:table-cell office:value-type="string">
            <text:p><text:s text:c="7"/>379</text:p>
          </table:table-cell>
          <table:table-cell office:value-type="string">
            <text:p>F/ 1467</text:p>
          </table:table-cell>
          <table:table-cell office:value-type="date" office:date-value="2009-01-10">
            <text:p>10/01/09</text:p>
          </table:table-cell>
          <table:table-cell office:value-type="string">
            <text:p>ANTONI</text:p>
          </table:table-cell>
          <table:table-cell office:value-type="string">
            <text:p>NIETO PASCUAL</text:p>
          </table:table-cell>
          <table:table-cell office:value-type="string">
            <text:p>47640818-V</text:p>
          </table:table-cell>
          <table:table-cell office:value-type="string">
            <text:p>RE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office:value-type="float" office:value="30">
            <text:p>30</text:p>
          </table:table-cell>
          <table:table-cell office:value-type="float" office:value="153.57">
            <text:p>153,57</text:p>
          </table:table-cell>
        </table:table-row>
        <table:table-row table:style-name="ro1">
          <table:table-cell office:value-type="string">
            <text:p><text:s text:c="7"/>386</text:p>
          </table:table-cell>
          <table:table-cell office:value-type="string">
            <text:p>F/ 1492</text:p>
          </table:table-cell>
          <table:table-cell office:value-type="date" office:date-value="2009-01-26">
            <text:p>26/01/09</text:p>
          </table:table-cell>
          <table:table-cell office:value-type="string">
            <text:p>JAVIER</text:p>
          </table:table-cell>
          <table:table-cell office:value-type="string">
            <text:p>NUÑEZ OLIVA</text:p>
          </table:table-cell>
          <table:table-cell office:value-type="string">
            <text:p>12303906-D</text:p>
          </table:table-cell>
          <table:table-cell office:value-type="string">
            <text:p>RE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office:value-type="float" office:value="30">
            <text:p>30</text:p>
          </table:table-cell>
          <table:table-cell office:value-type="float" office:value="331.04">
            <text:p>331,04</text:p>
          </table:table-cell>
        </table:table-row>
        <table:table-row table:style-name="ro1">
          <table:table-cell office:value-type="string">
            <text:p><text:s text:c="7"/>718</text:p>
          </table:table-cell>
          <table:table-cell office:value-type="string">
            <text:p>F/ 1513</text:p>
          </table:table-cell>
          <table:table-cell office:value-type="date" office:date-value="2009-03-07">
            <text:p>07/03/09</text:p>
          </table:table-cell>
          <table:table-cell office:value-type="string">
            <text:p>ALBERTA</text:p>
          </table:table-cell>
          <table:table-cell office:value-type="string">
            <text:p>PAL FERRANDIZ</text:p>
          </table:table-cell>
          <table:table-cell office:value-type="string">
            <text:p>83348927-AT</text:p>
          </table:table-cell>
          <table:table-cell office:value-type="string">
            <text:p>G</text:p>
          </table:table-cell>
          <table:table-cell office:value-type="percentage" office:value="0">
            <text:p>0,00%</text:p>
          </table:table-cell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958.24">
            <text:p>958,24</text:p>
          </table:table-cell>
        </table:table-row>
        <table:table-row table:style-name="ro1">
          <table:table-cell office:value-type="string">
            <text:p><text:s text:c="7"/>584</text:p>
          </table:table-cell>
          <table:table-cell office:value-type="string">
            <text:p>F/ 1523</text:p>
          </table:table-cell>
          <table:table-cell office:value-type="date" office:date-value="2009-03-13">
            <text:p>13/03/09</text:p>
          </table:table-cell>
          <table:table-cell office:value-type="string">
            <text:p>MIRIAM</text:p>
          </table:table-cell>
          <table:table-cell office:value-type="string">
            <text:p>PARDO GORDILLO</text:p>
          </table:table-cell>
          <table:table-cell office:value-type="string">
            <text:p>12301876-X</text:p>
          </table:table-cell>
          <table:table-cell office:value-type="string">
            <text:p>RE</text:p>
          </table:table-cell>
          <table:table-cell office:value-type="percentage" office:value="0.04">
            <text:p>4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159.47">
            <text:p>159,47</text:p>
          </table:table-cell>
        </table:table-row>
        <table:table-row table:style-name="ro1">
          <table:table-cell office:value-type="string">
            <text:p><text:s text:c="7"/>633</text:p>
          </table:table-cell>
          <table:table-cell office:value-type="string">
            <text:p>F/ 1472</text:p>
          </table:table-cell>
          <table:table-cell office:value-type="date" office:date-value="2009-01-13">
            <text:p>13/01/09</text:p>
          </table:table-cell>
          <table:table-cell office:value-type="string">
            <text:p>FERRAN</text:p>
          </table:table-cell>
          <table:table-cell office:value-type="string">
            <text:p>PARELLI MASIP</text:p>
          </table:table-cell>
          <table:table-cell office:value-type="string">
            <text:p>12321518-G</text:p>
          </table:table-cell>
          <table:table-cell office:value-type="string">
            <text:p>RE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office:value-type="float" office:value="30">
            <text:p>30</text:p>
          </table:table-cell>
          <table:table-cell office:value-type="float" office:value="1991.64">
            <text:p>1991,64</text:p>
          </table:table-cell>
        </table:table-row>
        <table:table-row table:style-name="ro1">
          <table:table-cell office:value-type="string">
            <text:p><text:s text:c="7"/>585</text:p>
          </table:table-cell>
          <table:table-cell office:value-type="string">
            <text:p>F/ 1532</text:p>
          </table:table-cell>
          <table:table-cell office:value-type="date" office:date-value="2009-03-21">
            <text:p>21/03/09</text:p>
          </table:table-cell>
          <table:table-cell office:value-type="string">
            <text:p>BLANCA</text:p>
          </table:table-cell>
          <table:table-cell office:value-type="string">
            <text:p>PASCUA TÁRREGA</text:p>
          </table:table-cell>
          <table:table-cell office:value-type="string">
            <text:p>83345698-S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449.42">
            <text:p>449,42</text:p>
          </table:table-cell>
        </table:table-row>
        <table:table-row table:style-name="ro1">
          <table:table-cell office:value-type="string">
            <text:p><text:s text:c="7"/>634</text:p>
          </table:table-cell>
          <table:table-cell office:value-type="string">
            <text:p>F/ 1465</text:p>
          </table:table-cell>
          <table:table-cell office:value-type="date" office:date-value="2009-01-09">
            <text:p>09/0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office:value-type="string">
            <text:p>77318698-J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NO</text:p>
          </table:table-cell>
          <table:table-cell office:value-type="float" office:value="30">
            <text:p>30</text:p>
          </table:table-cell>
          <table:table-cell office:value-type="float" office:value="1310.88">
            <text:p>1310,88</text:p>
          </table:table-cell>
        </table:table-row>
        <table:table-row table:style-name="ro1">
          <table:table-cell office:value-type="string">
            <text:p><text:s text:c="7"/>634</text:p>
          </table:table-cell>
          <table:table-cell office:value-type="string">
            <text:p>F/ 1506</text:p>
          </table:table-cell>
          <table:table-cell office:value-type="date" office:date-value="2009-02-19">
            <text:p>19/02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office:value-type="string">
            <text:p>77318698-J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NO</text:p>
          </table:table-cell>
          <table:table-cell office:value-type="float" office:value="30">
            <text:p>30</text:p>
          </table:table-cell>
          <table:table-cell office:value-type="float" office:value="1301.48">
            <text:p>1301,48</text:p>
          </table:table-cell>
        </table:table-row>
        <table:table-row table:style-name="ro1">
          <table:table-cell office:value-type="string">
            <text:p><text:s text:c="7"/>634</text:p>
          </table:table-cell>
          <table:table-cell office:value-type="string">
            <text:p>F/ 1519</text:p>
          </table:table-cell>
          <table:table-cell office:value-type="date" office:date-value="2009-03-11">
            <text:p>11/03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office:value-type="string">
            <text:p>77318698-J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NO</text:p>
          </table:table-cell>
          <table:table-cell office:value-type="float" office:value="30">
            <text:p>30</text:p>
          </table:table-cell>
          <table:table-cell office:value-type="float" office:value="146.89">
            <text:p>146,89</text:p>
          </table:table-cell>
        </table:table-row>
        <table:table-row table:style-name="ro1">
          <table:table-cell office:value-type="string">
            <text:p><text:s text:c="7"/>675</text:p>
          </table:table-cell>
          <table:table-cell office:value-type="string">
            <text:p>F/ 1524</text:p>
          </table:table-cell>
          <table:table-cell office:value-type="date" office:date-value="2009-03-15">
            <text:p>15/03/09</text:p>
          </table:table-cell>
          <table:table-cell office:value-type="string">
            <text:p>IVAN</text:p>
          </table:table-cell>
          <table:table-cell office:value-type="string">
            <text:p>PAVON MURO</text:p>
          </table:table-cell>
          <table:table-cell office:value-type="string">
            <text:p>53329129-D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SÍ</text:p>
          </table:table-cell>
          <table:table-cell office:value-type="float" office:value="60">
            <text:p>60</text:p>
          </table:table-cell>
          <table:table-cell office:value-type="float" office:value="915.82">
            <text:p>915,82</text:p>
          </table:table-cell>
        </table:table-row>
        <table:table-row table:style-name="ro1">
          <table:table-cell office:value-type="string">
            <text:p><text:s text:c="7"/>713</text:p>
          </table:table-cell>
          <table:table-cell office:value-type="string">
            <text:p>F/ 1487</text:p>
          </table:table-cell>
          <table:table-cell office:value-type="date" office:date-value="2009-01-25">
            <text:p>25/01/09</text:p>
          </table:table-cell>
          <table:table-cell office:value-type="string">
            <text:p>MARC</text:p>
          </table:table-cell>
          <table:table-cell office:value-type="string">
            <text:p>PERALTA FLORES</text:p>
          </table:table-cell>
          <table:table-cell office:value-type="string">
            <text:p>47633931-R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SÍ</text:p>
          </table:table-cell>
          <table:table-cell office:value-type="float" office:value="30">
            <text:p>30</text:p>
          </table:table-cell>
          <table:table-cell office:value-type="float" office:value="432.95">
            <text:p>432,95</text:p>
          </table:table-cell>
        </table:table-row>
        <table:table-row table:style-name="ro1">
          <table:table-cell office:value-type="string">
            <text:p><text:s text:c="7"/>519</text:p>
          </table:table-cell>
          <table:table-cell office:value-type="string">
            <text:p>F/ 1508</text:p>
          </table:table-cell>
          <table:table-cell office:value-type="date" office:date-value="2009-02-28">
            <text:p>28/02/09</text:p>
          </table:table-cell>
          <table:table-cell office:value-type="string">
            <text:p>SONIA</text:p>
          </table:table-cell>
          <table:table-cell office:value-type="string">
            <text:p>PERALTA JORDANA</text:p>
          </table:table-cell>
          <table:table-cell office:value-type="string">
            <text:p>52217016-S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1289.16">
            <text:p>1289,16</text:p>
          </table:table-cell>
        </table:table-row>
        <table:table-row table:style-name="ro1">
          <table:table-cell office:value-type="string">
            <text:p><text:s text:c="7"/>475</text:p>
          </table:table-cell>
          <table:table-cell office:value-type="string">
            <text:p>F/ 1544</text:p>
          </table:table-cell>
          <table:table-cell office:value-type="date" office:date-value="2009-03-31">
            <text:p>31/03/09</text:p>
          </table:table-cell>
          <table:table-cell office:value-type="string">
            <text:p>DAVID</text:p>
          </table:table-cell>
          <table:table-cell office:value-type="string">
            <text:p>PEREZ VILAJOSANA</text:p>
          </table:table-cell>
          <table:table-cell office:value-type="string">
            <text:p>39375858-D</text:p>
          </table:table-cell>
          <table:table-cell office:value-type="string">
            <text:p>RE</text:p>
          </table:table-cell>
          <table:table-cell office:value-type="percentage" office:value="0.04">
            <text:p>4,00%</text:p>
          </table:table-cell>
          <table:table-cell office:value-type="string">
            <text:p>SÍ</text:p>
          </table:table-cell>
          <table:table-cell table:style-name="ce12" office:value-type="float" office:value="0">
            <text:p>0</text:p>
          </table:table-cell>
          <table:table-cell office:value-type="float" office:value="164.81">
            <text:p>164,81</text:p>
          </table:table-cell>
        </table:table-row>
        <table:table-row table:style-name="ro1">
          <table:table-cell office:value-type="string">
            <text:p><text:s text:c="7"/>277</text:p>
          </table:table-cell>
          <table:table-cell office:value-type="string">
            <text:p>F/ 1470</text:p>
          </table:table-cell>
          <table:table-cell office:value-type="date" office:date-value="2009-01-13">
            <text:p>13/01/09</text:p>
          </table:table-cell>
          <table:table-cell office:value-type="string">
            <text:p>REBECA</text:p>
          </table:table-cell>
          <table:table-cell office:value-type="string">
            <text:p>PICÓN JIMÉNEZ</text:p>
          </table:table-cell>
          <table:table-cell office:value-type="string">
            <text:p>47438502-G</text:p>
          </table:table-cell>
          <table:table-cell office:value-type="string">
            <text:p>RE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table:style-name="ce12" office:value-type="float" office:value="0">
            <text:p>0</text:p>
          </table:table-cell>
          <table:table-cell office:value-type="float" office:value="637.46">
            <text:p>637,46</text:p>
          </table:table-cell>
        </table:table-row>
        <table:table-row table:style-name="ro1">
          <table:table-cell office:value-type="string">
            <text:p><text:s text:c="7"/>727</text:p>
          </table:table-cell>
          <table:table-cell office:value-type="string">
            <text:p>F/ 1527</text:p>
          </table:table-cell>
          <table:table-cell office:value-type="date" office:date-value="2009-03-17">
            <text:p>17/03/09</text:p>
          </table:table-cell>
          <table:table-cell office:value-type="string">
            <text:p>MONTSERRAT</text:p>
          </table:table-cell>
          <table:table-cell office:value-type="string">
            <text:p>PLATA RODRIGUEZ</text:p>
          </table:table-cell>
          <table:table-cell office:value-type="string">
            <text:p>79290672-L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NO</text:p>
          </table:table-cell>
          <table:table-cell office:value-type="float" office:value="60">
            <text:p>60</text:p>
          </table:table-cell>
          <table:table-cell office:value-type="float" office:value="82.4">
            <text:p>82,40</text:p>
          </table:table-cell>
        </table:table-row>
        <table:table-row table:style-name="ro1">
          <table:table-cell office:value-type="string">
            <text:p><text:s text:c="7"/>564</text:p>
          </table:table-cell>
          <table:table-cell office:value-type="string">
            <text:p>F/ 1462</text:p>
          </table:table-cell>
          <table:table-cell office:value-type="date" office:date-value="2009-01-06">
            <text:p>06/01/09</text:p>
          </table:table-cell>
          <table:table-cell office:value-type="string">
            <text:p>CARLES</text:p>
          </table:table-cell>
          <table:table-cell office:value-type="string">
            <text:p>POVEDA PATRIS</text:p>
          </table:table-cell>
          <table:table-cell office:value-type="string">
            <text:p>52424822-S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SÍ</text:p>
          </table:table-cell>
          <table:table-cell office:value-type="float" office:value="90">
            <text:p>90</text:p>
          </table:table-cell>
          <table:table-cell office:value-type="float" office:value="1294.44">
            <text:p>1294,44</text:p>
          </table:table-cell>
        </table:table-row>
        <table:table-row table:style-name="ro1">
          <table:table-cell office:value-type="string">
            <text:p><text:s text:c="7"/>378</text:p>
          </table:table-cell>
          <table:table-cell office:value-type="string">
            <text:p>F/ 1537</text:p>
          </table:table-cell>
          <table:table-cell office:value-type="date" office:date-value="2009-03-25">
            <text:p>25/03/09</text:p>
          </table:table-cell>
          <table:table-cell office:value-type="string">
            <text:p>MONTSERRAT</text:p>
          </table:table-cell>
          <table:table-cell office:value-type="string">
            <text:p>PUIGVERT ROIG</text:p>
          </table:table-cell>
          <table:table-cell table:style-name="ce9" office:value-type="string">
            <text:p>12384616-M</text:p>
          </table:table-cell>
          <table:table-cell office:value-type="string">
            <text:p>RE</text:p>
          </table:table-cell>
          <table:table-cell office:value-type="percentage" office:value="0.02">
            <text:p>2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644.92">
            <text:p>644,92</text:p>
          </table:table-cell>
        </table:table-row>
        <table:table-row table:style-name="ro1">
          <table:table-cell office:value-type="string">
            <text:p><text:s text:c="7"/>679</text:p>
          </table:table-cell>
          <table:table-cell office:value-type="string">
            <text:p>F/ 1486</text:p>
          </table:table-cell>
          <table:table-cell office:value-type="date" office:date-value="2009-01-25">
            <text:p>25/01/09</text:p>
          </table:table-cell>
          <table:table-cell office:value-type="string">
            <text:p>SIRA</text:p>
          </table:table-cell>
          <table:table-cell office:value-type="string">
            <text:p>PUJOL GONZALEZ</text:p>
          </table:table-cell>
          <table:table-cell office:value-type="string">
            <text:p>52408700-D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NO</text:p>
          </table:table-cell>
          <table:table-cell office:value-type="float" office:value="60">
            <text:p>60</text:p>
          </table:table-cell>
          <table:table-cell office:value-type="float" office:value="167.66">
            <text:p>167,66</text:p>
          </table:table-cell>
        </table:table-row>
        <table:table-row table:style-name="ro1">
          <table:table-cell office:value-type="string">
            <text:p><text:s text:c="7"/>572</text:p>
          </table:table-cell>
          <table:table-cell office:value-type="string">
            <text:p>F/ 1507</text:p>
          </table:table-cell>
          <table:table-cell office:value-type="date" office:date-value="2009-02-21">
            <text:p>21/02/09</text:p>
          </table:table-cell>
          <table:table-cell office:value-type="string">
            <text:p>FRANCISCO</text:p>
          </table:table-cell>
          <table:table-cell office:value-type="string">
            <text:p>REDONDO ROPER</text:p>
          </table:table-cell>
          <table:table-cell office:value-type="string">
            <text:p>26459680-J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SÍ</text:p>
          </table:table-cell>
          <table:table-cell office:value-type="float" office:value="90">
            <text:p>90</text:p>
          </table:table-cell>
          <table:table-cell office:value-type="float" office:value="655.66">
            <text:p>655,66</text:p>
          </table:table-cell>
        </table:table-row>
        <table:table-row table:style-name="ro1">
          <table:table-cell table:style-name="ce3" office:value-type="string">
            <text:p><text:s text:c="7"/>300</text:p>
          </table:table-cell>
          <table:table-cell office:value-type="string">
            <text:p>F/ 1530</text:p>
          </table:table-cell>
          <table:table-cell office:value-type="date" office:date-value="2009-03-19">
            <text:p>19/03/09</text:p>
          </table:table-cell>
          <table:table-cell office:value-type="string">
            <text:p>ROSA</text:p>
          </table:table-cell>
          <table:table-cell office:value-type="string">
            <text:p>RODRÍGUEZ CALVERAS</text:p>
          </table:table-cell>
          <table:table-cell table:style-name="ce9" office:value-type="string">
            <text:p>39378368-G</text:p>
          </table:table-cell>
          <table:table-cell office:value-type="string">
            <text:p>RE</text:p>
          </table:table-cell>
          <table:table-cell office:value-type="percentage" office:value="0.02">
            <text:p>2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556.48">
            <text:p>556,48</text:p>
          </table:table-cell>
        </table:table-row>
        <table:table-row table:style-name="ro1">
          <table:table-cell table:style-name="ce3" office:value-type="string">
            <text:p><text:s text:c="7"/>271</text:p>
          </table:table-cell>
          <table:table-cell office:value-type="string">
            <text:p>F/ 1496</text:p>
          </table:table-cell>
          <table:table-cell office:value-type="date" office:date-value="2009-02-04">
            <text:p>04/02/09</text:p>
          </table:table-cell>
          <table:table-cell office:value-type="string">
            <text:p>IVAN</text:p>
          </table:table-cell>
          <table:table-cell office:value-type="string">
            <text:p>RODRIGUEZ LOPEZ</text:p>
          </table:table-cell>
          <table:table-cell office:value-type="string">
            <text:p>47631062-R</text:p>
          </table:table-cell>
          <table:table-cell office:value-type="string">
            <text:p>RE</text:p>
          </table:table-cell>
          <table:table-cell office:value-type="percentage" office:value="0.04">
            <text:p>4,00%</text:p>
          </table:table-cell>
          <table:table-cell office:value-type="string">
            <text:p>SÍ</text:p>
          </table:table-cell>
          <table:table-cell office:value-type="float" office:value="30">
            <text:p>30</text:p>
          </table:table-cell>
          <table:table-cell office:value-type="float" office:value="194.73">
            <text:p>194,73</text:p>
          </table:table-cell>
        </table:table-row>
        <table:table-row table:style-name="ro1">
          <table:table-cell table:style-name="ce3" office:value-type="string">
            <text:p><text:s text:c="7"/>317</text:p>
          </table:table-cell>
          <table:table-cell office:value-type="string">
            <text:p>F/ 1461</text:p>
          </table:table-cell>
          <table:table-cell office:value-type="date" office:date-value="2009-01-06">
            <text:p>06/01/09</text:p>
          </table:table-cell>
          <table:table-cell office:value-type="string">
            <text:p>MIRIAM</text:p>
          </table:table-cell>
          <table:table-cell office:value-type="string">
            <text:p>RONDONES PAINO</text:p>
          </table:table-cell>
          <table:table-cell office:value-type="string">
            <text:p>12352025-L</text:p>
          </table:table-cell>
          <table:table-cell office:value-type="string">
            <text:p>G</text:p>
          </table:table-cell>
          <table:table-cell office:value-type="percentage" office:value="0">
            <text:p>0,00%</text:p>
          </table:table-cell>
          <table:table-cell office:value-type="string">
            <text:p>NO</text:p>
          </table:table-cell>
          <table:table-cell office:value-type="float" office:value="60">
            <text:p>60</text:p>
          </table:table-cell>
          <table:table-cell office:value-type="float" office:value="325.74">
            <text:p>325,74</text:p>
          </table:table-cell>
        </table:table-row>
        <table:table-row table:style-name="ro1">
          <table:table-cell table:style-name="ce3" office:value-type="string">
            <text:p><text:s text:c="7"/>320</text:p>
          </table:table-cell>
          <table:table-cell office:value-type="string">
            <text:p>F/ 1518</text:p>
          </table:table-cell>
          <table:table-cell office:value-type="date" office:date-value="2009-03-11">
            <text:p>11/03/09</text:p>
          </table:table-cell>
          <table:table-cell office:value-type="string">
            <text:p>LAURA</text:p>
          </table:table-cell>
          <table:table-cell office:value-type="string">
            <text:p>ROQUE PALMA</text:p>
          </table:table-cell>
          <table:table-cell office:value-type="string">
            <text:p>41000162-T</text:p>
          </table:table-cell>
          <table:table-cell office:value-type="string">
            <text:p>RE</text:p>
          </table:table-cell>
          <table:table-cell office:value-type="percentage" office:value="0.04">
            <text:p>4,00%</text:p>
          </table:table-cell>
          <table:table-cell office:value-type="string">
            <text:p>NO</text:p>
          </table:table-cell>
          <table:table-cell office:value-type="float" office:value="30">
            <text:p>30</text:p>
          </table:table-cell>
          <table:table-cell office:value-type="float" office:value="332.3">
            <text:p>332,30</text:p>
          </table:table-cell>
        </table:table-row>
        <table:table-row table:style-name="ro1">
          <table:table-cell table:style-name="ce3" office:value-type="string">
            <text:p><text:s text:c="7"/>428</text:p>
          </table:table-cell>
          <table:table-cell office:value-type="string">
            <text:p>F/ 1529</text:p>
          </table:table-cell>
          <table:table-cell office:value-type="date" office:date-value="2009-03-19">
            <text:p>19/03/09</text:p>
          </table:table-cell>
          <table:table-cell office:value-type="string">
            <text:p>MIREIA</text:p>
          </table:table-cell>
          <table:table-cell office:value-type="string">
            <text:p>ROSELLÓ FORNELLS</text:p>
          </table:table-cell>
          <table:table-cell office:value-type="string">
            <text:p>47631122-V</text:p>
          </table:table-cell>
          <table:table-cell office:value-type="string">
            <text:p>RE</text:p>
          </table:table-cell>
          <table:table-cell office:value-type="percentage" office:value="0.02">
            <text:p>2,00%</text:p>
          </table:table-cell>
          <table:table-cell office:value-type="string">
            <text:p>NO</text:p>
          </table:table-cell>
          <table:table-cell office:value-type="float" office:value="30">
            <text:p>30</text:p>
          </table:table-cell>
          <table:table-cell office:value-type="float" office:value="995.55">
            <text:p>995,55</text:p>
          </table:table-cell>
        </table:table-row>
        <table:table-row table:style-name="ro1">
          <table:table-cell table:style-name="ce3" office:value-type="string">
            <text:p><text:s text:c="7"/>308</text:p>
          </table:table-cell>
          <table:table-cell office:value-type="string">
            <text:p>F/ 1535</text:p>
          </table:table-cell>
          <table:table-cell office:value-type="date" office:date-value="2009-03-23">
            <text:p>23/03/09</text:p>
          </table:table-cell>
          <table:table-cell office:value-type="string">
            <text:p>JOAN</text:p>
          </table:table-cell>
          <table:table-cell office:value-type="string">
            <text:p>RUEDA LUQUE</text:p>
          </table:table-cell>
          <table:table-cell office:value-type="string">
            <text:p>47345320-K</text:p>
          </table:table-cell>
          <table:table-cell office:value-type="string">
            <text:p>RE</text:p>
          </table:table-cell>
          <table:table-cell office:value-type="percentage" office:value="0.02">
            <text:p>2,00%</text:p>
          </table:table-cell>
          <table:table-cell office:value-type="string">
            <text:p>SÍ</text:p>
          </table:table-cell>
          <table:table-cell table:style-name="ce12" office:value-type="float" office:value="0">
            <text:p>0</text:p>
          </table:table-cell>
          <table:table-cell office:value-type="float" office:value="498.14">
            <text:p>498,14</text:p>
          </table:table-cell>
        </table:table-row>
        <table:table-row table:style-name="ro1">
          <table:table-cell table:style-name="ce3" office:value-type="string">
            <text:p><text:s text:c="7"/>269</text:p>
          </table:table-cell>
          <table:table-cell office:value-type="string">
            <text:p>F/ 1476</text:p>
          </table:table-cell>
          <table:table-cell office:value-type="date" office:date-value="2009-01-19">
            <text:p>19/01/09</text:p>
          </table:table-cell>
          <table:table-cell office:value-type="string">
            <text:p>JUAN JOSE</text:p>
          </table:table-cell>
          <table:table-cell office:value-type="string">
            <text:p>RUIZ LUCAS</text:p>
          </table:table-cell>
          <table:table-cell office:value-type="string">
            <text:p>46805652-A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SÍ</text:p>
          </table:table-cell>
          <table:table-cell office:value-type="float" office:value="30">
            <text:p>30</text:p>
          </table:table-cell>
          <table:table-cell office:value-type="float" office:value="670.74">
            <text:p>670,74</text:p>
          </table:table-cell>
        </table:table-row>
        <table:table-row table:style-name="ro1">
          <table:table-cell table:style-name="ce3" office:value-type="string">
            <text:p><text:s text:c="7"/>329</text:p>
          </table:table-cell>
          <table:table-cell office:value-type="string">
            <text:p>F/ 1484</text:p>
          </table:table-cell>
          <table:table-cell office:value-type="date" office:date-value="2009-01-25">
            <text:p>25/01/09</text:p>
          </table:table-cell>
          <table:table-cell office:value-type="string">
            <text:p>MIREIA</text:p>
          </table:table-cell>
          <table:table-cell office:value-type="string">
            <text:p>SALAS ARROYO</text:p>
          </table:table-cell>
          <table:table-cell office:value-type="string">
            <text:p>41234570-D</text:p>
          </table:table-cell>
          <table:table-cell office:value-type="string">
            <text:p>RE</text:p>
          </table:table-cell>
          <table:table-cell office:value-type="percentage" office:value="0.02">
            <text:p>2,00%</text:p>
          </table:table-cell>
          <table:table-cell office:value-type="string">
            <text:p>NO</text:p>
          </table:table-cell>
          <table:table-cell office:value-type="float" office:value="30">
            <text:p>30</text:p>
          </table:table-cell>
          <table:table-cell office:value-type="float" office:value="532.75">
            <text:p>532,75</text:p>
          </table:table-cell>
        </table:table-row>
        <table:table-row table:style-name="ro1">
          <table:table-cell office:value-type="string">
            <text:p><text:s text:c="7"/>565</text:p>
          </table:table-cell>
          <table:table-cell office:value-type="string">
            <text:p>F/ 1490</text:p>
          </table:table-cell>
          <table:table-cell office:value-type="date" office:date-value="2009-01-25">
            <text:p>25/01/09</text:p>
          </table:table-cell>
          <table:table-cell office:value-type="string">
            <text:p>DANIEL</text:p>
          </table:table-cell>
          <table:table-cell office:value-type="string">
            <text:p>SANCHEZ DELGADO</text:p>
          </table:table-cell>
          <table:table-cell office:value-type="string">
            <text:p>41004882-I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SÍ</text:p>
          </table:table-cell>
          <table:table-cell office:value-type="float" office:value="60">
            <text:p>60</text:p>
          </table:table-cell>
          <table:table-cell office:value-type="float" office:value="220.58">
            <text:p>220,58</text:p>
          </table:table-cell>
        </table:table-row>
        <table:table-row table:style-name="ro1">
          <table:table-cell table:style-name="ce3" office:value-type="string">
            <text:p><text:s text:c="7"/>313</text:p>
          </table:table-cell>
          <table:table-cell office:value-type="string">
            <text:p>F/ 1494</text:p>
          </table:table-cell>
          <table:table-cell office:value-type="date" office:date-value="2009-01-30">
            <text:p>30/01/09</text:p>
          </table:table-cell>
          <table:table-cell office:value-type="string">
            <text:p>BORJA</text:p>
          </table:table-cell>
          <table:table-cell office:value-type="string">
            <text:p>SANCHEZ NEIRA</text:p>
          </table:table-cell>
          <table:table-cell office:value-type="string">
            <text:p>41000160-F</text:p>
          </table:table-cell>
          <table:table-cell office:value-type="string">
            <text:p>G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office:value-type="float" office:value="90">
            <text:p>90</text:p>
          </table:table-cell>
          <table:table-cell office:value-type="float" office:value="160.25">
            <text:p>160,25</text:p>
          </table:table-cell>
        </table:table-row>
        <table:table-row table:style-name="ro1">
          <table:table-cell table:style-name="ce3" office:value-type="string">
            <text:p><text:s text:c="7"/>330</text:p>
          </table:table-cell>
          <table:table-cell office:value-type="string">
            <text:p>F/ 1542</text:p>
          </table:table-cell>
          <table:table-cell office:value-type="date" office:date-value="2009-03-29">
            <text:p>29/03/09</text:p>
          </table:table-cell>
          <table:table-cell office:value-type="string">
            <text:p>RAUL</text:p>
          </table:table-cell>
          <table:table-cell office:value-type="string">
            <text:p>SANCHEZ SERRANO</text:p>
          </table:table-cell>
          <table:table-cell office:value-type="string">
            <text:p>41009320-A</text:p>
          </table:table-cell>
          <table:table-cell office:value-type="string">
            <text:p>RE</text:p>
          </table:table-cell>
          <table:table-cell office:value-type="percentage" office:value="0.04">
            <text:p>4,00%</text:p>
          </table:table-cell>
          <table:table-cell office:value-type="string">
            <text:p>SÍ</text:p>
          </table:table-cell>
          <table:table-cell office:value-type="float" office:value="30">
            <text:p>30</text:p>
          </table:table-cell>
          <table:table-cell office:value-type="float" office:value="644.8">
            <text:p>644,80</text:p>
          </table:table-cell>
        </table:table-row>
        <table:table-row table:style-name="ro1">
          <table:table-cell office:value-type="string">
            <text:p><text:s text:c="7"/>566</text:p>
          </table:table-cell>
          <table:table-cell office:value-type="string">
            <text:p>F/ 1528</text:p>
          </table:table-cell>
          <table:table-cell office:value-type="date" office:date-value="2009-03-17">
            <text:p>17/03/09</text:p>
          </table:table-cell>
          <table:table-cell office:value-type="string">
            <text:p>JAIME</text:p>
          </table:table-cell>
          <table:table-cell office:value-type="string">
            <text:p>SERRANO EVANGELISTA</text:p>
          </table:table-cell>
          <table:table-cell office:value-type="string">
            <text:p>41005631-S</text:p>
          </table:table-cell>
          <table:table-cell office:value-type="string">
            <text:p>RE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table:style-name="ce12" office:value-type="float" office:value="0">
            <text:p>0</text:p>
          </table:table-cell>
          <table:table-cell office:value-type="float" office:value="322.18">
            <text:p>322,18</text:p>
          </table:table-cell>
        </table:table-row>
        <table:table-row table:style-name="ro1">
          <table:table-cell office:value-type="string">
            <text:p><text:s text:c="7"/>567</text:p>
          </table:table-cell>
          <table:table-cell office:value-type="string">
            <text:p>F/ 1468</text:p>
          </table:table-cell>
          <table:table-cell office:value-type="date" office:date-value="2009-01-11">
            <text:p>11/01/09</text:p>
          </table:table-cell>
          <table:table-cell office:value-type="string">
            <text:p>ALEXANDRE</text:p>
          </table:table-cell>
          <table:table-cell office:value-type="string">
            <text:p>SERRANO FERNANDEZ</text:p>
          </table:table-cell>
          <table:table-cell office:value-type="string">
            <text:p>52421546-V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SÍ</text:p>
          </table:table-cell>
          <table:table-cell office:value-type="float" office:value="60">
            <text:p>60</text:p>
          </table:table-cell>
          <table:table-cell office:value-type="float" office:value="586.94">
            <text:p>586,94</text:p>
          </table:table-cell>
        </table:table-row>
        <table:table-row table:style-name="ro1">
          <table:table-cell office:value-type="string">
            <text:p><text:s text:c="7"/>557</text:p>
          </table:table-cell>
          <table:table-cell office:value-type="string">
            <text:p>F/ 1499</text:p>
          </table:table-cell>
          <table:table-cell office:value-type="date" office:date-value="2009-02-12">
            <text:p>12/02/09</text:p>
          </table:table-cell>
          <table:table-cell office:value-type="string">
            <text:p>ILDEFONSO</text:p>
          </table:table-cell>
          <table:table-cell office:value-type="string">
            <text:p>SIERRA BLAZQUEZ</text:p>
          </table:table-cell>
          <table:table-cell office:value-type="string">
            <text:p>46723637-X</text:p>
          </table:table-cell>
          <table:table-cell office:value-type="string">
            <text:p>G</text:p>
          </table:table-cell>
          <table:table-cell office:value-type="percentage" office:value="0">
            <text:p>0,00%</text:p>
          </table:table-cell>
          <table:table-cell office:value-type="string">
            <text:p>SÍ</text:p>
          </table:table-cell>
          <table:table-cell office:value-type="float" office:value="90">
            <text:p>90</text:p>
          </table:table-cell>
          <table:table-cell office:value-type="float" office:value="430.01">
            <text:p>430,01</text:p>
          </table:table-cell>
        </table:table-row>
        <table:table-row table:style-name="ro1">
          <table:table-cell table:style-name="ce3" office:value-type="string">
            <text:p><text:s text:c="7"/>288</text:p>
          </table:table-cell>
          <table:table-cell office:value-type="string">
            <text:p>F/ 1501</text:p>
          </table:table-cell>
          <table:table-cell office:value-type="date" office:date-value="2009-02-14">
            <text:p>14/02/09</text:p>
          </table:table-cell>
          <table:table-cell office:value-type="string">
            <text:p>MERITXELL</text:p>
          </table:table-cell>
          <table:table-cell office:value-type="string">
            <text:p>SORIANO MARTIN</text:p>
          </table:table-cell>
          <table:table-cell office:value-type="string">
            <text:p>39384055-D</text:p>
          </table:table-cell>
          <table:table-cell office:value-type="string">
            <text:p>RE</text:p>
          </table:table-cell>
          <table:table-cell office:value-type="percentage" office:value="0.02">
            <text:p>2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204.75">
            <text:p>204,75</text:p>
          </table:table-cell>
        </table:table-row>
        <table:table-row table:style-name="ro1">
          <table:table-cell office:value-type="string">
            <text:p><text:s text:c="7"/>552</text:p>
          </table:table-cell>
          <table:table-cell office:value-type="string">
            <text:p>F/ 1539</text:p>
          </table:table-cell>
          <table:table-cell office:value-type="date" office:date-value="2009-03-25">
            <text:p>25/03/09</text:p>
          </table:table-cell>
          <table:table-cell office:value-type="string">
            <text:p>TOMAS</text:p>
          </table:table-cell>
          <table:table-cell office:value-type="string">
            <text:p>STERN VIDAL</text:p>
          </table:table-cell>
          <table:table-cell office:value-type="string">
            <text:p>12345698-H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SÍ</text:p>
          </table:table-cell>
          <table:table-cell table:style-name="ce12" office:value-type="float" office:value="0">
            <text:p>0</text:p>
          </table:table-cell>
          <table:table-cell office:value-type="float" office:value="765.14">
            <text:p>765,14</text:p>
          </table:table-cell>
        </table:table-row>
        <table:table-row table:style-name="ro1">
          <table:table-cell table:style-name="ce3" office:value-type="string">
            <text:p><text:s text:c="7"/>305</text:p>
          </table:table-cell>
          <table:table-cell office:value-type="string">
            <text:p>F/ 1459</text:p>
          </table:table-cell>
          <table:table-cell office:value-type="date" office:date-value="2009-01-04">
            <text:p>04/01/09</text:p>
          </table:table-cell>
          <table:table-cell office:value-type="string">
            <text:p>ALAN</text:p>
          </table:table-cell>
          <table:table-cell office:value-type="string">
            <text:p>SUÑEZ LAMMERS</text:p>
          </table:table-cell>
          <table:table-cell office:value-type="string">
            <text:p>47630938-D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SÍ</text:p>
          </table:table-cell>
          <table:table-cell office:value-type="float" office:value="30">
            <text:p>30</text:p>
          </table:table-cell>
          <table:table-cell office:value-type="float" office:value="195.42">
            <text:p>195,42</text:p>
          </table:table-cell>
        </table:table-row>
        <table:table-row table:style-name="ro1">
          <table:table-cell table:style-name="ce3" office:value-type="string">
            <text:p><text:s text:c="7"/>279</text:p>
          </table:table-cell>
          <table:table-cell office:value-type="string">
            <text:p>F/ 1525</text:p>
          </table:table-cell>
          <table:table-cell office:value-type="date" office:date-value="2009-03-15">
            <text:p>15/03/09</text:p>
          </table:table-cell>
          <table:table-cell office:value-type="string">
            <text:p>KOUNY</text:p>
          </table:table-cell>
          <table:table-cell office:value-type="string">
            <text:p>TORRES ARROYO</text:p>
          </table:table-cell>
          <table:table-cell office:value-type="string">
            <text:p>81805594-I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SÍ</text:p>
          </table:table-cell>
          <table:table-cell office:value-type="float" office:value="30">
            <text:p>30</text:p>
          </table:table-cell>
          <table:table-cell office:value-type="float" office:value="857.31">
            <text:p>857,31</text:p>
          </table:table-cell>
        </table:table-row>
        <table:table-row table:style-name="ro1">
          <table:table-cell table:style-name="ce3" office:value-type="string">
            <text:p><text:s text:c="7"/>457</text:p>
          </table:table-cell>
          <table:table-cell office:value-type="string">
            <text:p>F/ 1520</text:p>
          </table:table-cell>
          <table:table-cell office:value-type="date" office:date-value="2009-03-13">
            <text:p>13/03/09</text:p>
          </table:table-cell>
          <table:table-cell office:value-type="string">
            <text:p>MARTA</text:p>
          </table:table-cell>
          <table:table-cell office:value-type="string">
            <text:p>TRULLáS MARTíNEZ</text:p>
          </table:table-cell>
          <table:table-cell office:value-type="string">
            <text:p>77742016-M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NO</text:p>
          </table:table-cell>
          <table:table-cell office:value-type="float" office:value="30">
            <text:p>30</text:p>
          </table:table-cell>
          <table:table-cell office:value-type="float" office:value="209.57">
            <text:p>209,57</text:p>
          </table:table-cell>
        </table:table-row>
        <table:table-row table:style-name="ro1">
          <table:table-cell table:style-name="ce3" office:value-type="string">
            <text:p><text:s text:c="7"/>456</text:p>
          </table:table-cell>
          <table:table-cell office:value-type="string">
            <text:p>F/ 1471</text:p>
          </table:table-cell>
          <table:table-cell office:value-type="date" office:date-value="2009-01-13">
            <text:p>13/01/09</text:p>
          </table:table-cell>
          <table:table-cell office:value-type="string">
            <text:p>ALBERT</text:p>
          </table:table-cell>
          <table:table-cell office:value-type="string">
            <text:p>VALLE MARTINEZ</text:p>
          </table:table-cell>
          <table:table-cell office:value-type="string">
            <text:p>52425925-J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SÍ</text:p>
          </table:table-cell>
          <table:table-cell office:value-type="float" office:value="90">
            <text:p>90</text:p>
          </table:table-cell>
          <table:table-cell office:value-type="float" office:value="635.58">
            <text:p>635,58</text:p>
          </table:table-cell>
        </table:table-row>
        <table:table-row table:style-name="ro1">
          <table:table-cell table:style-name="ce3" office:value-type="string">
            <text:p><text:s text:c="7"/>270</text:p>
          </table:table-cell>
          <table:table-cell office:value-type="string">
            <text:p>F/ 1493</text:p>
          </table:table-cell>
          <table:table-cell office:value-type="date" office:date-value="2009-01-29">
            <text:p>29/01/09</text:p>
          </table:table-cell>
          <table:table-cell office:value-type="string">
            <text:p>RAMON</text:p>
          </table:table-cell>
          <table:table-cell office:value-type="string">
            <text:p>VELA DEL NOGAL</text:p>
          </table:table-cell>
          <table:table-cell office:value-type="string">
            <text:p>41003270-Q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SÍ</text:p>
          </table:table-cell>
          <table:table-cell office:value-type="float" office:value="60">
            <text:p>60</text:p>
          </table:table-cell>
          <table:table-cell office:value-type="float" office:value="498.54">
            <text:p>498,54</text:p>
          </table:table-cell>
        </table:table-row>
        <table:table-row table:style-name="ro1">
          <table:table-cell office:value-type="string">
            <text:p><text:s text:c="7"/>553</text:p>
          </table:table-cell>
          <table:table-cell office:value-type="string">
            <text:p>F/ 1540</text:p>
          </table:table-cell>
          <table:table-cell office:value-type="date" office:date-value="2009-03-27">
            <text:p>27/03/09</text:p>
          </table:table-cell>
          <table:table-cell office:value-type="string">
            <text:p>JOAQUIM</text:p>
          </table:table-cell>
          <table:table-cell office:value-type="string">
            <text:p>VIDAL BIETO</text:p>
          </table:table-cell>
          <table:table-cell office:value-type="string">
            <text:p>38862539-H</text:p>
          </table:table-cell>
          <table:table-cell office:value-type="string">
            <text:p>G</text:p>
          </table:table-cell>
          <table:table-cell office:value-type="percentage" office:value="0.02">
            <text:p>2,00%</text:p>
          </table:table-cell>
          <table:table-cell office:value-type="string">
            <text:p>SÍ</text:p>
          </table:table-cell>
          <table:table-cell office:value-type="float" office:value="90">
            <text:p>90</text:p>
          </table:table-cell>
          <table:table-cell office:value-type="float" office:value="332">
            <text:p>332,00</text:p>
          </table:table-cell>
        </table:table-row>
        <table:table-row table:style-name="ro1">
          <table:table-cell office:value-type="string">
            <text:p><text:s text:c="7"/>661</text:p>
          </table:table-cell>
          <table:table-cell office:value-type="string">
            <text:p>F/ 1533</text:p>
          </table:table-cell>
          <table:table-cell office:value-type="date" office:date-value="2009-03-21">
            <text:p>21/03/09</text:p>
          </table:table-cell>
          <table:table-cell office:value-type="string">
            <text:p>MONICA</text:p>
          </table:table-cell>
          <table:table-cell office:value-type="string">
            <text:p>VILANOVA VILADESAU</text:p>
          </table:table-cell>
          <table:table-cell office:value-type="string">
            <text:p>52428036-H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NO</text:p>
          </table:table-cell>
          <table:table-cell office:value-type="float" office:value="60">
            <text:p>60</text:p>
          </table:table-cell>
          <table:table-cell office:value-type="float" office:value="328.2">
            <text:p>328,20</text:p>
          </table:table-cell>
        </table:table-row>
        <table:table-row table:style-name="ro1">
          <table:table-cell table:style-name="ce3" office:value-type="string">
            <text:p><text:s text:c="7"/>451</text:p>
          </table:table-cell>
          <table:table-cell office:value-type="string">
            <text:p>F/ 1458</text:p>
          </table:table-cell>
          <table:table-cell office:value-type="date" office:date-value="2009-01-04">
            <text:p>04/01/09</text:p>
          </table:table-cell>
          <table:table-cell office:value-type="string">
            <text:p>MURIEL</text:p>
          </table:table-cell>
          <table:table-cell office:value-type="string">
            <text:p>VUILLAR COMAS</text:p>
          </table:table-cell>
          <table:table-cell office:value-type="string">
            <text:p>54674433-S</text:p>
          </table:table-cell>
          <table:table-cell office:value-type="string">
            <text:p>G</text:p>
          </table:table-cell>
          <table:table-cell office:value-type="percentage" office:value="0.04">
            <text:p>4,00%</text:p>
          </table:table-cell>
          <table:table-cell office:value-type="string">
            <text:p>NO</text:p>
          </table:table-cell>
          <table:table-cell table:style-name="ce12" office:value-type="float" office:value="0">
            <text:p>0</text:p>
          </table:table-cell>
          <table:table-cell office:value-type="float" office:value="168.58">
            <text:p>168,58</text:p>
          </table:table-cell>
        </table:table-row>
      </table:table>
      <table:table table:name="Full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Facturació.A1:Facturació.K457">
          <table:sort>
            <table:sort-by table:field-number="4" table:data-type="automatic"/>
            <table:sort-by table:field-number="2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1" number:min-exponent-digits="1"/>
    </number:number-style>
    <number:number-style style:name="N137">
      <number:number number:decimal-places="5" number:min-integer-digits="1"/>
    </number:number-style>
    <number:number-style style:name="N138">
      <number:number number:decimal-places="4" number:min-integer-digits="1"/>
    </number:number-style>
    <number:number-style style:name="N139">
      <number:number number:decimal-places="3" number:min-integer-digits="1"/>
    </number:number-style>
    <number:number-style style:name="N140">
      <number:number number:decimal-places="7" number:min-integer-digits="1"/>
    </number:number-style>
    <number:number-style style:name="N141">
      <number:number number:decimal-places="6" number:min-integer-digits="1"/>
    </number:number-style>
    <number:percentage-style style:name="N142">
      <number:number number:decimal-places="1" number:min-integer-digits="1"/>
      <number:text>%</number:text>
    </number:percentage-style>
    <number:date-style style:name="N143">
      <number:day/>
      <number:text>-</number:text>
      <number:month number:textual="true"/>
      <number:text>-</number:text>
      <number:year/>
    </number:date-style>
    <number:number-style style:name="N144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02/11/2009</text:date>, <text:time>21:44:09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M Antònia Rossell</meta:initial-creator>
    <meta:creation-date>2009-11-02T21:44:05.78</meta:creation-date>
    <dc:language>ca-ES</dc:language>
    <meta:editing-cycles>2</meta:editing-cycles>
    <meta:editing-duration>PT00H00M14S</meta:editing-duration>
    <dc:date>2009-11-02T21:44:09.14</dc:date>
    <dc:creator>M Antònia Rossell</dc:creator>
    <meta:document-statistic meta:table-count="4" meta:cell-count="6193" meta:object-count="0"/>
    <meta:user-defined meta:name="Info 1"/>
    <meta:user-defined meta:name="Info 2"/>
    <meta:user-defined meta:name="Info 3"/>
    <meta:user-defined meta:name="Info 4"/>
  </office:meta>
</office:document-meta>
</file>